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Preformatted_20_Text">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style:style style:name="P33" style:family="paragraph" style:parent-style-name="Text_20_body" style:list-style-name="L32">
      <style:paragraph-properties fo:margin-top="0in" fo:margin-bottom="0in"/>
    </style:style>
    <style:style style:name="P34" style:family="paragraph" style:parent-style-name="Text_20_body" style:list-style-name="L33">
      <style:paragraph-properties fo:margin-top="0in" fo:margin-bottom="0in"/>
    </style:style>
    <style:style style:name="P35" style:family="paragraph" style:parent-style-name="Text_20_body" style:list-style-name="L34">
      <style:paragraph-properties fo:margin-top="0in" fo:margin-bottom="0in"/>
    </style:style>
    <style:style style:name="P36" style:family="paragraph" style:parent-style-name="Text_20_body" style:list-style-name="L35">
      <style:paragraph-properties fo:margin-top="0in" fo:margin-bottom="0in"/>
    </style:style>
    <style:style style:name="P37" style:family="paragraph" style:parent-style-name="Text_20_body" style:list-style-name="L36">
      <style:paragraph-properties fo:margin-top="0in" fo:margin-bottom="0in"/>
    </style:style>
    <style:style style:name="P38" style:family="paragraph" style:parent-style-name="Text_20_body" style:list-style-name="L37">
      <style:paragraph-properties fo:margin-top="0in" fo:margin-bottom="0in"/>
    </style:style>
    <style:style style:name="P39" style:family="paragraph" style:parent-style-name="Text_20_body" style:list-style-name="L38">
      <style:paragraph-properties fo:margin-top="0in" fo:margin-bottom="0in"/>
    </style:style>
    <style:style style:name="P40" style:family="paragraph" style:parent-style-name="Text_20_body" style:list-style-name="L39">
      <style:paragraph-properties fo:margin-top="0in" fo:margin-bottom="0in"/>
    </style:style>
    <style:style style:name="P41" style:family="paragraph" style:parent-style-name="Text_20_body" style:list-style-name="L40">
      <style:paragraph-properties fo:margin-top="0in" fo:margin-bottom="0in"/>
    </style:style>
    <style:style style:name="P42" style:family="paragraph" style:parent-style-name="Text_20_body" style:list-style-name="L41">
      <style:paragraph-properties fo:margin-top="0in" fo:margin-bottom="0in"/>
    </style:style>
    <style:style style:name="P43" style:family="paragraph" style:parent-style-name="Text_20_body" style:list-style-name="L42">
      <style:paragraph-properties fo:margin-top="0in" fo:margin-bottom="0in"/>
    </style:style>
    <style:style style:name="P44" style:family="paragraph" style:parent-style-name="Text_20_body" style:list-style-name="L43">
      <style:paragraph-properties fo:margin-top="0in" fo:margin-bottom="0in"/>
    </style:style>
    <style:style style:name="P45" style:family="paragraph" style:parent-style-name="Text_20_body" style:list-style-name="L44">
      <style:paragraph-properties fo:margin-top="0in" fo:margin-bottom="0in"/>
    </style:style>
    <style:style style:name="P46" style:family="paragraph" style:parent-style-name="Text_20_body" style:list-style-name="L45">
      <style:paragraph-properties fo:margin-top="0in" fo:margin-bottom="0in"/>
    </style:style>
    <style:style style:name="P47" style:family="paragraph" style:parent-style-name="Text_20_body" style:list-style-name="L46">
      <style:paragraph-properties fo:margin-top="0in" fo:margin-bottom="0in"/>
    </style:style>
    <style:style style:name="P48" style:family="paragraph" style:parent-style-name="Text_20_body" style:list-style-name="L47">
      <style:paragraph-properties fo:margin-top="0in" fo:margin-bottom="0in"/>
    </style:style>
    <style:style style:name="P49" style:family="paragraph" style:parent-style-name="Text_20_body" style:list-style-name="L48">
      <style:paragraph-properties fo:margin-top="0in" fo:margin-bottom="0in"/>
    </style:style>
    <style:style style:name="P50" style:family="paragraph" style:parent-style-name="Text_20_body" style:list-style-name="L49">
      <style:paragraph-properties fo:margin-top="0in" fo:margin-bottom="0in"/>
    </style:style>
    <style:style style:name="P51" style:family="paragraph" style:parent-style-name="Text_20_body" style:list-style-name="L50">
      <style:paragraph-properties fo:margin-top="0in" fo:margin-bottom="0in"/>
    </style:style>
    <style:style style:name="P52" style:family="paragraph" style:parent-style-name="Text_20_body" style:list-style-name="L51">
      <style:paragraph-properties fo:margin-top="0in" fo:margin-bottom="0in"/>
    </style:style>
    <style:style style:name="P53" style:family="paragraph" style:parent-style-name="Text_20_body" style:list-style-name="L52">
      <style:paragraph-properties fo:margin-top="0in" fo:margin-bottom="0in"/>
    </style:style>
    <style:style style:name="P54" style:family="paragraph" style:parent-style-name="Text_20_body" style:list-style-name="L53">
      <style:paragraph-properties fo:margin-top="0in" fo:margin-bottom="0in"/>
    </style:style>
    <style:style style:name="P55" style:family="paragraph" style:parent-style-name="Text_20_body" style:list-style-name="L54">
      <style:paragraph-properties fo:margin-top="0in" fo:margin-bottom="0in"/>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paragraph-properties fo:margin-top="0in" fo:margin-bottom="0in"/>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8">
      <style:paragraph-properties fo:margin-top="0in" fo:margin-bottom="0in"/>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119">
      <style:paragraph-properties fo:margin-top="0in" fo:margin-bottom="0in"/>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20">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121">
      <style:paragraph-properties fo:margin-top="0in" fo:margin-bottom="0in"/>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Text_20_body" style:list-style-name="L122">
      <style:paragraph-properties fo:margin-top="0in" fo:margin-bottom="0in"/>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Text_20_body" style:list-style-name="L123">
      <style:paragraph-properties fo:margin-top="0in" fo:margin-bottom="0in"/>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Text_20_body" style:list-style-name="L124">
      <style:paragraph-properties fo:margin-top="0in" fo:margin-bottom="0in"/>
    </style:style>
    <style:style style:name="P190" style:family="paragraph" style:parent-style-name="Text_20_body" style:list-style-name="L125">
      <style:paragraph-properties fo:margin-top="0in" fo:margin-bottom="0in"/>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26">
      <style:paragraph-properties fo:margin-top="0in" fo:margin-bottom="0in"/>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27">
      <style:paragraph-properties fo:margin-top="0in" fo:margin-bottom="0in"/>
    </style:style>
    <style:style style:name="P263" style:family="paragraph" style:parent-style-name="Text_20_body" style:list-style-name="L128">
      <style:paragraph-properties fo:margin-top="0in" fo:margin-bottom="0in"/>
    </style:style>
    <style:style style:name="P264" style:family="paragraph" style:parent-style-name="Text_20_body" style:list-style-name="L129">
      <style:paragraph-properties fo:margin-top="0in" fo:margin-bottom="0in"/>
    </style:style>
    <style:style style:name="P265" style:family="paragraph" style:parent-style-name="Text_20_body" style:list-style-name="L130">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31">
      <style:paragraph-properties fo:margin-top="0in" fo:margin-bottom="0in"/>
    </style:style>
    <style:style style:name="P279" style:family="paragraph" style:parent-style-name="Text_20_body" style:list-style-name="L132">
      <style:paragraph-properties fo:margin-top="0in" fo:margin-bottom="0in"/>
    </style:style>
    <style:style style:name="P280" style:family="paragraph" style:parent-style-name="Text_20_body" style:list-style-name="L133">
      <style:paragraph-properties fo:margin-top="0in" fo:margin-bottom="0in"/>
    </style:style>
    <style:style style:name="P281" style:family="paragraph" style:parent-style-name="Text_20_body" style:list-style-name="L134">
      <style:paragraph-properties fo:margin-top="0in" fo:margin-bottom="0in"/>
    </style:style>
    <style:style style:name="P282" style:family="paragraph" style:parent-style-name="Text_20_body" style:list-style-name="L135">
      <style:paragraph-properties fo:margin-top="0in" fo:margin-bottom="0in"/>
    </style:style>
    <style:style style:name="P283" style:family="paragraph" style:parent-style-name="Text_20_body" style:list-style-name="L136">
      <style:paragraph-properties fo:margin-top="0in" fo:margin-bottom="0in"/>
    </style:style>
    <style:style style:name="P284" style:family="paragraph" style:parent-style-name="Text_20_body" style:list-style-name="L137">
      <style:paragraph-properties fo:margin-top="0in" fo:margin-bottom="0in"/>
    </style:style>
    <style:style style:name="P285" style:family="paragraph" style:parent-style-name="Text_20_body" style:list-style-name="L138">
      <style:paragraph-properties fo:margin-top="0in" fo:margin-bottom="0in"/>
    </style:style>
    <style:style style:name="P286" style:family="paragraph" style:parent-style-name="Text_20_body" style:list-style-name="L139">
      <style:paragraph-properties fo:margin-top="0in" fo:margin-bottom="0in"/>
    </style:style>
    <style:style style:name="P287" style:family="paragraph" style:parent-style-name="Text_20_body" style:list-style-name="L140">
      <style:paragraph-properties fo:margin-top="0in" fo:margin-bottom="0in"/>
    </style:style>
    <style:style style:name="P288" style:family="paragraph" style:parent-style-name="Text_20_body" style:list-style-name="L141">
      <style:paragraph-properties fo:margin-top="0in" fo:margin-bottom="0in"/>
    </style:style>
    <style:style style:name="P289" style:family="paragraph" style:parent-style-name="Text_20_body" style:list-style-name="L142">
      <style:paragraph-properties fo:margin-top="0in" fo:margin-bottom="0in"/>
    </style:style>
    <style:style style:name="P290" style:family="paragraph" style:parent-style-name="Text_20_body" style:list-style-name="L143">
      <style:paragraph-properties fo:margin-top="0in" fo:margin-bottom="0in"/>
    </style:style>
    <style:style style:name="P291" style:family="paragraph" style:parent-style-name="Text_20_body" style:list-style-name="L144">
      <style:paragraph-properties fo:margin-top="0in" fo:margin-bottom="0in"/>
    </style:style>
    <style:style style:name="P292" style:family="paragraph" style:parent-style-name="Text_20_body" style:list-style-name="L145">
      <style:paragraph-properties fo:margin-top="0in" fo:margin-bottom="0in"/>
    </style:style>
    <style:style style:name="P293" style:family="paragraph" style:parent-style-name="Text_20_body" style:list-style-name="L146">
      <style:paragraph-properties fo:margin-top="0in" fo:margin-bottom="0in"/>
    </style:style>
    <style:style style:name="P294" style:family="paragraph" style:parent-style-name="Text_20_body" style:list-style-name="L147">
      <style:paragraph-properties fo:margin-top="0in" fo:margin-bottom="0in"/>
    </style:style>
    <style:style style:name="P295" style:family="paragraph" style:parent-style-name="Text_20_body" style:list-style-name="L148">
      <style:paragraph-properties fo:margin-top="0in" fo:margin-bottom="0in"/>
    </style:style>
    <style:style style:name="P296" style:family="paragraph" style:parent-style-name="Text_20_body" style:list-style-name="L149">
      <style:paragraph-properties fo:margin-top="0in" fo:margin-bottom="0in"/>
    </style:style>
    <style:style style:name="P297" style:family="paragraph" style:parent-style-name="Text_20_body" style:list-style-name="L150">
      <style:paragraph-properties fo:margin-top="0in" fo:margin-bottom="0in"/>
    </style:style>
    <style:style style:name="P298" style:family="paragraph" style:parent-style-name="Text_20_body" style:list-style-name="L151">
      <style:paragraph-properties fo:margin-top="0in" fo:margin-bottom="0in"/>
    </style:style>
    <style:style style:name="P299" style:family="paragraph" style:parent-style-name="Text_20_body" style:list-style-name="L152">
      <style:paragraph-properties fo:margin-top="0in" fo:margin-bottom="0in"/>
    </style:style>
    <style:style style:name="P300" style:family="paragraph" style:parent-style-name="Text_20_body" style:list-style-name="L153">
      <style:paragraph-properties fo:margin-top="0in" fo:margin-bottom="0in"/>
    </style:style>
    <style:style style:name="P301" style:family="paragraph" style:parent-style-name="Text_20_body" style:list-style-name="L154">
      <style:paragraph-properties fo:margin-top="0in" fo:margin-bottom="0in"/>
    </style:style>
    <style:style style:name="P302" style:family="paragraph" style:parent-style-name="Text_20_body" style:list-style-name="L155">
      <style:paragraph-properties fo:margin-top="0in" fo:margin-bottom="0in"/>
    </style:style>
    <style:style style:name="P303" style:family="paragraph" style:parent-style-name="Text_20_body" style:list-style-name="L156">
      <style:paragraph-properties fo:margin-top="0in" fo:margin-bottom="0in"/>
    </style:style>
    <style:style style:name="P304" style:family="paragraph" style:parent-style-name="Text_20_body" style:list-style-name="L157">
      <style:paragraph-properties fo:margin-top="0in" fo:margin-bottom="0in"/>
    </style:style>
    <style:style style:name="P305" style:family="paragraph" style:parent-style-name="Text_20_body" style:list-style-name="L158">
      <style:paragraph-properties fo:margin-top="0in" fo:margin-bottom="0in"/>
    </style:style>
    <style:style style:name="P306" style:family="paragraph" style:parent-style-name="Text_20_body" style:list-style-name="L159">
      <style:paragraph-properties fo:margin-top="0in" fo:margin-bottom="0in"/>
    </style:style>
    <style:style style:name="P307" style:family="paragraph" style:parent-style-name="Text_20_body" style:list-style-name="L160">
      <style:paragraph-properties fo:margin-top="0in" fo:margin-bottom="0in"/>
    </style:style>
    <style:style style:name="P308" style:family="paragraph" style:parent-style-name="Text_20_body" style:list-style-name="L161">
      <style:paragraph-properties fo:margin-top="0in" fo:margin-bottom="0in"/>
    </style:style>
    <style:style style:name="P309" style:family="paragraph" style:parent-style-name="Text_20_body" style:list-style-name="L162">
      <style:paragraph-properties fo:margin-top="0in" fo:margin-bottom="0in"/>
    </style:style>
    <style:style style:name="P310" style:family="paragraph" style:parent-style-name="Text_20_body" style:list-style-name="L163">
      <style:paragraph-properties fo:margin-top="0in" fo:margin-bottom="0in"/>
    </style:style>
    <style:style style:name="P311" style:family="paragraph" style:parent-style-name="Text_20_body" style:list-style-name="L164">
      <style:paragraph-properties fo:margin-top="0in" fo:margin-bottom="0in"/>
    </style:style>
    <style:style style:name="P312" style:family="paragraph" style:parent-style-name="Text_20_body" style:list-style-name="L165">
      <style:paragraph-properties fo:margin-top="0in" fo:margin-bottom="0in"/>
    </style:style>
    <style:style style:name="P313" style:family="paragraph" style:parent-style-name="Text_20_body" style:list-style-name="L166">
      <style:paragraph-properties fo:margin-top="0in" fo:margin-bottom="0in"/>
    </style:style>
    <style:style style:name="P314" style:family="paragraph" style:parent-style-name="Text_20_body" style:list-style-name="L167">
      <style:paragraph-properties fo:margin-top="0in" fo:margin-bottom="0in"/>
    </style:style>
    <style:style style:name="P315" style:family="paragraph" style:parent-style-name="Text_20_body" style:list-style-name="L168">
      <style:paragraph-properties fo:margin-top="0in" fo:margin-bottom="0in"/>
    </style:style>
  </office:automatic-styles>
  <office:body>
    <office:text>
      <text:p text:style-name="Title">Grunnkurs i generativ KI</text:p>
      <text:h text:style-name="Heading_20_1" text:outline-level="1"><text:bookmark-start text:name="grunnkurs-i-generativ-ki"/>Grunnkurs i generativ KI<text:bookmark-end text:name="grunnkurs-i-generativ-ki"/></text:h>
      <text:p text:style-name="First_20_paragraph">IT-avdelingen, Universitetet i Oslo</text:p>
      <text:p text:style-name="Horizontal_20_Line"/>
      <text:section text:name="episode1">
        <text:section text:name="episode-1-hva-er-ki-og-generativ-ki">
          <text:h text:style-name="Heading_20_1" text:outline-level="1">Episode 1: Hva er KI og generativ KI?</text:h>
          <text:p text:style-name="First_20_paragraph">I denne episoden blir du introdusert til grunnleggende konsepter om kunstig intelligens (KI) og generativ KI.</text:p>
          <text:section text:name="temaer-som-dekkes">
            <text:h text:style-name="Heading_20_2" text:outline-level="2">Temaer som dekkes</text:h>
            <text:list text:style-name="L1">
              <text:list-item>
                <text:p text:style-name="P1">Hva er kunstig intelligens (KI)?</text:p>
              </text:list-item>
              <text:list-item>
                <text:p text:style-name="P1">Hva er generativ KI?</text:p>
              </text:list-item>
              <text:list-item>
                <text:p text:style-name="P1">Hva er store språkmodeller (LLM)?</text:p>
              </text:list-item>
              <text:list-item>
                <text:p text:style-name="P1">Forskjellen mellom tradisjonell KI og generativ KI</text:p>
              </text:list-item>
            </text:list>
          </text:section>
          <text:section text:name="laeringsmal">
            <text:h text:style-name="Heading_20_2" text:outline-level="2"><text:bookmark-start text:name="læringsmål"/>Læringsmål<text:bookmark-end text:name="læringsmål"/></text:h>
            <text:p text:style-name="First_20_paragraph">Etter denne episoden vil du kunne:</text:p>
            <text:list text:style-name="L2">
              <text:list-item>
                <text:p text:style-name="P2">Forklare hva KI og generativ KI er</text:p>
              </text:list-item>
              <text:list-item>
                <text:p text:style-name="P2">Forstå grunnleggende om hvordan språkmodeller fungerer</text:p>
              </text:list-item>
              <text:list-item>
                <text:p text:style-name="P2">Gjenkjenne eksempler på generativ KI i dagliglivet</text:p>
              </text:list-item>
              <text:list-item>
                <text:p text:style-name="P2">Forstå forskjellen mellom ulike typer KI</text:p>
              </text:list-item>
            </text:list>
            <text:p text:style-name="First_20_paragraph"><text:span text:style-name="T1">Estimert tid:</text:span> 10 minutter</text:p>
          </text:section>
        </text:section>
        <text:section text:name="hva-er-kunstig-intelligens-ki">
          <text:h text:style-name="Heading_20_1" text:outline-level="1">Hva er kunstig intelligens (KI)?</text:h>
          <text:p text:style-name="First_20_paragraph">Kunstig intelligens (KI) er teknologi som gjør det mulig for datamaskiner å utføre oppgaver som normalt krever menneskelig intelligens. Dette kan være alt fra å gjenkjenne ansikter i bilder til å forstå og svare på spørsmål.</text:p>
          <text:list text:style-name="L3">
            <text:list-item>
              <text:p text:style-name="P3"><text:a xlink:type="simple" xlink:href="#fragment-daec51d1-1" office:name=""><text:span text:style-name="Definition">Tradisjonell KI</text:span></text:a></text:p>
            </text:list-item>
            <text:list-item>
              <text:p text:style-name="P3"><text:a xlink:type="simple" xlink:href="#fragment-daec51d1-2" office:name=""><text:span text:style-name="Definition">Moderne KI</text:span></text:a></text:p>
            </text:list-item>
          </text:list>
          <text:section text:name="fragment-daec51d1-1">
            <text:p text:style-name="First_20_paragraph">Tradisjonell KI følger regler og instruksjoner som mennesker har programmert inn.</text:p>
            <text:p text:style-name="Text_20_body"><text:span text:style-name="T1">Eksempler:</text:span></text:p>
            <text:list text:style-name="L4">
              <text:list-item>
                <text:p text:style-name="P4">Spam-filtre i e-post</text:p>
              </text:list-item>
              <text:list-item>
                <text:p text:style-name="P4">Anbefalingssystemer (f.eks. Netflix, Spotify)</text:p>
              </text:list-item>
              <text:list-item>
                <text:p text:style-name="P4">Søkemotorer</text:p>
              </text:list-item>
              <text:list-item>
                <text:p text:style-name="P4">GPS og ruteplanlegging</text:p>
              </text:list-item>
            </text:list>
          </text:section>
          <text:section text:name="fragment-daec51d1-2">
            <text:p text:style-name="First_20_paragraph">Moderne KI lærer av store mengder data og kan tilpasse seg nye situasjoner.</text:p>
            <text:p text:style-name="Text_20_body"><text:span text:style-name="T1">Eksempler:</text:span></text:p>
            <text:list text:style-name="L5">
              <text:list-item>
                <text:p text:style-name="P5">Bildegjenkjenning</text:p>
              </text:list-item>
              <text:list-item>
                <text:p text:style-name="P5">Talegjenkjenning (Siri, Alexa)</text:p>
              </text:list-item>
              <text:list-item>
                <text:p text:style-name="P5">Selvkjørende biler</text:p>
              </text:list-item>
              <text:list-item>
                <text:p text:style-name="P5">Generativ KI (ChatGPT, DALL-E, osv.)</text:p>
              </text:list-item>
            </text:list>
          </text:section>
          <text:h text:style-name="Heading_20_3" text:outline-level="3"><text:bookmark-start text:name="merk"/>Merk<text:bookmark-end text:name="merk"/></text:h>
          <text:p text:style-name="First_20_paragraph">KI er ikke en ny teknologi - den har utviklet seg over flere tiår. Det som er nytt er hvor kraftig og tilgjengelig den har blitt de siste årene.</text:p>
        </text:section>
        <text:section text:name="hva-er-generativ-ki">
          <text:h text:style-name="Heading_20_1" text:outline-level="1">Hva er generativ KI?</text:h>
          <text:p text:style-name="First_20_paragraph">Generativ KI er en type KI som kan <text:span text:style-name="T1">skape</text:span> nytt innhold, i stedet for bare å analysere eller klassifisere eksisterende informasjon. Den kan generere tekst, bilder, lyd, video og mye mer.</text:p>
          <text:list text:style-name="L6">
            <text:list-item>
              <text:p text:style-name="P6"><text:a xlink:type="simple" xlink:href="#fragment-e97ee366-1" office:name=""><text:span text:style-name="Definition">Tekstgenerering</text:span></text:a></text:p>
            </text:list-item>
            <text:list-item>
              <text:p text:style-name="P6"><text:a xlink:type="simple" xlink:href="#fragment-e97ee366-2" office:name=""><text:span text:style-name="Definition">Bildegenerering</text:span></text:a></text:p>
            </text:list-item>
            <text:list-item>
              <text:p text:style-name="P6"><text:a xlink:type="simple" xlink:href="#fragment-e97ee366-3" office:name=""><text:span text:style-name="Definition">Andre typer</text:span></text:a></text:p>
            </text:list-item>
          </text:list>
          <text:section text:name="fragment-e97ee366-1">
            <text:p text:style-name="First_20_paragraph">KI-verktøy som ChatGPT, Claude, Copilot og Gemini kan:</text:p>
            <text:list text:style-name="L7">
              <text:list-item>
                <text:p text:style-name="P7">Skrive tekster og artikler</text:p>
              </text:list-item>
              <text:list-item>
                <text:p text:style-name="P7">Svare på spørsmål</text:p>
              </text:list-item>
              <text:list-item>
                <text:p text:style-name="P7">Oppsummere dokumenter</text:p>
              </text:list-item>
              <text:list-item>
                <text:p text:style-name="P7">Oversette mellom språk</text:p>
              </text:list-item>
              <text:list-item>
                <text:p text:style-name="P7">Skrive e-poster og rapporter</text:p>
              </text:list-item>
              <text:list-item>
                <text:p text:style-name="P7">Hjelpe med idémyldring</text:p>
              </text:list-item>
            </text:list>
          </text:section>
          <text:section text:name="fragment-e97ee366-2">
            <text:p text:style-name="First_20_paragraph">KI-verktøy som DALL-E, Midjourney og Stable Diffusion kan:</text:p>
            <text:list text:style-name="L8">
              <text:list-item>
                <text:p text:style-name="P8">Lage bilder fra tekstbeskrivelser</text:p>
              </text:list-item>
              <text:list-item>
                <text:p text:style-name="P8">Redigere og forbedre eksisterende bilder</text:p>
              </text:list-item>
              <text:list-item>
                <text:p text:style-name="P8">Generere illustrasjoner og design</text:p>
              </text:list-item>
              <text:list-item>
                <text:p text:style-name="P8">Lage logo og grafisk materiale</text:p>
              </text:list-item>
            </text:list>
          </text:section>
          <text:section text:name="fragment-e97ee366-3">
            <text:p text:style-name="First_20_paragraph">Generativ KI kan også:</text:p>
            <text:list text:style-name="L9">
              <text:list-item>
                <text:p text:style-name="P9">Lage musikk og lydeffekter</text:p>
              </text:list-item>
              <text:list-item>
                <text:p text:style-name="P9">Generere video</text:p>
              </text:list-item>
              <text:list-item>
                <text:p text:style-name="P9">Skape 3D-modeller</text:p>
              </text:list-item>
              <text:list-item>
                <text:p text:style-name="P9">Produsere programmeringskode</text:p>
              </text:list-item>
            </text:list>
          </text:section>
        </text:section>
        <text:section text:name="hva-er-store-sprakmodeller-llm">
          <text:h text:style-name="Heading_20_1" text:outline-level="1"><text:bookmark-start text:name="hva-er-store-språkmodeller-llm"/>Hva er store språkmodeller (LLM)?<text:bookmark-end text:name="hva-er-store-språkmodeller-llm"/></text:h>
          <text:p text:style-name="First_20_paragraph">Store språkmodeller (Large Language Models - LLM) er en type generativ KI som er spesialisert på tekst. LLM-er som ChatGPT, Claude og Copilot har lært av enorme mengder tekst fra internett, bøker, artikler og andre kilder.</text:p>
          <text:list text:style-name="L10">
            <text:list-item>
              <text:p text:style-name="P10"><text:a xlink:type="simple" xlink:href="#fragment-f73045b1-1" office:name=""><text:span text:style-name="Definition">Hva kan LLM-er gjøre?</text:span></text:a></text:p>
            </text:list-item>
            <text:list-item>
              <text:p text:style-name="P10"><text:a xlink:type="simple" xlink:href="#fragment-f73045b1-2" office:name=""><text:span text:style-name="Definition">Hva LLM-er IKKE er</text:span></text:a></text:p>
            </text:list-item>
          </text:list>
          <text:section text:name="fragment-f73045b1-1">
            <text:p text:style-name="First_20_paragraph">Store språkmodeller er gode til:</text:p>
            <text:list text:style-name="L11">
              <text:list-item>
                <text:p text:style-name="P11"><text:span text:style-name="T1">Skrive og redigere tekst</text:span> - artikler, rapporter, e-poster</text:p>
              </text:list-item>
              <text:list-item>
                <text:p text:style-name="P11"><text:span text:style-name="T1">Svare på spørsmål</text:span> - både faktaspørsmål og spørsmål som krever resonnering</text:p>
              </text:list-item>
              <text:list-item>
                <text:p text:style-name="P11"><text:span text:style-name="T1">Oppsummere</text:span> - lange dokumenter, møtereferater, artikler</text:p>
              </text:list-item>
              <text:list-item>
                <text:p text:style-name="P11"><text:span text:style-name="T1">Oversette</text:span> - mellom ulike språk</text:p>
              </text:list-item>
              <text:list-item>
                <text:p text:style-name="P11"><text:span text:style-name="T1">Strukturere informasjon</text:span> - lage tabeller, punktlister, organisere data</text:p>
              </text:list-item>
              <text:list-item>
                <text:p text:style-name="P11"><text:span text:style-name="T1">Idémyldring</text:span> - hjelpe med kreative prosesser</text:p>
              </text:list-item>
              <text:list-item>
                <text:p text:style-name="P11"><text:span text:style-name="T1">Forklare komplekse konsepter</text:span> - på en enkel måte</text:p>
              </text:list-item>
            </text:list>
          </text:section>
          <text:section text:name="fragment-f73045b1-2">
            <text:p text:style-name="First_20_paragraph">Det er viktig å forstå at LLM-er:</text:p>
            <text:list text:style-name="L12">
              <text:list-item>
                <text:p text:style-name="P12"><text:span text:style-name="T1">IKKE er søkemotorer</text:span> - de søker ikke på internett (med mindre spesifikt utvidet med den funksjonen)</text:p>
              </text:list-item>
              <text:list-item>
                <text:p text:style-name="P12"><text:span text:style-name="T1">IKKE har en database med fakta</text:span> - de genererer tekst basert på mønstre de har lært</text:p>
              </text:list-item>
              <text:list-item>
                <text:p text:style-name="P12"><text:span text:style-name="T1">IKKE vet hva som er sant eller usant</text:span> - de kan produsere feil informasjon med stor overbevisning</text:p>
              </text:list-item>
              <text:list-item>
                <text:p text:style-name="P12"><text:span text:style-name="T1">IKKE har bevissthet eller forståelse</text:span> - de er statistiske modeller, ikke tenkende vesener</text:p>
              </text:list-item>
              <text:list-item>
                <text:p text:style-name="P12"><text:span text:style-name="T1">IKKE kan huske tidligere samtaler</text:span> (med mindre det er bygd inn som en funksjon)</text:p>
              </text:list-item>
            </text:list>
          </text:section>
          <text:h text:style-name="Heading_20_3" text:outline-level="3"><text:bookmark-start text:name="spørsmål"/>Spørsmål<text:bookmark-end text:name="spørsmål"/></text:h>
          <text:p text:style-name="First_20_paragraph"><text:span text:style-name="T1">Hva er hovedforskjellen mellom tradisjonell KI og generativ KI?</text:span></text:p>
          <text:p text:style-name="Text_20_body"><text:span text:style-name="T1">Svar / Answer</text:span></text:p>
          <text:p text:style-name="Text_20_body">Tradisjonell KI analyserer og klassifiserer eksisterende data (f.eks. spam-filtre), mens generativ KI skaper nytt innhold som tekst, bilder eller lyd basert på det den har lært.</text:p>
        </text:section>
        <text:section text:name="hvorfor-er-generativ-ki-sa-populaert-na">
          <text:h text:style-name="Heading_20_1" text:outline-level="1"><text:bookmark-start text:name="hvorfor-er-generativ-ki-så-populært-nå"/>Hvorfor er generativ KI så populært nå?<text:bookmark-end text:name="hvorfor-er-generativ-ki-så-populært-nå"/></text:h>
          <text:p text:style-name="First_20_paragraph">Generativ KI har eksistert i flere år, men ble svært populært etter lanseringen av ChatGPT i november 2022. Det er flere grunner til dette:</text:p>
          <text:list text:style-name="L13">
            <text:list-item>
              <text:p text:style-name="P13"><text:span text:style-name="T1">Tilgjengelighet</text:span> - Enkelt å bruke via nettleseren eller apper, ingen programmeringskunnskap nødvendig</text:p>
            </text:list-item>
            <text:list-item>
              <text:p text:style-name="P13"><text:span text:style-name="T1">Naturlig språk</text:span> - Man kan kommunisere med KI-en på vanlig norsk eller engelsk</text:p>
            </text:list-item>
            <text:list-item>
              <text:p text:style-name="P13"><text:span text:style-name="T1">Bred anvendelse</text:span> - Kan brukes til mange ulike oppgaver i arbeidslivet</text:p>
            </text:list-item>
            <text:list-item>
              <text:p text:style-name="P13"><text:span text:style-name="T1">Kvalitet</text:span> - Resultatene har blitt dramatisk bedre de siste årene</text:p>
            </text:list-item>
            <text:list-item>
              <text:p text:style-name="P13"><text:span text:style-name="T1">Gratis eller rimelige versjoner</text:span> - Mange verktøy er tilgjengelige uten kostnad</text:p>
            </text:list-item>
          </text:list>
        </text:section>
        <text:section text:name="eksempler-pa-bruk-i-administrativt-arbeid">
          <text:h text:style-name="Heading_20_1" text:outline-level="1"><text:bookmark-start text:name="eksempler-på-bruk-i-administrativt-arbeid"/>Eksempler på bruk i administrativt arbeid<text:bookmark-end text:name="eksempler-på-bruk-i-administrativt-arbeid"/></text:h>
          <text:list text:style-name="L14">
            <text:list-item>
              <text:p text:style-name="P14"><text:a xlink:type="simple" xlink:href="#fragment-626b455c-1" office:name=""><text:span text:style-name="Definition">Skriving og kommunikasjon</text:span></text:a></text:p>
            </text:list-item>
            <text:list-item>
              <text:p text:style-name="P14"><text:a xlink:type="simple" xlink:href="#fragment-626b455c-2" office:name=""><text:span text:style-name="Definition">Databehandling</text:span></text:a></text:p>
            </text:list-item>
            <text:list-item>
              <text:p text:style-name="P14"><text:a xlink:type="simple" xlink:href="#fragment-626b455c-3" office:name=""><text:span text:style-name="Definition">Planlegging og organisering</text:span></text:a></text:p>
            </text:list-item>
            <text:list-item>
              <text:p text:style-name="P14"><text:a xlink:type="simple" xlink:href="#fragment-626b455c-4" office:name=""><text:span text:style-name="Definition">Læring og utvikling</text:span></text:a></text:p>
            </text:list-item>
          </text:list>
          <text:section text:name="fragment-626b455c-1">
            <text:list text:style-name="L15">
              <text:list-item>
                <text:p text:style-name="P15">Skrive utkast til e-poster og brev</text:p>
              </text:list-item>
              <text:list-item>
                <text:p text:style-name="P15">Forbedre og korrekturlese tekster</text:p>
              </text:list-item>
              <text:list-item>
                <text:p text:style-name="P15">Tilpasse tone og formalitetsnivå</text:p>
              </text:list-item>
              <text:list-item>
                <text:p text:style-name="P15">Oversette dokumenter</text:p>
              </text:list-item>
              <text:list-item>
                <text:p text:style-name="P15">Lage møtereferater fra notater</text:p>
              </text:list-item>
            </text:list>
          </text:section>
          <text:section text:name="fragment-626b455c-2">
            <text:list text:style-name="L16">
              <text:list-item>
                <text:p text:style-name="P16">Oppsummere lange dokumenter</text:p>
              </text:list-item>
              <text:list-item>
                <text:p text:style-name="P16">Trekke ut hovedpunkter fra møter</text:p>
              </text:list-item>
              <text:list-item>
                <text:p text:style-name="P16">Strukturere uorganisert informasjon</text:p>
              </text:list-item>
              <text:list-item>
                <text:p text:style-name="P16">Lage oversikter og sammendrag</text:p>
              </text:list-item>
              <text:list-item>
                <text:p text:style-name="P16">Konvertere mellom formater (f.eks. liste til tabell)</text:p>
              </text:list-item>
            </text:list>
          </text:section>
          <text:section text:name="fragment-626b455c-3">
            <text:list text:style-name="L17">
              <text:list-item>
                <text:p text:style-name="P17">Lage agendaer for møter</text:p>
              </text:list-item>
              <text:list-item>
                <text:p text:style-name="P17">Planlegge arrangementer</text:p>
              </text:list-item>
              <text:list-item>
                <text:p text:style-name="P17">Idémyldring</text:p>
              </text:list-item>
              <text:list-item>
                <text:p text:style-name="P17">Lage sjekklister og prosedyrer</text:p>
              </text:list-item>
              <text:list-item>
                <text:p text:style-name="P17">Foreslå løsninger på problemer</text:p>
              </text:list-item>
            </text:list>
          </text:section>
          <text:section text:name="fragment-626b455c-4">
            <text:list text:style-name="L18">
              <text:list-item>
                <text:p text:style-name="P18">Forklare komplekse konsepter</text:p>
              </text:list-item>
              <text:list-item>
                <text:p text:style-name="P18">Lage opplæringsmateriell</text:p>
              </text:list-item>
              <text:list-item>
                <text:p text:style-name="P18">Svare på spørsmål om prosedyrer</text:p>
              </text:list-item>
              <text:list-item>
                <text:p text:style-name="P18">Oversette faguttrykk</text:p>
              </text:list-item>
              <text:list-item>
                <text:p text:style-name="P18">Gi eksempler på ulike situasjoner</text:p>
              </text:list-item>
            </text:list>
          </text:section>
          <text:h text:style-name="Heading_20_3" text:outline-level="3"><text:bookmark-start text:name="refleksjon"/>Refleksjon<text:bookmark-end text:name="refleksjon"/></text:h>
          <text:p text:style-name="First_20_paragraph"><text:span text:style-name="T1">Refleksjonsoppgave</text:span></text:p>
          <text:p text:style-name="Text_20_body">Tenk på dine daglige arbeidsoppgaver. Hvilke av følgende kunne du tenke deg å bruke generativ KI til?</text:p>
          <text:list text:style-name="L19">
            <text:list-item>
              <text:p text:style-name="P19">Skrive eller forbedre e-poster</text:p>
            </text:list-item>
            <text:list-item>
              <text:p text:style-name="P19">Oppsummere lange dokumenter</text:p>
            </text:list-item>
            <text:list-item>
              <text:p text:style-name="P19">Oversette tekster</text:p>
            </text:list-item>
            <text:list-item>
              <text:p text:style-name="P19">Få hjelp til å formulere vanskelige budskap</text:p>
            </text:list-item>
            <text:list-item>
              <text:p text:style-name="P19">Lage utkast til presentasjoner</text:p>
            </text:list-item>
            <text:list-item>
              <text:p text:style-name="P19">Strukturere informasjon</text:p>
            </text:list-item>
            <text:list-item>
              <text:p text:style-name="P19">Idémyldring</text:p>
            </text:list-item>
          </text:list>
          <text:p text:style-name="First_20_paragraph">Det er ingen fasit her - målet er å begynne å tenke på hvordan KI kan være nyttig i din arbeidshverdag.</text:p>
          <text:h text:style-name="Heading_20_3" text:outline-level="3"><text:bookmark-start text:name="merk-1"/>Merk<text:bookmark-end text:name="merk-1"/></text:h>
          <text:p text:style-name="First_20_paragraph">I neste episode skal vi se nærmere på hvordan store språkmodeller faktisk fungerer, og hvorfor det er viktig å forstå dette når du bruker dem.</text:p>
        </text:section>
      </text:section>
      <text:section text:name="episode2">
        <text:section text:name="episode-2-hvordan-fungerer-sprakmodeller">
          <text:h text:style-name="Heading_20_1" text:outline-level="1"><text:bookmark-start text:name="episode-2-hvordan-fungerer-språkmodeller"/>Episode 2: Hvordan fungerer språkmodeller?<text:bookmark-end text:name="episode-2-hvordan-fungerer-språkmodeller"/></text:h>
          <text:p text:style-name="First_20_paragraph">I denne episoden lærer du hvordan store språkmodeller (LLM) faktisk fungerer, og hvorfor denne forståelsen er viktig når du bruker dem.</text:p>
          <text:section text:name="temaer-som-dekkes">
            <text:h text:style-name="Heading_20_2" text:outline-level="2"><text:bookmark-start text:name="temaer-som-dekkes-1"/>Temaer som dekkes<text:bookmark-end text:name="temaer-som-dekkes-1"/></text:h>
            <text:list text:style-name="L20">
              <text:list-item>
                <text:p text:style-name="P20">Språkmodeller er ikke kunnskapsbaser</text:p>
              </text:list-item>
              <text:list-item>
                <text:p text:style-name="P20">Hvordan LLM-er genererer tekst</text:p>
              </text:list-item>
              <text:list-item>
                <text:p text:style-name="P20">Statistisk sannsynlighet og tilfeldighet</text:p>
              </text:list-item>
              <text:list-item>
                <text:p text:style-name="P20">Begrensninger ved LLM-er</text:p>
              </text:list-item>
              <text:list-item>
                <text:p text:style-name="P20">Hvorfor LLM-er kan “hallusinere”</text:p>
              </text:list-item>
            </text:list>
          </text:section>
          <text:section text:name="laeringsmal">
            <text:h text:style-name="Heading_20_2" text:outline-level="2"><text:bookmark-start text:name="læringsmål-1"/>Læringsmål<text:bookmark-end text:name="læringsmål-1"/></text:h>
            <text:p text:style-name="First_20_paragraph">Etter denne episoden vil du kunne:</text:p>
            <text:list text:style-name="L21">
              <text:list-item>
                <text:p text:style-name="P21">Forstå at LLM-er konstruerer tekst basert på statistiske mønstre</text:p>
              </text:list-item>
              <text:list-item>
                <text:p text:style-name="P21">Forklare hvorfor LLM-er ikke er pålitelige kunnskapsbaser</text:p>
              </text:list-item>
              <text:list-item>
                <text:p text:style-name="P21">Gjenkjenne når en LLM kan gi feil informasjon</text:p>
              </text:list-item>
              <text:list-item>
                <text:p text:style-name="P21">Forstå betydningen av tilfeldighet i KI-svar</text:p>
              </text:list-item>
            </text:list>
            <text:p text:style-name="First_20_paragraph"><text:span text:style-name="T1">Estimert tid:</text:span> 10 minutter</text:p>
          </text:section>
        </text:section>
        <text:section text:name="llm-er-er-ikke-kunnskapsbaser">
          <text:h text:style-name="Heading_20_1" text:outline-level="1">LLM-er er IKKE kunnskapsbaser</text:h>
          <text:p text:style-name="First_20_paragraph">Dette er kanskje den viktigste forståelsen du kan ha om språkmodeller:</text:p>
          <text:h text:style-name="Heading_20_3" text:outline-level="3"><text:bookmark-start text:name="obs"/>OBS!<text:bookmark-end text:name="obs"/></text:h>
          <text:p text:style-name="First_20_paragraph"><text:span text:style-name="T1">Store språkmodeller er IKKE databaser med fakta. De er statistiske modeller som genererer tekst basert på mønstre de har lært.</text:span></text:p>
          <text:p text:style-name="Text_20_body">La oss sammenligne med noe du kjenner:</text:p>
          <text:list text:style-name="L22">
            <text:list-item>
              <text:p text:style-name="P22"><text:a xlink:type="simple" xlink:href="#fragment-c1fdcd73-1" office:name=""><text:span text:style-name="Definition">Kunnskapsbase (f.eks. Wikipedia)</text:span></text:a></text:p>
            </text:list-item>
            <text:list-item>
              <text:p text:style-name="P22"><text:a xlink:type="simple" xlink:href="#fragment-c1fdcd73-2" office:name=""><text:span text:style-name="Definition">Språkmodell (f.eks. ChatGPT)</text:span></text:a></text:p>
            </text:list-item>
          </text:list>
          <text:section text:name="fragment-c1fdcd73-1">
            <text:p text:style-name="First_20_paragraph"><text:span text:style-name="T1">Slik fungerer det:</text:span></text:p>
            <text:list text:style-name="L23">
              <text:list-item>
                <text:p text:style-name="P23">Informasjon er lagret som strukturerte data</text:p>
              </text:list-item>
              <text:list-item>
                <text:p text:style-name="P23">Når du søker, henter systemet frem eksakt informasjon</text:p>
              </text:list-item>
              <text:list-item>
                <text:p text:style-name="P23">Informasjonen er (ideelt sett) verifisert og referert</text:p>
              </text:list-item>
              <text:list-item>
                <text:p text:style-name="P23">Du får samme svar hver gang på samme spørsmål</text:p>
              </text:list-item>
              <text:list-item>
                <text:p text:style-name="P23">Hvis informasjonen ikke finnes, får du ingen treff</text:p>
              </text:list-item>
            </text:list>
            <text:p text:style-name="First_20_paragraph"><text:span text:style-name="T1">Eksempel:</text:span></text:p>
            <text:p text:style-name="Text_20_body">Søker du “befolkning i Norge 2024”, får du det eksakte tallet som er lagret.</text:p>
          </text:section>
          <text:section text:name="fragment-c1fdcd73-2">
            <text:p text:style-name="Text_20_body"><text:span text:style-name="T1">Slik fungerer det:</text:span></text:p>
            <text:list text:style-name="L24">
              <text:list-item>
                <text:p text:style-name="P24">Ingen informasjon er direkte “lagret” som fakta</text:p>
              </text:list-item>
              <text:list-item>
                <text:p text:style-name="P24">Modellen har lært mønstre fra millioner av tekster</text:p>
              </text:list-item>
              <text:list-item>
                <text:p text:style-name="P24">Når du stiller et spørsmål, genererer den ny tekst som ligner på mønstre den har sett</text:p>
              </text:list-item>
              <text:list-item>
                <text:p text:style-name="P24">Du kan få ulike svar på samme spørsmål</text:p>
              </text:list-item>
              <text:list-item>
                <text:p text:style-name="P24">Modellen vil alltid forsøke å gi et svar, selv om den ikke “vet” svaret</text:p>
              </text:list-item>
            </text:list>
            <text:p text:style-name="First_20_paragraph"><text:span text:style-name="T1">Eksempel:</text:span></text:p>
            <text:p text:style-name="Text_20_body">Spør du “befolkning i Norge 2024”, konstruerer modellen et svar basert på mønstre fra lignende spørsmål den har sett - og kan gi feil tall.</text:p>
          </text:section>
        </text:section>
        <text:section text:name="hvordan-genererer-llm-er-tekst">
          <text:h text:style-name="Heading_20_1" text:outline-level="1">Hvordan genererer LLM-er tekst?</text:h>
          <text:p text:style-name="First_20_paragraph">For å forstå språkmodeller bedre, la oss se på en forenklet forklaring av hvordan de fungerer:</text:p>
          <text:list text:style-name="L25">
            <text:list-item>
              <text:p text:style-name="P25"><text:a xlink:type="simple" xlink:href="#fragment-17d89c79-1" office:name=""><text:span text:style-name="Definition">Trening</text:span></text:a></text:p>
            </text:list-item>
            <text:list-item>
              <text:p text:style-name="P25"><text:a xlink:type="simple" xlink:href="#fragment-17d89c79-2" office:name=""><text:span text:style-name="Definition">Generering</text:span></text:a></text:p>
            </text:list-item>
            <text:list-item>
              <text:p text:style-name="P25"><text:a xlink:type="simple" xlink:href="#fragment-17d89c79-3" office:name=""><text:span text:style-name="Definition">Temperatur og tilfeldighet</text:span></text:a></text:p>
            </text:list-item>
          </text:list>
          <text:section text:name="fragment-17d89c79-1">
            <text:p text:style-name="First_20_paragraph"><text:span text:style-name="T1">Hva skjer under treningen:</text:span></text:p>
            <text:list text:style-name="L26">
              <text:list-item>
                <text:p text:style-name="P26">Modellen får lese milliarder av ord fra internett, bøker, artikler osv.</text:p>
              </text:list-item>
              <text:list-item>
                <text:p text:style-name="P26">Den lærer hvilke ord som ofte kommer etter hverandre</text:p>
              </text:list-item>
              <text:list-item>
                <text:p text:style-name="P26">Den lærer mønstre i språk, grammatikk, og hvordan setninger bygges opp</text:p>
              </text:list-item>
              <text:list-item>
                <text:p text:style-name="P26">Den lærer sammenhenger mellom begreper og emner</text:p>
              </text:list-item>
            </text:list>
            <text:p text:style-name="First_20_paragraph"><text:span text:style-name="T1">Eksempel:</text:span></text:p>
            <text:p text:style-name="Text_20_body">Hvis modellen har sett setningen “hovedstaden i Norge er Oslo” tusenvis av ganger, lærer den at “Oslo” er et sannsynlig ord som kommer etter “hovedstaden i Norge er”.</text:p>
          </text:section>
          <text:section text:name="fragment-17d89c79-2">
            <text:p text:style-name="Text_20_body"><text:span text:style-name="T1">Hva skjer når du stiller et spørsmål:</text:span></text:p>
            <text:list text:style-name="L27">
              <text:list-item>
                <text:p text:style-name="P27">Modellen analyserer din tekst (prompten)</text:p>
              </text:list-item>
              <text:list-item>
                <text:p text:style-name="P27">Basert på mønstre den har lært, beregner den hva som er statistisk sannsynlig som neste ord</text:p>
              </text:list-item>
              <text:list-item>
                <text:p text:style-name="P27">Den velger et ord (med litt tilfeldighet)</text:p>
              </text:list-item>
              <text:list-item>
                <text:p text:style-name="P27">Den gjentar prosessen for neste ord, og neste ord, osv.</text:p>
              </text:list-item>
              <text:list-item>
                <text:p text:style-name="P27">Den stopper når den “mener” svaret er fullstendig</text:p>
              </text:list-item>
            </text:list>
            <text:p text:style-name="First_20_paragraph"><text:span text:style-name="T1">Viktig:</text:span></text:p>
            <text:p text:style-name="Text_20_body">Modellen “tenker” ikke på om informasjonen er korrekt - den genererer bare det som er statistisk sannsynlig basert på mønstre.</text:p>
          </text:section>
          <text:section text:name="fragment-17d89c79-3">
            <text:p text:style-name="Text_20_body"><text:span text:style-name="T1">Hva er “temperatur”?</text:span></text:p>
            <text:list text:style-name="L28">
              <text:list-item>
                <text:p text:style-name="P28">En parameter som styrer hvor kreativ/tilfeldig modellen skal være</text:p>
              </text:list-item>
              <text:list-item>
                <text:p text:style-name="P28"><text:span text:style-name="T1">Lav temperatur</text:span> (f.eks. 0.2): Mer forutsigbar, velger de mest sannsynlige ordene</text:p>
              </text:list-item>
              <text:list-item>
                <text:p text:style-name="P28"><text:span text:style-name="T1">Høy temperatur</text:span> (f.eks. 0.8): Mer kreativ, kan velge mindre sannsynlige ord</text:p>
              </text:list-item>
            </text:list>
            <text:p text:style-name="First_20_paragraph"><text:span text:style-name="T1">Derfor:</text:span></text:p>
            <text:list text:style-name="L29">
              <text:list-item>
                <text:p text:style-name="P29">Du kan få ulike svar på samme spørsmål</text:p>
              </text:list-item>
              <text:list-item>
                <text:p text:style-name="P29">Noen ganger kan svarene være mer kreative, andre ganger mer “standard”</text:p>
              </text:list-item>
              <text:list-item>
                <text:p text:style-name="P29">Ingen garanti for at samme spørsmål gir samme svar</text:p>
              </text:list-item>
            </text:list>
          </text:section>
        </text:section>
        <text:section text:name="et-praktisk-eksempel">
          <text:h text:style-name="Heading_20_1" text:outline-level="1">Et praktisk eksempel</text:h>
          <text:p text:style-name="First_20_paragraph">La oss se på et konkret eksempel:</text:p>
          <text:p text:style-name="P30">DU: "Hva er åpningstidene til biblioteket på Blindern?"</text:p>
          <text:p text:style-name="First_20_paragraph"><text:span text:style-name="T1">Hva skjer i modellen:</text:span></text:p>
          <text:list text:style-name="L30">
            <text:list-item>
              <text:p text:style-name="P31">Modellen ser at dette er et spørsmål om åpningstider</text:p>
            </text:list-item>
            <text:list-item>
              <text:p text:style-name="P31">Den har sett mange lignende spørsmål under trening</text:p>
            </text:list-item>
            <text:list-item>
              <text:p text:style-name="P31">Den har lært mønsteret: spørsmål om åpningstider → svar med tider</text:p>
            </text:list-item>
            <text:list-item>
              <text:p text:style-name="P31">Den genererer et svar som <text:span text:style-name="T2">ser ut</text:span> som åpningstider</text:p>
            </text:list-item>
          </text:list>
          <text:p text:style-name="First_20_paragraph"><text:span text:style-name="T1">Problemet:</text:span></text:p>
          <text:p text:style-name="Text_20_body">Modellen kan konstruere et helt plausibelt svar som “Biblioteket på Blindern er åpent 08:00-20:00 mandag-fredag og 10:00-16:00 i helgene” - selv om dette er fullstendig feil!</text:p>
          <text:h text:style-name="Heading_20_3" text:outline-level="3"><text:bookmark-start text:name="obs-1"/>OBS!<text:bookmark-end text:name="obs-1"/></text:h>
          <text:p text:style-name="First_20_paragraph"><text:span text:style-name="T1">Modellen “vet” ikke hva åpningstidene faktisk er. Den genererer bare tekst som ligner på svar om åpningstider.</text:span></text:p>
        </text:section>
        <text:section text:name="hva-er-hallusinering">
          <text:h text:style-name="Heading_20_1" text:outline-level="1">Hva er “hallusinering”?</text:h>
          <text:p text:style-name="First_20_paragraph">Når LLM-er genererer informasjon som høres troverdig ut, men som er feil, kaller vi det “hallusinering” (eller “confabulation” på fagspråket).</text:p>
          <text:list text:style-name="L31">
            <text:list-item>
              <text:p text:style-name="P32"><text:a xlink:type="simple" xlink:href="#fragment-f6ba0cd2-1" office:name=""><text:span text:style-name="Definition">Eksempler på hallusinering</text:span></text:a></text:p>
            </text:list-item>
            <text:list-item>
              <text:p text:style-name="P32"><text:a xlink:type="simple" xlink:href="#fragment-f6ba0cd2-2" office:name=""><text:span text:style-name="Definition">Hvorfor skjer det?</text:span></text:a></text:p>
            </text:list-item>
            <text:list-item>
              <text:p text:style-name="P32"><text:a xlink:type="simple" xlink:href="#fragment-f6ba0cd2-3" office:name=""><text:span text:style-name="Definition">Hallusinering med selvtillit</text:span></text:a></text:p>
            </text:list-item>
          </text:list>
          <text:section text:name="fragment-f6ba0cd2-1">
            <text:p text:style-name="First_20_paragraph"><text:span text:style-name="T1">Typiske situasjoner:</text:span></text:p>
            <text:list text:style-name="L32">
              <text:list-item>
                <text:p text:style-name="P33"><text:span text:style-name="T1">Oppdiktede referanser</text:span>: Modellen lager titler på artikler som ikke finnes</text:p>
              </text:list-item>
              <text:list-item>
                <text:p text:style-name="P33"><text:span text:style-name="T1">Feil fakta</text:span>: Oppgir feil datoer, tall eller navn</text:p>
              </text:list-item>
              <text:list-item>
                <text:p text:style-name="P33"><text:span text:style-name="T1">Blandede personer</text:span>: Blander sammen biografier fra ulike personer</text:p>
              </text:list-item>
              <text:list-item>
                <text:p text:style-name="P33"><text:span text:style-name="T1">Oppfunnet programvare</text:span>: Beskriver funksjoner som ikke eksisterer</text:p>
              </text:list-item>
              <text:list-item>
                <text:p text:style-name="P33"><text:span text:style-name="T1">Feil prosedyrer</text:span>: Beskriver arbeidsprosesser som ikke stemmer</text:p>
              </text:list-item>
            </text:list>
            <text:p text:style-name="First_20_paragraph"><text:span text:style-name="T1">Eksempel:</text:span></text:p>
            <text:p text:style-name="Text_20_body">“Studien av Hansen et al. (2023) publisert i Nature viste at…” - der både studien og forfatterne kan være oppfunnet.</text:p>
          </text:section>
          <text:section text:name="fragment-f6ba0cd2-2">
            <text:p text:style-name="Text_20_body"><text:span text:style-name="T1">Årsaker til hallusinering:</text:span></text:p>
            <text:list text:style-name="L33">
              <text:list-item>
                <text:p text:style-name="P34"><text:span text:style-name="T1">Modellen vil alltid gi et svar</text:span> - Den sier ikke “jeg vet ikke”</text:p>
              </text:list-item>
              <text:list-item>
                <text:p text:style-name="P34"><text:span text:style-name="T1">Mønstre fra trening</text:span> - Den har lært hvordan svar “skal se ut”</text:p>
              </text:list-item>
              <text:list-item>
                <text:p text:style-name="P34"><text:span text:style-name="T1">Manglende faktasjekk</text:span> - Den verifiserer ikke mot noen database</text:p>
              </text:list-item>
              <text:list-item>
                <text:p text:style-name="P34"><text:span text:style-name="T1">Overgeneralisering</text:span> - Den kombinerer mønstre fra ulike kilder</text:p>
              </text:list-item>
              <text:list-item>
                <text:p text:style-name="P34"><text:span text:style-name="T1">Utdatert treningsdata</text:span> - Modellen vet ikke hva som har skjedd etter den ble trent</text:p>
              </text:list-item>
            </text:list>
            <text:p text:style-name="First_20_paragraph"><text:span text:style-name="T1">Viktig å forstå:</text:span></text:p>
            <text:p text:style-name="Text_20_body">Hallusinering er ikke en “bug” som kan fikses fullstendig - det er en iboende egenskap ved hvordan språkmodeller fungerer.</text:p>
          </text:section>
          <text:section text:name="fragment-f6ba0cd2-3">
            <text:p text:style-name="Text_20_body"><text:span text:style-name="T1">Det mest problematiske:</text:span></text:p>
            <text:p text:style-name="Text_20_body">LLM-er hallusinerer ofte med stor <text:span text:style-name="T1">selvsikkerhet</text:span>. De sier ikke:</text:p>
            <text:list text:style-name="L34">
              <text:list-item>
                <text:p text:style-name="P35">“Jeg er usikker, men…”</text:p>
              </text:list-item>
              <text:list-item>
                <text:p text:style-name="P35">“Dette kan være feil, men…”</text:p>
              </text:list-item>
              <text:list-item>
                <text:p text:style-name="P35">“Jeg vet ikke sikkert, men…”</text:p>
              </text:list-item>
            </text:list>
            <text:p text:style-name="First_20_paragraph">I stedet presenterer de feil informasjon med samme overbevisning som riktig informasjon.</text:p>
            <text:p text:style-name="Text_20_body"><text:span text:style-name="T1">Derfor:</text:span></text:p>
            <text:p text:style-name="Text_20_body">Du kan IKKE stole på om et svar er korrekt basert på hvor selvsikkert det fremstår.</text:p>
          </text:section>
          <text:h text:style-name="Heading_20_3" text:outline-level="3"><text:bookmark-start text:name="spørsmål-1"/>Spørsmål<text:bookmark-end text:name="spørsmål-1"/></text:h>
          <text:p text:style-name="First_20_paragraph"><text:span text:style-name="T1">Hvorfor kan en språkmodell gi feil informasjon selv om svaret høres veldig troverdig ut?</text:span></text:p>
          <text:p text:style-name="Text_20_body"><text:span text:style-name="T1">Svar / Answer</text:span></text:p>
          <text:p text:style-name="Text_20_body">Fordi språkmodellen genererer tekst basert på statistiske mønstre den har lært, ikke basert på faktasjekk. Den har lært hvordan troverdige svar “ser ut”, men vet ikke forskjellen på sant og usant. Derfor kan den produsere feil informasjon med samme selvtillit som riktig informasjon.</text:p>
        </text:section>
        <text:section text:name="begrensninger-du-bor-kjenne-til">
          <text:h text:style-name="Heading_20_1" text:outline-level="1"><text:bookmark-start text:name="begrensninger-du-bør-kjenne-til"/>Begrensninger du bør kjenne til<text:bookmark-end text:name="begrensninger-du-bør-kjenne-til"/></text:h>
          <text:list text:style-name="L35">
            <text:list-item>
              <text:p text:style-name="P36"><text:a xlink:type="simple" xlink:href="#fragment-1bc77583-1" office:name=""><text:span text:style-name="Definition">Utdatert informasjon</text:span></text:a></text:p>
            </text:list-item>
            <text:list-item>
              <text:p text:style-name="P36"><text:a xlink:type="simple" xlink:href="#fragment-1bc77583-2" office:name=""><text:span text:style-name="Definition">Manglende kontekst</text:span></text:a></text:p>
            </text:list-item>
            <text:list-item>
              <text:p text:style-name="P36"><text:a xlink:type="simple" xlink:href="#fragment-1bc77583-3" office:name=""><text:span text:style-name="Definition">Språk og kulturforståelse</text:span></text:a></text:p>
            </text:list-item>
          </text:list>
          <text:section text:name="fragment-1bc77583-1">
            <text:p text:style-name="First_20_paragraph"><text:span text:style-name="T1">Problemet:</text:span></text:p>
            <text:list text:style-name="L36">
              <text:list-item>
                <text:p text:style-name="P37">LLM-er trenes på data fra et bestemt tidspunkt</text:p>
              </text:list-item>
              <text:list-item>
                <text:p text:style-name="P37">De vet ikke hva som har skjedd etter treningsdataen ble samlet</text:p>
              </text:list-item>
              <text:list-item>
                <text:p text:style-name="P37">Mange modeller har en “kunnskapsgrense” (cutoff date)</text:p>
              </text:list-item>
            </text:list>
            <text:p text:style-name="First_20_paragraph"><text:span text:style-name="T1">Eksempel:</text:span></text:p>
            <text:p text:style-name="Text_20_body">En modell trent i 2023 vet ikke hvem som vant fotball-VM i 2024, eller nye lover som ble vedtatt i 2024.</text:p>
            <text:p text:style-name="Text_20_body"><text:span text:style-name="T1">Merk:</text:span></text:p>
            <text:p text:style-name="Text_20_body">Noen verktøy (som Bing Chat/Copilot) kan søke på internett for oppdatert informasjon - men da bruker de en søkemotor i tillegg til språkmodellen.</text:p>
          </text:section>
          <text:section text:name="fragment-1bc77583-2">
            <text:p text:style-name="Text_20_body"><text:span text:style-name="T1">Problemet:</text:span></text:p>
            <text:list text:style-name="L37">
              <text:list-item>
                <text:p text:style-name="P38">LLM-er kjenner ikke til interne prosedyrer ved UiO (med mindre de fortelles)</text:p>
              </text:list-item>
              <text:list-item>
                <text:p text:style-name="P38">De vet ikke om spesifikke systemer dere bruker</text:p>
              </text:list-item>
              <text:list-item>
                <text:p text:style-name="P38">De har ikke tilgang til deres dokumenter eller databaser</text:p>
              </text:list-item>
            </text:list>
            <text:p text:style-name="First_20_paragraph"><text:span text:style-name="T1">Eksempel:</text:span></text:p>
            <text:p text:style-name="Text_20_body">Spør du “Hvordan registrerer jeg fravær i vårt system?”, kan modellen gi et generisk svar om fraværsregistrering - men ikke det spesifikke systemet dere bruker.</text:p>
            <text:p text:style-name="Text_20_body"><text:span text:style-name="T1">Løsning:</text:span></text:p>
            <text:p text:style-name="Text_20_body">Gi kontekst i prompten: “Vi bruker systemet X ved UiO. Hvordan registrerer jeg fravær?”</text:p>
          </text:section>
          <text:section text:name="fragment-1bc77583-3">
            <text:p text:style-name="Text_20_body"><text:span text:style-name="T1">Problemet:</text:span></text:p>
            <text:list text:style-name="L38">
              <text:list-item>
                <text:p text:style-name="P39">De fleste LLM-er er primært trent på engelsk</text:p>
              </text:list-item>
              <text:list-item>
                <text:p text:style-name="P39">Norsk fungerer, men kvaliteten kan være noe lavere</text:p>
              </text:list-item>
              <text:list-item>
                <text:p text:style-name="P39">Norske forhold og kontekst kan være underrepresentert</text:p>
              </text:list-item>
            </text:list>
            <text:p text:style-name="First_20_paragraph"><text:span text:style-name="T1">Eksempel:</text:span></text:p>
            <text:p text:style-name="Text_20_body">Juridiske eller administrative spørsmål om norske forhold kan få svar basert på amerikanske eller britiske systemer.</text:p>
            <text:p text:style-name="Text_20_body"><text:span text:style-name="T1">Tips:</text:span></text:p>
            <text:list text:style-name="L39">
              <text:list-item>
                <text:p text:style-name="P40">Vær eksplisitt: “i Norge”, “ved norske universiteter”, “etter norsk lovverk”</text:p>
              </text:list-item>
              <text:list-item>
                <text:p text:style-name="P40">Sjekk alltid svar om lover, regler og prosedyrer</text:p>
              </text:list-item>
            </text:list>
          </text:section>
        </text:section>
        <text:section text:name="hva-betyr-dette-for-deg-som-bruker">
          <text:h text:style-name="Heading_20_1" text:outline-level="1">Hva betyr dette for deg som bruker?</text:h>
          <text:h text:style-name="Heading_20_3" text:outline-level="3"><text:bookmark-start text:name="merk-2"/>Merk<text:bookmark-end text:name="merk-2"/></text:h>
          <text:p text:style-name="First_20_paragraph"><text:span text:style-name="T1">Viktigste takeaways:</text:span></text:p>
          <text:list text:style-name="L40">
            <text:list-item>
              <text:p text:style-name="P41"><text:span text:style-name="T1">LLM-er er verktøy for å generere tekst</text:span> - ikke oppslagsverk for fakta</text:p>
            </text:list-item>
            <text:list-item>
              <text:p text:style-name="P41"><text:span text:style-name="T1">Verifiser alltid viktig informasjon</text:span> - spesielt fakta, tall, referanser</text:p>
            </text:list-item>
            <text:list-item>
              <text:p text:style-name="P41"><text:span text:style-name="T1">Bruk LLM-er til hva de er gode på</text:span> - strukturering, formulering, idémyldring</text:p>
            </text:list-item>
            <text:list-item>
              <text:p text:style-name="P41"><text:span text:style-name="T1">Vær kritisk</text:span> - spesielt når svaret virker veldig detaljert og spesifikt</text:p>
            </text:list-item>
            <text:list-item>
              <text:p text:style-name="P41"><text:span text:style-name="T1">Gi god kontekst</text:span> - hjelp modellen ved å gi relevant informasjon i prompten</text:p>
            </text:list-item>
          </text:list>
          <text:h text:style-name="Heading_20_3" text:outline-level="3"><text:bookmark-start text:name="refleksjon-1"/>Refleksjon<text:bookmark-end text:name="refleksjon-1"/></text:h>
          <text:p text:style-name="First_20_paragraph"><text:span text:style-name="T1">Refleksjonsoppgave</text:span></text:p>
          <text:p text:style-name="Text_20_body">Tenk over følgende situasjoner. I hvilke av disse bør du være EKSTRA forsiktig med å stole på et LLM-svar?</text:p>
          <text:list text:style-name="L41">
            <text:list-item>
              <text:p text:style-name="P42">Skrive et utkast til en e-post</text:p>
            </text:list-item>
            <text:list-item>
              <text:p text:style-name="P42">Finne en spesifikk paragraf i universitetsloven</text:p>
            </text:list-item>
            <text:list-item>
              <text:p text:style-name="P42">Få hjelp til å formulere et budskap på en vennlig måte</text:p>
            </text:list-item>
            <text:list-item>
              <text:p text:style-name="P42">Sjekke åpningstider for UiO-biblioteket</text:p>
            </text:list-item>
            <text:list-item>
              <text:p text:style-name="P42">Brainstorme ideer til et arrangement</text:p>
            </text:list-item>
            <text:list-item>
              <text:p text:style-name="P42">Få oppgitt kontaktinformasjon til en bestemt person</text:p>
            </text:list-item>
            <text:list-item>
              <text:p text:style-name="P42">Oppsummere et dokument du har limt inn i chatten</text:p>
            </text:list-item>
          </text:list>
          <text:p text:style-name="First_20_paragraph"><text:span text:style-name="T1">Løsning / Solution</text:span></text:p>
          <text:p text:style-name="Text_20_body"><text:span text:style-name="T1">Ekstra forsiktig (verifiser alltid):</text:span></text:p>
          <text:list text:style-name="L42">
            <text:list-item>
              <text:p text:style-name="P43">Spesifikk paragraf i universitetsloven (kan hallusinere lovtekst)</text:p>
            </text:list-item>
            <text:list-item>
              <text:p text:style-name="P43">Åpningstider (kan oppfinne tider)</text:p>
            </text:list-item>
            <text:list-item>
              <text:p text:style-name="P43">Kontaktinformasjon (kan oppfinne eller gi utdatert info)</text:p>
            </text:list-item>
          </text:list>
          <text:p text:style-name="First_20_paragraph"><text:span text:style-name="T1">Tryggere å bruke (men fortsatt vær kritisk):</text:span></text:p>
          <text:list text:style-name="L43">
            <text:list-item>
              <text:p text:style-name="P44">Skrive utkast til e-post (du leser over og godkjenner)</text:p>
            </text:list-item>
            <text:list-item>
              <text:p text:style-name="P44">Formulere budskap (du kontrollerer innholdet)</text:p>
            </text:list-item>
            <text:list-item>
              <text:p text:style-name="P44">Brainstorme ideer (kreativ prosess, ikke faktabasert)</text:p>
            </text:list-item>
            <text:list-item>
              <text:p text:style-name="P44">Oppsummere dokument du ga (basert på tekst du ga, ikke hallusinert)</text:p>
            </text:list-item>
          </text:list>
          <text:h text:style-name="Heading_20_3" text:outline-level="3"><text:bookmark-start text:name="merk-3"/>Merk<text:bookmark-end text:name="merk-3"/></text:h>
          <text:p text:style-name="First_20_paragraph">I neste episode skal vi se nærmere på hvordan du kan kvalitetssikre output fra generativ KI, og hva du må tenke på når du bruker disse verktøyene.</text:p>
        </text:section>
      </text:section>
      <text:section text:name="episode3">
        <text:section text:name="episode-3-kan-du-stole-pa-generativ-ki">
          <text:h text:style-name="Heading_20_1" text:outline-level="1"><text:bookmark-start text:name="episode-3-kan-du-stole-på-generativ-ki"/>Episode 3: Kan du stole på generativ KI?<text:bookmark-end text:name="episode-3-kan-du-stole-på-generativ-ki"/></text:h>
          <text:p text:style-name="First_20_paragraph">I denne episoden lærer du hvordan du kan kvalitetssikre output fra generativ KI og hva du må tenke på når du bruker disse verktøyene.</text:p>
          <text:section text:name="temaer-som-dekkes">
            <text:h text:style-name="Heading_20_2" text:outline-level="2"><text:bookmark-start text:name="temaer-som-dekkes-2"/>Temaer som dekkes<text:bookmark-end text:name="temaer-som-dekkes-2"/></text:h>
            <text:list text:style-name="L44">
              <text:list-item>
                <text:p text:style-name="P45">Når kan du stole på generativ KI?</text:p>
              </text:list-item>
              <text:list-item>
                <text:p text:style-name="P45">Hvordan kvalitetssikre innhold fra LLM-er</text:p>
              </text:list-item>
              <text:list-item>
                <text:p text:style-name="P45">Beste praksis for bruk av KI-verktøy</text:p>
              </text:list-item>
              <text:list-item>
                <text:p text:style-name="P45">Vanlige feil og hvordan unngå dem</text:p>
              </text:list-item>
              <text:list-item>
                <text:p text:style-name="P45">Personvern og datasikkerhet</text:p>
              </text:list-item>
            </text:list>
          </text:section>
          <text:section text:name="laeringsmal">
            <text:h text:style-name="Heading_20_2" text:outline-level="2"><text:bookmark-start text:name="læringsmål-2"/>Læringsmål<text:bookmark-end text:name="læringsmål-2"/></text:h>
            <text:p text:style-name="First_20_paragraph">Etter denne episoden vil du kunne:</text:p>
            <text:list text:style-name="L45">
              <text:list-item>
                <text:p text:style-name="P46">Vurdere når generativ KI er pålitelig og når den ikke er det</text:p>
              </text:list-item>
              <text:list-item>
                <text:p text:style-name="P46">Bruke strategier for å kvalitetssikre KI-generert innhold</text:p>
              </text:list-item>
              <text:list-item>
                <text:p text:style-name="P46">Forstå personvernhensyn ved bruk av generativ KI</text:p>
              </text:list-item>
              <text:list-item>
                <text:p text:style-name="P46">Unngå vanlige feil ved bruk av KI-verktøy</text:p>
              </text:list-item>
            </text:list>
            <text:p text:style-name="First_20_paragraph"><text:span text:style-name="T1">Estimert tid:</text:span> 10 minutter</text:p>
          </text:section>
        </text:section>
        <text:section text:name="nar-kan-du-stole-pa-generativ-ki">
          <text:h text:style-name="Heading_20_1" text:outline-level="1"><text:bookmark-start text:name="når-kan-du-stole-på-generativ-ki"/>Når kan du stole på generativ KI?<text:bookmark-end text:name="når-kan-du-stole-på-generativ-ki"/></text:h>
          <text:p text:style-name="First_20_paragraph">Generativ KI er ikke enten “pålitelig” eller “upålitelig” - det avhenger av hva du bruker den til.</text:p>
          <text:list text:style-name="L46">
            <text:list-item>
              <text:p text:style-name="P47"><text:a xlink:type="simple" xlink:href="#fragment-3aabeffd-1" office:name=""><text:span text:style-name="Definition">Høy risiko - MÅ verifiseres</text:span></text:a></text:p>
            </text:list-item>
            <text:list-item>
              <text:p text:style-name="P47"><text:a xlink:type="simple" xlink:href="#fragment-3aabeffd-2" office:name=""><text:span text:style-name="Definition">Medium risiko - Bør sjekkes</text:span></text:a></text:p>
            </text:list-item>
            <text:list-item>
              <text:p text:style-name="P47"><text:a xlink:type="simple" xlink:href="#fragment-3aabeffd-3" office:name=""><text:span text:style-name="Definition">Lav risiko - Kan brukes mer fritt</text:span></text:a></text:p>
            </text:list-item>
          </text:list>
          <text:section text:name="fragment-3aabeffd-1">
            <text:p text:style-name="First_20_paragraph"><text:span text:style-name="T1">Situasjoner hvor du ALLTID må sjekke output:</text:span></text:p>
            <text:list text:style-name="L47">
              <text:list-item>
                <text:p text:style-name="P48"><text:span text:style-name="T1">Fakta og tall</text:span> - befolkningstall, datoer, statistikk</text:p>
              </text:list-item>
              <text:list-item>
                <text:p text:style-name="P48"><text:span text:style-name="T1">Lover og regler</text:span> - lovparagrafer, regelverket ved UiO</text:p>
              </text:list-item>
              <text:list-item>
                <text:p text:style-name="P48"><text:span text:style-name="T1">Referanser</text:span> - kildehenvisninger, studier, publikasjoner</text:p>
              </text:list-item>
              <text:list-item>
                <text:p text:style-name="P48"><text:span text:style-name="T1">Kontaktinformasjon</text:span> - telefonnumre, e-postadresser, åpningstider</text:p>
              </text:list-item>
              <text:list-item>
                <text:p text:style-name="P48"><text:span text:style-name="T1">Tekniske detaljer</text:span> - programvare-kommandoer, konfigurasjon</text:p>
              </text:list-item>
              <text:list-item>
                <text:p text:style-name="P48"><text:span text:style-name="T1">Medisinske/juridiske råd</text:span> - Bruk profesjonelle kilder i stedet</text:p>
              </text:list-item>
              <text:list-item>
                <text:p text:style-name="P48"><text:span text:style-name="T1">Kritisk kommunikasjon</text:span> - Viktige e-poster til ledelse, eksterne</text:p>
              </text:list-item>
            </text:list>
            <text:p text:style-name="First_20_paragraph"><text:span text:style-name="T1">Hvorfor?</text:span></text:p>
            <text:p text:style-name="Text_20_body">Her kan hallusinering få alvorlige konsekvenser - feilinformasjon kan skade tilliten, føre til feil beslutninger, eller bryte lover/regler.</text:p>
          </text:section>
          <text:section text:name="fragment-3aabeffd-2">
            <text:p text:style-name="Text_20_body"><text:span text:style-name="T1">Situasjoner hvor du bør være kritisk:</text:span></text:p>
            <text:list text:style-name="L48">
              <text:list-item>
                <text:p text:style-name="P49"><text:span text:style-name="T1">Forslag til prosedyrer</text:span> - Verifiser mot faktiske retningslinjer</text:p>
              </text:list-item>
              <text:list-item>
                <text:p text:style-name="P49"><text:span text:style-name="T1">Historisk informasjon</text:span> - Sjekk viktige detaljer</text:p>
              </text:list-item>
              <text:list-item>
                <text:p text:style-name="P49"><text:span text:style-name="T1">Tekniske forklaringer</text:span> - Bekreft med fagressurser</text:p>
              </text:list-item>
              <text:list-item>
                <text:p text:style-name="P49"><text:span text:style-name="T1">Oppgaveplanlegging</text:span> - Vurder om forslagene er realistiske</text:p>
              </text:list-item>
              <text:list-item>
                <text:p text:style-name="P49"><text:span text:style-name="T1">Oppsummeringer</text:span> - Sammenlign med originaldokumentet</text:p>
              </text:list-item>
            </text:list>
            <text:p text:style-name="First_20_paragraph"><text:span text:style-name="T1">Hvorfor?</text:span></text:p>
            <text:p text:style-name="Text_20_body">Feil her kan føre til ineffektivitet, misforståelser, eller bortkastet tid.</text:p>
          </text:section>
          <text:section text:name="fragment-3aabeffd-3">
            <text:p text:style-name="Text_20_body"><text:span text:style-name="T1">Situasjoner hvor KI er tryggere å bruke:</text:span></text:p>
            <text:list text:style-name="L49">
              <text:list-item>
                <text:p text:style-name="P50"><text:span text:style-name="T1">Brainstorming og idémyldring</text:span> - Kreative prosesser uten fasitsvar</text:p>
              </text:list-item>
              <text:list-item>
                <text:p text:style-name="P50"><text:span text:style-name="T1">Formulere tekst du selv har kontekst på</text:span> - Du vet hva som er riktig</text:p>
              </text:list-item>
              <text:list-item>
                <text:p text:style-name="P50"><text:span text:style-name="T1">Språklig forbedring</text:span> - Grammatikk, tonefall, struktur</text:p>
              </text:list-item>
              <text:list-item>
                <text:p text:style-name="P50"><text:span text:style-name="T1">Oppsummere tekst DU har gitt</text:span> - Basert på din input, ikke hallusinert</text:p>
              </text:list-item>
              <text:list-item>
                <text:p text:style-name="P50"><text:span text:style-name="T1">Lage utkast</text:span> - Som utgangspunkt for videre arbeid</text:p>
              </text:list-item>
              <text:list-item>
                <text:p text:style-name="P50"><text:span text:style-name="T1">Lære nye konsepter</text:span> - Når du følger opp med verifiserte kilder</text:p>
              </text:list-item>
            </text:list>
            <text:p text:style-name="First_20_paragraph"><text:span text:style-name="T1">Hvorfor?</text:span></text:p>
            <text:p text:style-name="Text_20_body">Her er du i kontroll, eller konsekvensene av feil er lave.</text:p>
          </text:section>
        </text:section>
        <text:section text:name="hvordan-kvalitetssikre-ki-generert-innhold">
          <text:h text:style-name="Heading_20_1" text:outline-level="1">Hvordan kvalitetssikre KI-generert innhold</text:h>
          <text:p text:style-name="First_20_paragraph">Her er konkrete strategier for å sikre kvaliteten på det du får fra generativ KI:</text:p>
          <text:list text:style-name="L50">
            <text:list-item>
              <text:p text:style-name="P51"><text:a xlink:type="simple" xlink:href="#fragment-2d8d4e35-1" office:name=""><text:span text:style-name="Definition">1. Kildekritikk</text:span></text:a></text:p>
            </text:list-item>
            <text:list-item>
              <text:p text:style-name="P51"><text:a xlink:type="simple" xlink:href="#fragment-2d8d4e35-2" office:name=""><text:span text:style-name="Definition">2. Be om kilder</text:span></text:a></text:p>
            </text:list-item>
            <text:list-item>
              <text:p text:style-name="P51"><text:a xlink:type="simple" xlink:href="#fragment-2d8d4e35-3" office:name=""><text:span text:style-name="Definition">3. Kryss-sjekk</text:span></text:a></text:p>
            </text:list-item>
            <text:list-item>
              <text:p text:style-name="P51"><text:a xlink:type="simple" xlink:href="#fragment-2d8d4e35-4" office:name=""><text:span text:style-name="Definition">4. Bruk din egen ekspertise</text:span></text:a></text:p>
            </text:list-item>
            <text:list-item>
              <text:p text:style-name="P51"><text:a xlink:type="simple" xlink:href="#fragment-2d8d4e35-5" office:name=""><text:span text:style-name="Definition">5. Test og iterasjon</text:span></text:a></text:p>
            </text:list-item>
          </text:list>
          <text:section text:name="fragment-2d8d4e35-1">
            <text:p text:style-name="First_20_paragraph"><text:span text:style-name="T1">Behandle KI-output som ukjent kilde:</text:span></text:p>
            <text:list text:style-name="L51">
              <text:list-item>
                <text:p text:style-name="P52">Ville du stolt på denne informasjonen fra en tilfeldig person på gaten?</text:p>
              </text:list-item>
              <text:list-item>
                <text:p text:style-name="P52">Er dette noe du kan verifisere?</text:p>
              </text:list-item>
              <text:list-item>
                <text:p text:style-name="P52">Har du fagkunnskap til å vurdere om det virker riktig?</text:p>
              </text:list-item>
            </text:list>
            <text:p text:style-name="First_20_paragraph"><text:span text:style-name="T1">Verifiser alltid:</text:span></text:p>
            <text:list text:style-name="L52">
              <text:list-item>
                <text:p text:style-name="P53">Sjekk fakta mot pålitelige kilder (UiO.no, lovdata.no, osv.)</text:p>
              </text:list-item>
              <text:list-item>
                <text:p text:style-name="P53">Søk opp referanser - eksisterer de faktisk?</text:p>
              </text:list-item>
              <text:list-item>
                <text:p text:style-name="P53">Sammenlign med offisiell dokumentasjon</text:p>
              </text:list-item>
            </text:list>
          </text:section>
          <text:section text:name="fragment-2d8d4e35-2">
            <text:p text:style-name="First_20_paragraph"><text:span text:style-name="T1">Bruk strategiske spørsmål:</text:span></text:p>
            <text:list text:style-name="L53">
              <text:list-item>
                <text:p text:style-name="P54">“Kan du gi meg kilder for denne påstanden?”</text:p>
              </text:list-item>
              <text:list-item>
                <text:p text:style-name="P54">“Hvor kommer denne informasjonen fra?”</text:p>
              </text:list-item>
              <text:list-item>
                <text:p text:style-name="P54">“Kan du peke meg til offisiell dokumentasjon?”</text:p>
              </text:list-item>
            </text:list>
            <text:p text:style-name="First_20_paragraph"><text:span text:style-name="T1">Merk:</text:span></text:p>
            <text:p text:style-name="Text_20_body">Selv når LLM-en gir “kilder”, kan disse være hallusinerte! Sjekk alltid at kildene faktisk eksisterer.</text:p>
            <text:p text:style-name="Text_20_body"><text:span text:style-name="T1">Bedre tilnærming:</text:span></text:p>
            <text:p text:style-name="Text_20_body">Søk selv etter informasjonen på pålitelige nettsider, og bruk KI-en til å hjelpe deg forstå eller oppsummere det du finner.</text:p>
          </text:section>
          <text:section text:name="fragment-2d8d4e35-3">
            <text:p text:style-name="Text_20_body"><text:span text:style-name="T1">Sammenlign flere verktøy:</text:span></text:p>
            <text:list text:style-name="L54">
              <text:list-item>
                <text:p text:style-name="P55">Spør samme spørsmål til ChatGPT, Claude, og Copilot</text:p>
              </text:list-item>
              <text:list-item>
                <text:p text:style-name="P55">Hvis de gir ulike svar, er dette et rødt flagg</text:p>
              </text:list-item>
              <text:list-item>
                <text:p text:style-name="P55">Bruk tradisjonell søk (Google, UiO.no) for å verifisere</text:p>
              </text:list-item>
            </text:list>
            <text:p text:style-name="First_20_paragraph"><text:span text:style-name="T1">Sjekk mot dokumentasjon:</text:span></text:p>
            <text:list text:style-name="L55">
              <text:list-item>
                <text:p text:style-name="P56">Interne prosedyrer ved UiO</text:p>
              </text:list-item>
              <text:list-item>
                <text:p text:style-name="P56">Offisielle nettsider</text:p>
              </text:list-item>
              <text:list-item>
                <text:p text:style-name="P56">Lover og regler</text:p>
              </text:list-item>
              <text:list-item>
                <text:p text:style-name="P56">Faglige kilder</text:p>
              </text:list-item>
            </text:list>
          </text:section>
          <text:section text:name="fragment-2d8d4e35-4">
            <text:p text:style-name="First_20_paragraph"><text:span text:style-name="T1">Stol på din kunnskap:</text:span></text:p>
            <text:list text:style-name="L56">
              <text:list-item>
                <text:p text:style-name="P57">Hvis noe føles feil, er det sannsynligvis feil</text:p>
              </text:list-item>
              <text:list-item>
                <text:p text:style-name="P57">Bruk din fagkunnskap og erfaring</text:p>
              </text:list-item>
              <text:list-item>
                <text:p text:style-name="P57">Vær spesielt skeptisk til svært spesifikke eller detaljerte påstander</text:p>
              </text:list-item>
            </text:list>
            <text:p text:style-name="First_20_paragraph"><text:span text:style-name="T1">Eksempel:</text:span></text:p>
            <text:p text:style-name="Text_20_body">Hvis KI-en påstår at “alle møtereferater ved UiO skal sendes til Arkivverket innen 24 timer”, og dette høres rart ut - så er det sannsynligvis feil.</text:p>
          </text:section>
          <text:section text:name="fragment-2d8d4e35-5">
            <text:p text:style-name="Text_20_body"><text:span text:style-name="T1">Stille spørsmålet på nytt:</text:span></text:p>
            <text:list text:style-name="L57">
              <text:list-item>
                <text:p text:style-name="P58">Omformulere spørsmålet ditt</text:p>
              </text:list-item>
              <text:list-item>
                <text:p text:style-name="P58">Hvis du får helt ulike svar, er ikke KI-en pålitelig for dette spørsmålet</text:p>
              </text:list-item>
              <text:list-item>
                <text:p text:style-name="P58">Konsistente svar er (litt) mer troverdige - men fortsatt ikke garantert korrekte</text:p>
              </text:list-item>
            </text:list>
            <text:p text:style-name="First_20_paragraph"><text:span text:style-name="T1">Eksempel:</text:span></text:p>
            <text:list text:style-name="L58">
              <text:list-item>
                <text:p text:style-name="P59">“Hva er søknadsfristen for X?”</text:p>
              </text:list-item>
              <text:list-item>
                <text:p text:style-name="P59">“Når må søknaden om X leveres?”</text:p>
              </text:list-item>
              <text:list-item>
                <text:p text:style-name="P59">“Har du informasjon om tidsfrister for X?”</text:p>
              </text:list-item>
            </text:list>
            <text:p text:style-name="First_20_paragraph">Hvis du får tre ulike datoer, vet du at du må finne informasjonen på en annen måte.</text:p>
          </text:section>
          <text:h text:style-name="Heading_20_3" text:outline-level="3"><text:bookmark-start text:name="oppgave"/>Oppgave<text:bookmark-end text:name="oppgave"/></text:h>
          <text:p text:style-name="First_20_paragraph"><text:span text:style-name="T1">Praktisk øvelse: Kvalitetssikring</text:span></text:p>
          <text:p text:style-name="Text_20_body">Tenk deg at du har bedt en LLM om hjelp med følgende oppgaver. Hvordan ville du kvalitetssikret hvert svar?</text:p>
          <text:list text:style-name="L59">
            <text:list-item>
              <text:p text:style-name="P60">“Skriv et utkast til e-post hvor jeg informerer om møtetidspunkt”</text:p>
            </text:list-item>
            <text:list-item>
              <text:p text:style-name="P60">“Hva sier universitetsloven om arbeidskontrakter?”</text:p>
            </text:list-item>
            <text:list-item>
              <text:p text:style-name="P60">“Hjelp meg å strukturere disse møtenotatene” (du har limt inn notatene)</text:p>
            </text:list-item>
            <text:list-item>
              <text:p text:style-name="P60">“Generer ideer til et sommerarrangement for ansatte”</text:p>
            </text:list-item>
          </text:list>
          <text:p text:style-name="First_20_paragraph"><text:span text:style-name="T1">Løsning / Solution</text:span></text:p>
          <text:list text:style-name="L60">
            <text:list-item>
              <text:p text:style-name="P61"><text:span text:style-name="T1">E-post-utkast:</text:span> - Les grundig gjennom - Sjekk at alle fakta (tid, sted, dato) stemmer - Vurder om tonen passer - Legg til personlig touch</text:p>
            </text:list-item>
            <text:list-item>
              <text:p text:style-name="P61"><text:span text:style-name="T1">Universitetsloven:</text:span> - <text:span text:style-name="T1">VERIFISER ALT!</text:span> Sjekk på lovdata.no - LLM-er hallusinerer ofte lovtekster - Bruk i stedet: Søk på lovdata.no og be KI-en forklare det du finner - Kontakt HR hvis det er viktig</text:p>
            </text:list-item>
            <text:list-item>
              <text:p text:style-name="P61"><text:span text:style-name="T1">Strukturere notater:</text:span> - Sammenlign med originalnotatene dine - Sjekk at ingenting viktig er utelatt - Bekreft at tolkninger stemmer - Relativt trygt siden du ga konteksten</text:p>
            </text:list-item>
            <text:list-item>
              <text:p text:style-name="P61"><text:span text:style-name="T1">Idémyldring:</text:span> - Relativt trygt - ingen fasitsvar - Bruk ideene som inspirasjon - Vurder selv hva som passer for deres kultur - Tilpass til budsjett og ressurser</text:p>
            </text:list-item>
          </text:list>
        </text:section>
        <text:section text:name="personvern-og-datasikkerhet">
          <text:h text:style-name="Heading_20_1" text:outline-level="1">Personvern og datasikkerhet</text:h>
          <text:p text:style-name="First_20_paragraph">Et kritisk aspekt ved bruk av generativ KI er personvern og beskyttelse av sensitiv informasjon.</text:p>
          <text:h text:style-name="Heading_20_3" text:outline-level="3"><text:bookmark-start text:name="obs-2"/>OBS!<text:bookmark-end text:name="obs-2"/></text:h>
          <text:p text:style-name="First_20_paragraph"><text:span text:style-name="T1">ALDRI del sensitiv informasjon med offentlige KI-verktøy!</text:span></text:p>
          <text:list text:style-name="L61">
            <text:list-item>
              <text:p text:style-name="P62"><text:a xlink:type="simple" xlink:href="#fragment-b3dc8879-1" office:name=""><text:span text:style-name="Definition">Hva du IKKE skal dele</text:span></text:a></text:p>
            </text:list-item>
            <text:list-item>
              <text:p text:style-name="P62"><text:a xlink:type="simple" xlink:href="#fragment-b3dc8879-2" office:name=""><text:span text:style-name="Definition">Anonymisering er ikke nok</text:span></text:a></text:p>
            </text:list-item>
            <text:list-item>
              <text:p text:style-name="P62"><text:a xlink:type="simple" xlink:href="#fragment-b3dc8879-3" office:name=""><text:span text:style-name="Definition">Godkjente verktøy ved UiO</text:span></text:a></text:p>
            </text:list-item>
            <text:list-item>
              <text:p text:style-name="P62"><text:a xlink:type="simple" xlink:href="#fragment-b3dc8879-4" office:name=""><text:span text:style-name="Definition">Praktiske tips</text:span></text:a></text:p>
            </text:list-item>
          </text:list>
          <text:section text:name="fragment-b3dc8879-1">
            <text:p text:style-name="First_20_paragraph"><text:span text:style-name="T1">Del ALDRI dette med ChatGPT, Claude, Copilot (gratis versjoner) eller andre offentlige KI-verktøy:</text:span></text:p>
            <text:list text:style-name="L62">
              <text:list-item>
                <text:p text:style-name="P63"><text:span text:style-name="T1">Personopplysninger</text:span> - Fødselsnummer, personnummer, navn + kontaktinfo</text:p>
              </text:list-item>
              <text:list-item>
                <text:p text:style-name="P63"><text:span text:style-name="T1">Konfidensielle dokumenter</text:span> - Interne strategier, ikke-publiserte planer</text:p>
              </text:list-item>
              <text:list-item>
                <text:p text:style-name="P63"><text:span text:style-name="T1">Sensitive personalsaker</text:span> - Informasjon om ansattes helse, økonomi, etc.</text:p>
              </text:list-item>
              <text:list-item>
                <text:p text:style-name="P63"><text:span text:style-name="T1">Forskningsdata</text:span> - Upubliserte data, særlig persondata</text:p>
              </text:list-item>
              <text:list-item>
                <text:p text:style-name="P63"><text:span text:style-name="T1">Studentinformasjon</text:span> - Karakterer, personlige data, sensitivt om studenter</text:p>
              </text:list-item>
              <text:list-item>
                <text:p text:style-name="P63"><text:span text:style-name="T1">Sikkerhetsinformasjon</text:span> - Passord, API-nøkler, systemdetaljer</text:p>
              </text:list-item>
              <text:list-item>
                <text:p text:style-name="P63"><text:span text:style-name="T1">Kontraktsinfo</text:span> - Detaljer fra konfidensielle avtaler</text:p>
              </text:list-item>
              <text:list-item>
                <text:p text:style-name="P63"><text:span text:style-name="T1">Økonomidata</text:span> - Budsjetter, lønnsinfo, sensitive økonomiske data</text:p>
              </text:list-item>
            </text:list>
            <text:p text:style-name="First_20_paragraph"><text:span text:style-name="T1">Hvorfor?</text:span></text:p>
            <text:p text:style-name="Text_20_body">Når du skriver noe i ChatGPT eller lignende, kan informasjonen bli brukt til trening av modellen eller bli lagret. Det er ikke lenger privat.</text:p>
          </text:section>
          <text:section text:name="fragment-b3dc8879-2">
            <text:p text:style-name="Text_20_body"><text:span text:style-name="T1">Vær forsiktig selv med anonymisert data:</text:span></text:p>
            <text:list text:style-name="L63">
              <text:list-item>
                <text:p text:style-name="P64">Det er lett å gjenidentifisere personer fra “anonymiserte” tekster</text:p>
              </text:list-item>
              <text:list-item>
                <text:p text:style-name="P64">Kombinasjoner av detaljer kan avsløre identitet</text:p>
              </text:list-item>
              <text:list-item>
                <text:p text:style-name="P64">Vær spesielt forsiktig med små grupper</text:p>
              </text:list-item>
            </text:list>
            <text:p text:style-name="First_20_paragraph"><text:span text:style-name="T1">Eksempel på risiko:</text:span></text:p>
            <text:p text:style-name="Text_20_body">“Fakultetet har en kvinnelig professor i astrofysikk som jobber med mørk materie” kan være nok til å identifisere en person.</text:p>
            <text:p text:style-name="Text_20_body"><text:span text:style-name="T1">Bedre tilnærming:</text:span></text:p>
            <text:p text:style-name="Text_20_body">Skriv helt generiske eksempler: “En person ved et fakultet…” uten spesifikke detaljer.</text:p>
          </text:section>
          <text:section text:name="fragment-b3dc8879-3">
            <text:p text:style-name="Text_20_body"><text:span text:style-name="T1">Hva kan du bruke?</text:span></text:p>
            <text:list text:style-name="L64">
              <text:list-item>
                <text:p text:style-name="P65">Sjekk UiOs oversikt over godkjente KI-tjenester (dekkes i neste episode)</text:p>
              </text:list-item>
              <text:list-item>
                <text:p text:style-name="P65">Noen verktøy har avtaler som beskytter data bedre</text:p>
              </text:list-item>
              <text:list-item>
                <text:p text:style-name="P65">Organisasjonslisensieter har ofte bedre personverngarantier</text:p>
              </text:list-item>
              <text:list-item>
                <text:p text:style-name="P65">Spør IT-avdelingen hvis du er usikker</text:p>
              </text:list-item>
            </text:list>
            <text:p text:style-name="First_20_paragraph"><text:span text:style-name="T1">Generell regel:</text:span></text:p>
            <text:p text:style-name="Text_20_body">Hvis du er i tvil om noe er greit å dele - IKKE del det. Spør heller IT-avdelingen eller din leder først.</text:p>
          </text:section>
          <text:section text:name="fragment-b3dc8879-4">
            <text:p text:style-name="Text_20_body"><text:span text:style-name="T1">Slik kan du jobbe trygt:</text:span></text:p>
            <text:list text:style-name="L65">
              <text:list-item>
                <text:p text:style-name="P66"><text:span text:style-name="T1">Bruk generiske eksempler:</text:span> - I stedet for ekte navn, bruk “Person A”, “Person B” - I stedet for ekte tall, bruk representative eksempler - Behold strukturen, fjern identifiserbar info</text:p>
              </text:list-item>
              <text:list-item>
                <text:p text:style-name="P66"><text:span text:style-name="T1">Skriv fra scratch:</text:span> - Be KI-en hjelpe deg lage noe nytt, i stedet for å dele eksisterende dokumenter - “Lag et møtereferat-mal” i stedet for å dele ekte referater</text:p>
              </text:list-item>
              <text:list-item>
                <text:p text:style-name="P66"><text:span text:style-name="T1">Dobbeltsjekk før du sender:</text:span> - Les alltid gjennom før du trykker “send” - Er det noe her som ikke burde deles? - Ville du vært komfortabel med at hele verden kunne lese dette?</text:p>
              </text:list-item>
            </text:list>
          </text:section>
          <text:h text:style-name="Heading_20_3" text:outline-level="3"><text:bookmark-start text:name="spørsmål-2"/>Spørsmål<text:bookmark-end text:name="spørsmål-2"/></text:h>
          <text:p text:style-name="First_20_paragraph"><text:span text:style-name="T1">Hvorfor er det ikke nok å anonymisere data før du deler det med en LLM?</text:span></text:p>
          <text:p text:style-name="Text_20_body"><text:span text:style-name="T1">Svar / Answer</text:span></text:p>
          <text:p text:style-name="Text_20_body">Fordi selv “anonymiserte” data kan brukes til å identifisere personer, spesielt når flere detaljer kombineres. I tillegg vet du ikke hvordan dataene blir lagret eller brukt av KI-leverandøren. Det er tryggere å bruke helt generiske eksempler uten ekte data.</text:p>
        </text:section>
        <text:section text:name="vanlige-feil-og-fallgruver">
          <text:h text:style-name="Heading_20_1" text:outline-level="1">Vanlige feil og fallgruver</text:h>
          <text:list text:style-name="L66">
            <text:list-item>
              <text:p text:style-name="P67"><text:a xlink:type="simple" xlink:href="#fragment-e741e233-1" office:name=""><text:span text:style-name="Definition">Feil 1: Blind tillit</text:span></text:a></text:p>
            </text:list-item>
            <text:list-item>
              <text:p text:style-name="P67"><text:a xlink:type="simple" xlink:href="#fragment-e741e233-2" office:name=""><text:span text:style-name="Definition">Feil 2: Dele sensitiv info</text:span></text:a></text:p>
            </text:list-item>
            <text:list-item>
              <text:p text:style-name="P67"><text:a xlink:type="simple" xlink:href="#fragment-e741e233-3" office:name=""><text:span text:style-name="Definition">Feil 3: Avhengighet</text:span></text:a></text:p>
            </text:list-item>
            <text:list-item>
              <text:p text:style-name="P67"><text:a xlink:type="simple" xlink:href="#fragment-e741e233-4" office:name=""><text:span text:style-name="Definition">Feil 4: Feil bruksområde</text:span></text:a></text:p>
            </text:list-item>
          </text:list>
          <text:section text:name="fragment-e741e233-1">
            <text:p text:style-name="First_20_paragraph"><text:span text:style-name="T1">Feilen:</text:span></text:p>
            <text:p text:style-name="Text_20_body">Å kopiere KI-output direkte uten å lese gjennom eller sjekke det.</text:p>
            <text:p text:style-name="Text_20_body"><text:span text:style-name="T1">Konsekvenser:</text:span></text:p>
            <text:list text:style-name="L67">
              <text:list-item>
                <text:p text:style-name="P68">Feilinformasjon spres</text:p>
              </text:list-item>
              <text:list-item>
                <text:p text:style-name="P68">Profesjonelle konsekvenser hvis feil oppdages</text:p>
              </text:list-item>
              <text:list-item>
                <text:p text:style-name="P68">Tap av tillit</text:p>
              </text:list-item>
            </text:list>
            <text:p text:style-name="First_20_paragraph"><text:span text:style-name="T1">Løsning:</text:span></text:p>
            <text:p text:style-name="Text_20_body">Alltid les, forstå og verifiser før du bruker output.</text:p>
          </text:section>
          <text:section text:name="fragment-e741e233-2">
            <text:p text:style-name="Text_20_body"><text:span text:style-name="T1">Feilen:</text:span></text:p>
            <text:p text:style-name="Text_20_body">Lime inn konfidensielle dokumenter eller persondata i KI-verktøy.</text:p>
            <text:p text:style-name="Text_20_body"><text:span text:style-name="T1">Konsekvenser:</text:span></text:p>
            <text:list text:style-name="L68">
              <text:list-item>
                <text:p text:style-name="P69">Brudd på personvernlovgivningen (GDPR)</text:p>
              </text:list-item>
              <text:list-item>
                <text:p text:style-name="P69">Sikkerhetsrisiko for organisasjonen</text:p>
              </text:list-item>
              <text:list-item>
                <text:p text:style-name="P69">Kan få personlige og juridiske konsekvenser</text:p>
              </text:list-item>
            </text:list>
            <text:p text:style-name="First_20_paragraph"><text:span text:style-name="T1">Løsning:</text:span></text:p>
            <text:p text:style-name="Text_20_body">Aldri del ekte sensitiv data. Bruk generiske eksempler i stedet.</text:p>
          </text:section>
          <text:section text:name="fragment-e741e233-3">
            <text:p text:style-name="Text_20_body"><text:span text:style-name="T1">Feilen:</text:span></text:p>
            <text:p text:style-name="Text_20_body">Slutte å tenke selv og overlate all skriving/analyse til KI-en.</text:p>
            <text:p text:style-name="Text_20_body"><text:span text:style-name="T1">Konsekvenser:</text:span></text:p>
            <text:list text:style-name="L69">
              <text:list-item>
                <text:p text:style-name="P70">Tap av faglige ferdigheter</text:p>
              </text:list-item>
              <text:list-item>
                <text:p text:style-name="P70">Lavere kvalitet over tid</text:p>
              </text:list-item>
              <text:list-item>
                <text:p text:style-name="P70">Mindre kritisk tenkning</text:p>
              </text:list-item>
            </text:list>
            <text:p text:style-name="First_20_paragraph"><text:span text:style-name="T1">Løsning:</text:span></text:p>
            <text:p text:style-name="Text_20_body">Bruk KI som verktøy, ikke erstatning. Du er eksperten - KI-en er assistenten.</text:p>
          </text:section>
          <text:section text:name="fragment-e741e233-4">
            <text:p text:style-name="Text_20_body"><text:span text:style-name="T1">Feilen:</text:span></text:p>
            <text:p text:style-name="Text_20_body">Bruke LLM-er til oppgaver de ikke egner seg for (f.eks. slå opp eksakte prosedyrer).</text:p>
            <text:p text:style-name="Text_20_body"><text:span text:style-name="T1">Konsekvenser:</text:span></text:p>
            <text:list text:style-name="L70">
              <text:list-item>
                <text:p text:style-name="P71">Feil informasjon</text:p>
              </text:list-item>
              <text:list-item>
                <text:p text:style-name="P71">Bortkastet tid</text:p>
              </text:list-item>
              <text:list-item>
                <text:p text:style-name="P71">Frustrasjon</text:p>
              </text:list-item>
            </text:list>
            <text:p text:style-name="First_20_paragraph"><text:span text:style-name="T1">Løsning:</text:span></text:p>
            <text:list text:style-name="L71">
              <text:list-item>
                <text:p text:style-name="P72">For fakta: Bruk søkemotorer, offisielle nettsider, databaser</text:p>
              </text:list-item>
              <text:list-item>
                <text:p text:style-name="P72">For kreativ hjelp: Bruk LLM-er</text:p>
              </text:list-item>
              <text:list-item>
                <text:p text:style-name="P72">For prosedyrer: Sjekk intern dokumentasjon først</text:p>
              </text:list-item>
            </text:list>
          </text:section>
        </text:section>
        <text:section text:name="beste-praksis-oppsummering">
          <text:h text:style-name="Heading_20_1" text:outline-level="1"><text:bookmark-start text:name="beste-praksis---oppsummering"/>Beste praksis - oppsummering<text:bookmark-end text:name="beste-praksis---oppsummering"/></text:h>
          <text:h text:style-name="Heading_20_3" text:outline-level="3"><text:bookmark-start text:name="tips"/>Tips<text:bookmark-end text:name="tips"/></text:h>
          <text:p text:style-name="First_20_paragraph"><text:span text:style-name="T1">Gylne regler for bruk av generativ KI:</text:span></text:p>
          <text:list text:style-name="L72">
            <text:list-item>
              <text:p text:style-name="P73"><text:span text:style-name="T1">Verifiser alltid fakta</text:span> - Ikke stol blindt på output</text:p>
            </text:list-item>
            <text:list-item>
              <text:p text:style-name="P73"><text:span text:style-name="T1">Beskytt personvern</text:span> - Aldri del sensitiv informasjon</text:p>
            </text:list-item>
            <text:list-item>
              <text:p text:style-name="P73"><text:span text:style-name="T1">Du er ansvarlig</text:span> - Det er ditt navn på dokumentet, ikke KI-ens</text:p>
            </text:list-item>
            <text:list-item>
              <text:p text:style-name="P73"><text:span text:style-name="T1">Bruk kritisk tenkning</text:span> - Høres noe rart ut? Det er sannsynligvis feil</text:p>
            </text:list-item>
            <text:list-item>
              <text:p text:style-name="P73"><text:span text:style-name="T1">Bruk riktig verktøy</text:span> - LLM for kreativitet, databaser for fakta</text:p>
            </text:list-item>
            <text:list-item>
              <text:p text:style-name="P73"><text:span text:style-name="T1">Les alt før du bruker det</text:span> - Ingen copy-paste uten gjennomlesning</text:p>
            </text:list-item>
            <text:list-item>
              <text:p text:style-name="P73"><text:span text:style-name="T1">Vær transparent</text:span> - Hvis du bruker KI-assistanse, vurder om det bør nevnes</text:p>
            </text:list-item>
            <text:list-item>
              <text:p text:style-name="P73"><text:span text:style-name="T1">Hold deg oppdatert</text:span> - Sjekk UiOs retningslinjer regelmessig</text:p>
            </text:list-item>
          </text:list>
          <text:h text:style-name="Heading_20_3" text:outline-level="3"><text:bookmark-start text:name="refleksjon-2"/>Refleksjon<text:bookmark-end text:name="refleksjon-2"/></text:h>
          <text:p text:style-name="First_20_paragraph"><text:span text:style-name="T1">Refleksjonsoppgave</text:span></text:p>
          <text:p text:style-name="Text_20_body">Tenk på en konkret situasjon hvor du kunne brukt generativ KI i ditt arbeid denne uken:</text:p>
          <text:list text:style-name="L73">
            <text:list-item>
              <text:p text:style-name="P74">Hva ville du brukt den til?</text:p>
            </text:list-item>
            <text:list-item>
              <text:p text:style-name="P74">Hvilke kvalitetssikringstiltak ville du tatt?</text:p>
            </text:list-item>
            <text:list-item>
              <text:p text:style-name="P74">Er det noen personvernhensyn du må ta?</text:p>
            </text:list-item>
            <text:list-item>
              <text:p text:style-name="P74">Hvordan ville du verifisert at output var korrekt?</text:p>
            </text:list-item>
          </text:list>
          <text:p text:style-name="First_20_paragraph">Dette er refleksjonsøvelse uten fasit - målet er å tenke gjennom hvordan du kan bruke KI på en trygg og ansvarlig måte.</text:p>
          <text:h text:style-name="Heading_20_3" text:outline-level="3"><text:bookmark-start text:name="merk-4"/>Merk<text:bookmark-end text:name="merk-4"/></text:h>
          <text:p text:style-name="First_20_paragraph">I neste episode skal vi se på konkrete KI-tjenester som er tilgjengelige ved UiO, og hvordan du får tilgang til dem.</text:p>
        </text:section>
      </text:section>
      <text:section text:name="episode4">
        <text:section text:name="episode-4-ki-tjenester-ved-uio">
          <text:h text:style-name="Heading_20_1" text:outline-level="1">Episode 4: KI-tjenester ved UiO</text:h>
          <text:p text:style-name="First_20_paragraph">I denne episoden får du en oversikt over hvilke KI-tjenester som er tilgjengelige ved Universitetet i Oslo, og hvordan du får tilgang til dem.</text:p>
          <text:section text:name="temaer-som-dekkes">
            <text:h text:style-name="Heading_20_2" text:outline-level="2"><text:bookmark-start text:name="temaer-som-dekkes-3"/>Temaer som dekkes<text:bookmark-end text:name="temaer-som-dekkes-3"/></text:h>
            <text:list text:style-name="L74">
              <text:list-item>
                <text:p text:style-name="P75">Oversikt over godkjente KI-tjenester ved UiO</text:p>
              </text:list-item>
              <text:list-item>
                <text:p text:style-name="P75">Forskjellen på gratis og institusjonelle versjoner</text:p>
              </text:list-item>
              <text:list-item>
                <text:p text:style-name="P75">Hvordan få tilgang til UiOs KI-tjenester</text:p>
              </text:list-item>
              <text:list-item>
                <text:p text:style-name="P75">Retningslinjer og policies</text:p>
              </text:list-item>
              <text:list-item>
                <text:p text:style-name="P75">Hjelp og support</text:p>
              </text:list-item>
            </text:list>
          </text:section>
          <text:section text:name="laeringsmal">
            <text:h text:style-name="Heading_20_2" text:outline-level="2"><text:bookmark-start text:name="læringsmål-3"/>Læringsmål<text:bookmark-end text:name="læringsmål-3"/></text:h>
            <text:p text:style-name="First_20_paragraph">Etter denne episoden vil du kunne:</text:p>
            <text:list text:style-name="L75">
              <text:list-item>
                <text:p text:style-name="P76">Finne oversikt over tilgjengelige KI-tjenester ved UiO</text:p>
              </text:list-item>
              <text:list-item>
                <text:p text:style-name="P76">Forstå forskjellen på gratis og institusjonelle KI-versjoner</text:p>
              </text:list-item>
              <text:list-item>
                <text:p text:style-name="P76">Vite hvordan du får tilgang til KI-verktøy ved UiO</text:p>
              </text:list-item>
              <text:list-item>
                <text:p text:style-name="P76">Kjenne til UiOs retningslinjer for bruk av KI</text:p>
              </text:list-item>
            </text:list>
            <text:p text:style-name="First_20_paragraph"><text:span text:style-name="T1">Estimert tid:</text:span> 8 minutter</text:p>
          </text:section>
        </text:section>
        <text:section text:name="uios-ki-tjenester">
          <text:h text:style-name="Heading_20_1" text:outline-level="1">UiOs KI-tjenester</text:h>
          <text:p text:style-name="First_20_paragraph">Universitetet i Oslo tilbyr tilgang til ulike KI-verktøy som ansatte kan bruke. Disse har bedre personverngarantier enn gratis versjoner.</text:p>
          <text:p text:style-name="Text_20_body">Important</text:p>
          <text:p text:style-name="Text_20_body"><text:span text:style-name="T1">Offisiell informasjon om KI-tjenester ved UiO:</text:span></text:p>
          <text:p text:style-name="Text_20_body"><text:a xlink:type="simple" xlink:href="https://www.uio.no/tjenester/it/ki/" office:name=""><text:span text:style-name="Definition">https://www.uio.no/tjenester/it/ki/</text:span></text:a></text:p>
          <text:p text:style-name="Text_20_body">Denne siden oppdateres jevnlig med nye tjenester og informasjon. Anbefaler at du besøker den for mest oppdatert informasjon.</text:p>
        </text:section>
        <text:section text:name="hvorfor-bruke-uios-versjoner">
          <text:h text:style-name="Heading_20_1" text:outline-level="1">Hvorfor bruke UiOs versjoner?</text:h>
          <text:list text:style-name="L76">
            <text:list-item>
              <text:p text:style-name="P77"><text:a xlink:type="simple" xlink:href="#fragment-508c997d-1" office:name=""><text:span text:style-name="Definition">Personvern og datasikkerhet</text:span></text:a></text:p>
            </text:list-item>
            <text:list-item>
              <text:p text:style-name="P77"><text:a xlink:type="simple" xlink:href="#fragment-508c997d-2" office:name=""><text:span text:style-name="Definition">Tilleggsfunksjonalitet</text:span></text:a></text:p>
            </text:list-item>
            <text:list-item>
              <text:p text:style-name="P77"><text:a xlink:type="simple" xlink:href="#fragment-508c997d-3" office:name=""><text:span text:style-name="Definition">Støtte og opplæring</text:span></text:a></text:p>
            </text:list-item>
          </text:list>
          <text:section text:name="fragment-508c997d-1">
            <text:p text:style-name="First_20_paragraph"><text:span text:style-name="T1">Institusjonelle avtaler gir bedre beskyttelse:</text:span></text:p>
            <text:list text:style-name="L77">
              <text:list-item>
                <text:p text:style-name="P78"><text:span text:style-name="T1">Databehandleravtaler</text:span> - UiO har avtaler med leverandørene om hvordan data behandles</text:p>
              </text:list-item>
              <text:list-item>
                <text:p text:style-name="P78"><text:span text:style-name="T1">Ingen bruk til trening</text:span> - Dine samtaler brukes IKKE til å trene modellen</text:p>
              </text:list-item>
              <text:list-item>
                <text:p text:style-name="P78"><text:span text:style-name="T1">Bedre kontroll</text:span> - UiO kan stille krav til leverandørene</text:p>
              </text:list-item>
              <text:list-item>
                <text:p text:style-name="P78"><text:span text:style-name="T1">GDPR-compliance</text:span> - Avtalene sikrer at personvernregelverket følges</text:p>
              </text:list-item>
              <text:list-item>
                <text:p text:style-name="P78"><text:span text:style-name="T1">Europeiske servere</text:span> - Data lagres ofte i EU/EØS-området</text:p>
              </text:list-item>
            </text:list>
            <text:p text:style-name="First_20_paragraph"><text:span text:style-name="T1">Gratis versjoner:</text:span></text:p>
            <text:list text:style-name="L78">
              <text:list-item>
                <text:p text:style-name="P79">Ingen garantier for hvordan data brukes</text:p>
              </text:list-item>
              <text:list-item>
                <text:p text:style-name="P79">Kan brukes til modelltrening</text:p>
              </text:list-item>
              <text:list-item>
                <text:p text:style-name="P79">Ofte amerikanske servere</text:p>
              </text:list-item>
              <text:list-item>
                <text:p text:style-name="P79">Mindre kontroll</text:p>
              </text:list-item>
            </text:list>
          </text:section>
          <text:section text:name="fragment-508c997d-2">
            <text:p text:style-name="First_20_paragraph"><text:span text:style-name="T1">Institusjonelle versjoner har ofte flere funksjoner:</text:span></text:p>
            <text:list text:style-name="L79">
              <text:list-item>
                <text:p text:style-name="P80"><text:span text:style-name="T1">Større kontekstvindu</text:span> - Kan håndtere lengre dokumenter</text:p>
              </text:list-item>
              <text:list-item>
                <text:p text:style-name="P80"><text:span text:style-name="T1">Nyere modeller</text:span> - Tilgang til de siste og beste modellene</text:p>
              </text:list-item>
              <text:list-item>
                <text:p text:style-name="P80"><text:span text:style-name="T1">Fileopplasting</text:span> - Kan laste opp dokumenter for analyse</text:p>
              </text:list-item>
              <text:list-item>
                <text:p text:style-name="P80"><text:span text:style-name="T1">Integrasjoner</text:span> - Kan integreres med andre UiO-tjenester</text:p>
              </text:list-item>
              <text:list-item>
                <text:p text:style-name="P80"><text:span text:style-name="T1">Bedre ytelse</text:span> - Raskere responstider</text:p>
              </text:list-item>
              <text:list-item>
                <text:p text:style-name="P80"><text:span text:style-name="T1">Færre begrensninger</text:span> - Flere spørsmål per dag/time</text:p>
              </text:list-item>
            </text:list>
          </text:section>
          <text:section text:name="fragment-508c997d-3">
            <text:p text:style-name="First_20_paragraph"><text:span text:style-name="T1">Ved bruk av UiOs versjoner:</text:span></text:p>
            <text:list text:style-name="L80">
              <text:list-item>
                <text:p text:style-name="P81">IT-avdelingen kan hjelpe med tekniske problemer</text:p>
              </text:list-item>
              <text:list-item>
                <text:p text:style-name="P81">Opplæringsressurser tilpasset UiO</text:p>
              </text:list-item>
              <text:list-item>
                <text:p text:style-name="P81">Support på norsk</text:p>
              </text:list-item>
              <text:list-item>
                <text:p text:style-name="P81">Felles retningslinjer og beste praksis</text:p>
              </text:list-item>
              <text:list-item>
                <text:p text:style-name="P81">Erfaringsdeling med kolleger</text:p>
              </text:list-item>
            </text:list>
          </text:section>
        </text:section>
        <text:section text:name="tilgjengelige-tjenester">
          <text:h text:style-name="Heading_20_1" text:outline-level="1">Tilgjengelige tjenester</text:h>
          <text:h text:style-name="Heading_20_3" text:outline-level="3"><text:bookmark-start text:name="merk-5"/>Merk<text:bookmark-end text:name="merk-5"/></text:h>
          <text:p text:style-name="First_20_paragraph"><text:span text:style-name="T1">Viktig:</text:span> Listen under kan være utdatert. Sjekk alltid <text:a xlink:type="simple" xlink:href="https://www.uio.no/tjenester/it/ki/" office:name=""><text:span text:style-name="Definition">https://www.uio.no/tjenester/it/ki/</text:span></text:a> for oppdatert informasjon.</text:p>
          <text:p text:style-name="Text_20_body">Typiske tjenester som kan være tilgjengelige (eksempler):</text:p>
          <text:list text:style-name="L81">
            <text:list-item>
              <text:p text:style-name="P82"><text:a xlink:type="simple" xlink:href="#fragment-e4895160-1" office:name=""><text:span text:style-name="Definition">Tekstgenerering (LLM)</text:span></text:a></text:p>
            </text:list-item>
            <text:list-item>
              <text:p text:style-name="P82"><text:a xlink:type="simple" xlink:href="#fragment-e4895160-2" office:name=""><text:span text:style-name="Definition">Spesialiserte KI-verktøy</text:span></text:a></text:p>
            </text:list-item>
            <text:list-item>
              <text:p text:style-name="P82"><text:a xlink:type="simple" xlink:href="#fragment-e4895160-3" office:name=""><text:span text:style-name="Definition">Bildegenereering og andre</text:span></text:a></text:p>
            </text:list-item>
          </text:list>
          <text:section text:name="fragment-e4895160-1">
            <text:p text:style-name="First_20_paragraph"><text:span text:style-name="T1">Microsoft Copilot (Business/Enterprise):</text:span></text:p>
            <text:list text:style-name="L82">
              <text:list-item>
                <text:p text:style-name="P83">Integrert med Microsoft 365</text:p>
              </text:list-item>
              <text:list-item>
                <text:p text:style-name="P83">Kan brukes i Word, Outlook, Teams, PowerPoint</text:p>
              </text:list-item>
              <text:list-item>
                <text:p text:style-name="P83">Tilgang via UiO-konto</text:p>
              </text:list-item>
              <text:list-item>
                <text:p text:style-name="P83">Databehandleravtale på plass</text:p>
              </text:list-item>
            </text:list>
            <text:p text:style-name="First_20_paragraph"><text:span text:style-name="T1">ChatGPT Enterprise/Team:</text:span></text:p>
            <text:list text:style-name="L83">
              <text:list-item>
                <text:p text:style-name="P84">Kan være tilgjengelig for visse bruksområder</text:p>
              </text:list-item>
              <text:list-item>
                <text:p text:style-name="P84">Bedre personvern enn gratis versjon</text:p>
              </text:list-item>
              <text:list-item>
                <text:p text:style-name="P84">Ingen bruk til trening av modellen</text:p>
              </text:list-item>
            </text:list>
            <text:p text:style-name="First_20_paragraph"><text:span text:style-name="T1">Andre verktøy:</text:span></text:p>
            <text:list text:style-name="L84">
              <text:list-item>
                <text:p text:style-name="P85">Sjekk UiOs nettsider for fullstendig liste</text:p>
              </text:list-item>
            </text:list>
          </text:section>
          <text:section text:name="fragment-e4895160-2">
            <text:p text:style-name="First_20_paragraph"><text:span text:style-name="T1">For forskning:</text:span></text:p>
            <text:list text:style-name="L85">
              <text:list-item>
                <text:p text:style-name="P86">Verktøy for dataanalyse</text:p>
              </text:list-item>
              <text:list-item>
                <text:p text:style-name="P86">Forskningsassistenter</text:p>
              </text:list-item>
              <text:list-item>
                <text:p text:style-name="P86">Litteraturgjennomgang</text:p>
              </text:list-item>
            </text:list>
            <text:p text:style-name="First_20_paragraph"><text:span text:style-name="T1">For undervisning:</text:span></text:p>
            <text:list text:style-name="L86">
              <text:list-item>
                <text:p text:style-name="P87">Verktøy for å lage undervisningsmateriell</text:p>
              </text:list-item>
              <text:list-item>
                <text:p text:style-name="P87">Vurderingsverktøy</text:p>
              </text:list-item>
              <text:list-item>
                <text:p text:style-name="P87">Automatisk tilbakemelding</text:p>
              </text:list-item>
            </text:list>
            <text:p text:style-name="First_20_paragraph"><text:span text:style-name="T1">For administrasjon:</text:span></text:p>
            <text:list text:style-name="L87">
              <text:list-item>
                <text:p text:style-name="P88">Dokumentbehandling</text:p>
              </text:list-item>
              <text:list-item>
                <text:p text:style-name="P88">Automatisering av rutineoppgaver</text:p>
              </text:list-item>
              <text:list-item>
                <text:p text:style-name="P88">Møteassistenter</text:p>
              </text:list-item>
            </text:list>
            <text:p text:style-name="First_20_paragraph">Sjekk med IT-avdelingen eller din enhet hva som er tilgjengelig for deg.</text:p>
          </text:section>
          <text:section text:name="fragment-e4895160-3">
            <text:p text:style-name="Text_20_body"><text:span text:style-name="T1">Andre KI-verktøy:</text:span></text:p>
            <text:list text:style-name="L88">
              <text:list-item>
                <text:p text:style-name="P89">Bildegenerering</text:p>
              </text:list-item>
              <text:list-item>
                <text:p text:style-name="P89">Transkripsjon av møter</text:p>
              </text:list-item>
              <text:list-item>
                <text:p text:style-name="P89">Oversettelse</text:p>
              </text:list-item>
              <text:list-item>
                <text:p text:style-name="P89">Tilgjengelighetsverktøy</text:p>
              </text:list-item>
            </text:list>
            <text:p text:style-name="First_20_paragraph">Tilgjengeligheten varierer - sjekk UiOs oversikt.</text:p>
          </text:section>
        </text:section>
        <text:section text:name="hvordan-fa-tilgang">
          <text:h text:style-name="Heading_20_1" text:outline-level="1"><text:bookmark-start text:name="hvordan-få-tilgang"/>Hvordan få tilgang<text:bookmark-end text:name="hvordan-få-tilgang"/></text:h>
          <text:list text:style-name="L89">
            <text:list-item>
              <text:p text:style-name="P90"><text:a xlink:type="simple" xlink:href="#fragment-ef2eb08f-1" office:name=""><text:span text:style-name="Definition">Steg 1: Sjekk hva som er tilgjengelig</text:span></text:a></text:p>
            </text:list-item>
            <text:list-item>
              <text:p text:style-name="P90"><text:a xlink:type="simple" xlink:href="#fragment-ef2eb08f-2" office:name=""><text:span text:style-name="Definition">Steg 2: Søk om tilgang</text:span></text:a></text:p>
            </text:list-item>
            <text:list-item>
              <text:p text:style-name="P90"><text:a xlink:type="simple" xlink:href="#fragment-ef2eb08f-3" office:name=""><text:span text:style-name="Definition">Steg 3: Logg inn og kom i gang</text:span></text:a></text:p>
            </text:list-item>
            <text:list-item>
              <text:p text:style-name="P90"><text:a xlink:type="simple" xlink:href="#fragment-ef2eb08f-4" office:name=""><text:span text:style-name="Definition">Steg 4: Få hjelp</text:span></text:a></text:p>
            </text:list-item>
          </text:list>
          <text:section text:name="fragment-ef2eb08f-1">
            <text:p text:style-name="First_20_paragraph"><text:span text:style-name="T1">Gå til UiOs IT-tjenester:</text:span></text:p>
            <text:list text:style-name="L90">
              <text:list-item>
                <text:p text:style-name="P91">Besøk <text:a xlink:type="simple" xlink:href="https://www.uio.no/tjenester/it/ki/" office:name=""><text:span text:style-name="Definition">https://www.uio.no/tjenester/it/ki/</text:span></text:a></text:p>
              </text:list-item>
              <text:list-item>
                <text:p text:style-name="P91">Les om hvilke tjenester som er tilgjengelige</text:p>
              </text:list-item>
              <text:list-item>
                <text:p text:style-name="P91">Sjekk om det er noen begrensninger (f.eks. kun for visse enheter)</text:p>
              </text:list-item>
            </text:list>
            <text:p text:style-name="First_20_paragraph"><text:span text:style-name="T1">Eller:</text:span></text:p>
            <text:list text:style-name="L91">
              <text:list-item>
                <text:p text:style-name="P92">Kontakt din IT-kontaktperson</text:p>
              </text:list-item>
              <text:list-item>
                <text:p text:style-name="P92">Spør kolleger hva de bruker</text:p>
              </text:list-item>
              <text:list-item>
                <text:p text:style-name="P92">Sjekk interne informasjonskanaler</text:p>
              </text:list-item>
            </text:list>
          </text:section>
          <text:section text:name="fragment-ef2eb08f-2">
            <text:p text:style-name="First_20_paragraph"><text:span text:style-name="T1">Vanlige framgangsmåter:</text:span></text:p>
            <text:list text:style-name="L92">
              <text:list-item>
                <text:p text:style-name="P93"><text:span text:style-name="T1">Automatisk tilgang</text:span> - Noen tjenester er tilgjengelige for alle ansatte via UiO-konto</text:p>
              </text:list-item>
              <text:list-item>
                <text:p text:style-name="P93"><text:span text:style-name="T1">Selvbetjening</text:span> - Bestill tilgang via UiOs selvbetjeningsportal</text:p>
              </text:list-item>
              <text:list-item>
                <text:p text:style-name="P93"><text:span text:style-name="T1">Godkjenning</text:span> - Noen verktøy krever godkjenning fra leder/fakultet</text:p>
              </text:list-item>
              <text:list-item>
                <text:p text:style-name="P93"><text:span text:style-name="T1">Kursing først</text:span> - Enkelte verktøy kan kreve at du tar et kurs først</text:p>
              </text:list-item>
            </text:list>
            <text:p text:style-name="First_20_paragraph"><text:span text:style-name="T1">Sjekk:</text:span></text:p>
            <text:list text:style-name="L93">
              <text:list-item>
                <text:p text:style-name="P94">Dokumentasjon på uio.no</text:p>
              </text:list-item>
              <text:list-item>
                <text:p text:style-name="P94">Hjelp.uio.no</text:p>
              </text:list-item>
              <text:list-item>
                <text:p text:style-name="P94">Kontakt IT-avdelingen</text:p>
              </text:list-item>
            </text:list>
          </text:section>
          <text:section text:name="fragment-ef2eb08f-3">
            <text:p text:style-name="First_20_paragraph"><text:span text:style-name="T1">Første gangs bruk:</text:span></text:p>
            <text:list text:style-name="L94">
              <text:list-item>
                <text:p text:style-name="P95">Logg inn med din UiO-konto (<text:a xlink:type="simple" xlink:href="mailto:brukernavn%40uio.no" office:name=""><text:span text:style-name="Definition">brukernavn@uio.no</text:span></text:a>)</text:p>
              </text:list-item>
              <text:list-item>
                <text:p text:style-name="P95">Les eventuelle retningslinjer eller bruksvilkår</text:p>
              </text:list-item>
              <text:list-item>
                <text:p text:style-name="P95">Utforsk grensesnittet</text:p>
              </text:list-item>
              <text:list-item>
                <text:p text:style-name="P95">Start med enkle oppgaver</text:p>
              </text:list-item>
            </text:list>
            <text:p text:style-name="First_20_paragraph"><text:span text:style-name="T1">Tips:</text:span></text:p>
            <text:list text:style-name="L95">
              <text:list-item>
                <text:p text:style-name="P96">Delta på innføringskurs hvis tilgjengelig</text:p>
              </text:list-item>
              <text:list-item>
                <text:p text:style-name="P96">Les dokumentasjon og brukerveiledninger</text:p>
              </text:list-item>
              <text:list-item>
                <text:p text:style-name="P96">Start smått - eksperimenter med ukritiske oppgaver først</text:p>
              </text:list-item>
            </text:list>
          </text:section>
          <text:section text:name="fragment-ef2eb08f-4">
            <text:p text:style-name="First_20_paragraph"><text:span text:style-name="T1">Hvis du står fast:</text:span></text:p>
            <text:list text:style-name="L96">
              <text:list-item>
                <text:p text:style-name="P97"><text:span text:style-name="T1">IT-support:</text:span> Kontakt UiOs IT-avdeling via hjelp.uio.no</text:p>
              </text:list-item>
              <text:list-item>
                <text:p text:style-name="P97"><text:span text:style-name="T1">Dokumentasjon:</text:span> Les veiledninger på UiOs nettsider</text:p>
              </text:list-item>
              <text:list-item>
                <text:p text:style-name="P97"><text:span text:style-name="T1">Kolleger:</text:span> Spør andre som bruker samme verktøy</text:p>
              </text:list-item>
              <text:list-item>
                <text:p text:style-name="P97"><text:span text:style-name="T1">Kurs:</text:span> Meld deg på kurs i KI-verktøy</text:p>
              </text:list-item>
            </text:list>
          </text:section>
        </text:section>
        <text:section text:name="retningslinjer-og-policies">
          <text:h text:style-name="Heading_20_1" text:outline-level="1">Retningslinjer og policies</text:h>
          <text:p text:style-name="First_20_paragraph">Når du bruker KI-verktøy på jobb, er det viktig å følge UiOs retningslinjer.</text:p>
          <text:h text:style-name="Heading_20_3" text:outline-level="3"><text:bookmark-start text:name="obs-3"/>OBS!<text:bookmark-end text:name="obs-3"/></text:h>
          <text:p text:style-name="First_20_paragraph"><text:span text:style-name="T1">Du er ansvarlig for hvordan du bruker KI-verktøy, selv om UiO tilbyr dem.</text:span></text:p>
          <text:list text:style-name="L97">
            <text:list-item>
              <text:p text:style-name="P98"><text:a xlink:type="simple" xlink:href="#fragment-fc1958c5-1" office:name=""><text:span text:style-name="Definition">Generelle retningslinjer</text:span></text:a></text:p>
            </text:list-item>
            <text:list-item>
              <text:p text:style-name="P98"><text:a xlink:type="simple" xlink:href="#fragment-fc1958c5-2" office:name=""><text:span text:style-name="Definition">Hva er tillatt?</text:span></text:a></text:p>
            </text:list-item>
            <text:list-item>
              <text:p text:style-name="P98"><text:a xlink:type="simple" xlink:href="#fragment-fc1958c5-3" office:name=""><text:span text:style-name="Definition">Hva er IKKE tillatt?</text:span></text:a></text:p>
            </text:list-item>
            <text:list-item>
              <text:p text:style-name="P98"><text:a xlink:type="simple" xlink:href="#fragment-fc1958c5-4" office:name=""><text:span text:style-name="Definition">Spesielle hensyn</text:span></text:a></text:p>
            </text:list-item>
          </text:list>
          <text:section text:name="fragment-fc1958c5-1">
            <text:p text:style-name="First_20_paragraph"><text:span text:style-name="T1">Kjerneprinsippers:</text:span></text:p>
            <text:list text:style-name="L98">
              <text:list-item>
                <text:p text:style-name="P99"><text:span text:style-name="T1">Personvern først</text:span> - Beskytt personopplysninger og sensitiv data</text:p>
              </text:list-item>
              <text:list-item>
                <text:p text:style-name="P99"><text:span text:style-name="T1">Kvalitetssikring</text:span> - Verifiser alltid output før bruk</text:p>
              </text:list-item>
              <text:list-item>
                <text:p text:style-name="P99"><text:span text:style-name="T1">Åpenhet</text:span> - Vær transparent om bruk av KI når relevant</text:p>
              </text:list-item>
              <text:list-item>
                <text:p text:style-name="P99"><text:span text:style-name="T1">Etisk bruk</text:span> - Bruk KI på en ansvarlig og etisk måte</text:p>
              </text:list-item>
              <text:list-item>
                <text:p text:style-name="P99"><text:span text:style-name="T1">Følg lover og regler</text:span> - GDPR, opphavsrett, UiOs retningslinjer</text:p>
              </text:list-item>
            </text:list>
            <text:p text:style-name="First_20_paragraph"><text:span text:style-name="T1">Husk:</text:span></text:p>
            <text:p text:style-name="Text_20_body">Retningslinjer kan endre seg. Sjekk jevnlig for oppdateringer.</text:p>
          </text:section>
          <text:section text:name="fragment-fc1958c5-2">
            <text:p text:style-name="Text_20_body"><text:span text:style-name="T1">Typisk tillatt bruk:</text:span></text:p>
            <text:list text:style-name="L99">
              <text:list-item>
                <text:p text:style-name="P100">Skrive utkast til tekster</text:p>
              </text:list-item>
              <text:list-item>
                <text:p text:style-name="P100">Forbedre og redigere egne tekster</text:p>
              </text:list-item>
              <text:list-item>
                <text:p text:style-name="P100">Oversette dokumenter (ikke-sensitive)</text:p>
              </text:list-item>
              <text:list-item>
                <text:p text:style-name="P100">Brainstorming og idéutvikling</text:p>
              </text:list-item>
              <text:list-item>
                <text:p text:style-name="P100">Lære nye konsepter</text:p>
              </text:list-item>
              <text:list-item>
                <text:p text:style-name="P100">Oppsummere ikke-sensitiv informasjon</text:p>
              </text:list-item>
              <text:list-item>
                <text:p text:style-name="P100">Strukturere data og informasjon</text:p>
              </text:list-item>
              <text:list-item>
                <text:p text:style-name="P100">Få forklaringer på faglige emner</text:p>
              </text:list-item>
            </text:list>
            <text:p text:style-name="First_20_paragraph"><text:span text:style-name="T1">Avhenger av:</text:span></text:p>
            <text:list text:style-name="L100">
              <text:list-item>
                <text:p text:style-name="P101">Type informasjon (sensitiv eller ikke)</text:p>
              </text:list-item>
              <text:list-item>
                <text:p text:style-name="P101">Formål (forskning, undervisning, administrasjon)</text:p>
              </text:list-item>
              <text:list-item>
                <text:p text:style-name="P101">Spesifikke retningslinjer for din enhet</text:p>
              </text:list-item>
            </text:list>
          </text:section>
          <text:section text:name="fragment-fc1958c5-3">
            <text:p text:style-name="First_20_paragraph"><text:span text:style-name="T1">Typisk ikke tillatt:</text:span></text:p>
            <text:list text:style-name="L101">
              <text:list-item>
                <text:p text:style-name="P102">Dele personopplysninger med KI-verktøy uten hjemmel</text:p>
              </text:list-item>
              <text:list-item>
                <text:p text:style-name="P102">Dele graderte eller konfidensielle dokumenter</text:p>
              </text:list-item>
              <text:list-item>
                <text:p text:style-name="P102">Bruke output uten kvalitetssikring i kritiske situasjoner</text:p>
              </text:list-item>
              <text:list-item>
                <text:p text:style-name="P102">Presentere KI-generert innhold som ditt eget uten kvalitetssikring</text:p>
              </text:list-item>
              <text:list-item>
                <text:p text:style-name="P102">Omgå sikkerhetsmekanismer</text:p>
              </text:list-item>
              <text:list-item>
                <text:p text:style-name="P102">Bruke KI til uetiske formål</text:p>
              </text:list-item>
            </text:list>
            <text:p text:style-name="First_20_paragraph"><text:span text:style-name="T1">Usikker?</text:span></text:p>
            <text:p text:style-name="Text_20_body">Spør leder, personvernombud, eller IT-sikkerhet før du gjør noe du er usikker på.</text:p>
          </text:section>
          <text:section text:name="fragment-fc1958c5-4">
            <text:p text:style-name="Text_20_body"><text:span text:style-name="T1">For undervisning:</text:span></text:p>
            <text:list text:style-name="L102">
              <text:list-item>
                <text:p text:style-name="P103">Sjekk retningslinjer for bruk av KI i vurdering</text:p>
              </text:list-item>
              <text:list-item>
                <text:p text:style-name="P103">Vær åpen med studenter om hvordan KI brukes</text:p>
              </text:list-item>
              <text:list-item>
                <text:p text:style-name="P103">Vurder om KI-bruk må dokumenteres</text:p>
              </text:list-item>
            </text:list>
            <text:p text:style-name="First_20_paragraph"><text:span text:style-name="T1">For forskning:</text:span></text:p>
            <text:list text:style-name="L103">
              <text:list-item>
                <text:p text:style-name="P104">Sjekk med REK (Regional etisk komité) hvis relevant</text:p>
              </text:list-item>
              <text:list-item>
                <text:p text:style-name="P104">Vurder om bruk av KI må rapporteres i publikasjoner</text:p>
              </text:list-item>
              <text:list-item>
                <text:p text:style-name="P104">Tenk på hvordan KI-bruk påvirker reproduserbarhet</text:p>
              </text:list-item>
            </text:list>
            <text:p text:style-name="First_20_paragraph"><text:span text:style-name="T1">For administrasjon:</text:span></text:p>
            <text:list text:style-name="L104">
              <text:list-item>
                <text:p text:style-name="P105">Sjekk om det finnes spesifikke retningslinjer for ditt arbeidsområde</text:p>
              </text:list-item>
              <text:list-item>
                <text:p text:style-name="P105">Vurder personvern ved behandling av personalsaker</text:p>
              </text:list-item>
              <text:list-item>
                <text:p text:style-name="P105">Dokumenter viktige beslutninger tatt med KI-assistanse</text:p>
              </text:list-item>
            </text:list>
          </text:section>
        </text:section>
        <text:section text:name="hvor-finner-du-hjelp">
          <text:h text:style-name="Heading_20_1" text:outline-level="1">Hvor finner du hjelp?</text:h>
          <text:list text:style-name="L105">
            <text:list-item>
              <text:p text:style-name="P106"><text:a xlink:type="simple" xlink:href="#fragment-d1137e82-1" office:name=""><text:span text:style-name="Definition">Dokumentasjon og veiledninger</text:span></text:a></text:p>
            </text:list-item>
            <text:list-item>
              <text:p text:style-name="P106"><text:a xlink:type="simple" xlink:href="#fragment-d1137e82-2" office:name=""><text:span text:style-name="Definition">Kurs og opplæring</text:span></text:a></text:p>
            </text:list-item>
            <text:list-item>
              <text:p text:style-name="P106"><text:a xlink:type="simple" xlink:href="#fragment-d1137e82-3" office:name=""><text:span text:style-name="Definition">Support og hjelp</text:span></text:a></text:p>
            </text:list-item>
          </text:list>
          <text:section text:name="fragment-d1137e82-1">
            <text:p text:style-name="First_20_paragraph"><text:span text:style-name="T1">UiOs ressurser:</text:span></text:p>
            <text:list text:style-name="L106">
              <text:list-item>
                <text:p text:style-name="P107"><text:span text:style-name="T1">Hovedside:</text:span> <text:a xlink:type="simple" xlink:href="https://www.uio.no/tjenester/it/ki/" office:name=""><text:span text:style-name="Definition">https://www.uio.no/tjenester/it/ki/</text:span></text:a></text:p>
              </text:list-item>
              <text:list-item>
                <text:p text:style-name="P107"><text:span text:style-name="T1">IT-hjelp:</text:span> <text:a xlink:type="simple" xlink:href="https://hjelp.uio.no" office:name=""><text:span text:style-name="Definition">https://hjelp.uio.no</text:span></text:a></text:p>
              </text:list-item>
              <text:list-item>
                <text:p text:style-name="P107"><text:span text:style-name="T1">Personvern:</text:span> UiOs personvernombud</text:p>
              </text:list-item>
              <text:list-item>
                <text:p text:style-name="P107"><text:span text:style-name="T1">IT-sikkerhet:</text:span> USIT/IT-avdelingen</text:p>
              </text:list-item>
            </text:list>
            <text:p text:style-name="First_20_paragraph"><text:span text:style-name="T1">Eksterne ressurser:</text:span></text:p>
            <text:list text:style-name="L107">
              <text:list-item>
                <text:p text:style-name="P108">Dokumentasjon fra KI-leverandørene</text:p>
              </text:list-item>
              <text:list-item>
                <text:p text:style-name="P108">Nettkurs og tutorials</text:p>
              </text:list-item>
              <text:list-item>
                <text:p text:style-name="P108">Faglige forum og communities</text:p>
              </text:list-item>
            </text:list>
          </text:section>
          <text:section text:name="fragment-d1137e82-2">
            <text:p text:style-name="First_20_paragraph"><text:span text:style-name="T1">UiO tilbyr:</text:span></text:p>
            <text:list text:style-name="L108">
              <text:list-item>
                <text:p text:style-name="P109">Innføringskurs i KI-verktøy</text:p>
              </text:list-item>
              <text:list-item>
                <text:p text:style-name="P109">Spesifikke kurs for ulike verktøy</text:p>
              </text:list-item>
              <text:list-item>
                <text:p text:style-name="P109">Webinarer og workshops</text:p>
              </text:list-item>
              <text:list-item>
                <text:p text:style-name="P109">E-læringskurs</text:p>
              </text:list-item>
            </text:list>
            <text:p text:style-name="First_20_paragraph"><text:span text:style-name="T1">Sjekk:</text:span></text:p>
            <text:list text:style-name="L109">
              <text:list-item>
                <text:p text:style-name="P110">Kurskatalog på uio.no</text:p>
              </text:list-item>
              <text:list-item>
                <text:p text:style-name="P110">Interne opplæringssider</text:p>
              </text:list-item>
              <text:list-item>
                <text:p text:style-name="P110">Invitasjoner fra HR eller din enhet</text:p>
              </text:list-item>
            </text:list>
          </text:section>
          <text:section text:name="fragment-d1137e82-3">
            <text:p text:style-name="First_20_paragraph"><text:span text:style-name="T1">Teknisk support:</text:span></text:p>
            <text:list text:style-name="L110">
              <text:list-item>
                <text:p text:style-name="P111">IT-helpdesk: hjelp.uio.no</text:p>
              </text:list-item>
              <text:list-item>
                <text:p text:style-name="P111">E-post: <text:a xlink:type="simple" xlink:href="mailto:orakel%40usit.uio.no" office:name=""><text:span text:style-name="Definition">orakel@usit.uio.no</text:span></text:a> (generell IT-support)</text:p>
              </text:list-item>
              <text:list-item>
                <text:p text:style-name="P111">Telefon: Finn nummer på hjelp.uio.no</text:p>
              </text:list-item>
            </text:list>
            <text:p text:style-name="First_20_paragraph"><text:span text:style-name="T1">Faglig support:</text:span></text:p>
            <text:list text:style-name="L111">
              <text:list-item>
                <text:p text:style-name="P112">Kolleger som bruker samme verktøy</text:p>
              </text:list-item>
              <text:list-item>
                <text:p text:style-name="P112">Fagnettverk ved UiO</text:p>
              </text:list-item>
              <text:list-item>
                <text:p text:style-name="P112">Interne chat-kanaler eller forum</text:p>
              </text:list-item>
            </text:list>
            <text:p text:style-name="First_20_paragraph"><text:span text:style-name="T1">Sikkerhet og personvern:</text:span></text:p>
            <text:list text:style-name="L112">
              <text:list-item>
                <text:p text:style-name="P113">Personvernombud</text:p>
              </text:list-item>
              <text:list-item>
                <text:p text:style-name="P113">IT-sikkerhet ved USIT</text:p>
              </text:list-item>
              <text:list-item>
                <text:p text:style-name="P113">Din leder</text:p>
              </text:list-item>
            </text:list>
          </text:section>
        </text:section>
        <text:section text:name="praktiske-tips-for-a-komme-i-gang">
          <text:h text:style-name="Heading_20_1" text:outline-level="1"><text:bookmark-start text:name="praktiske-tips-for-å-komme-i-gang"/>Praktiske tips for å komme i gang<text:bookmark-end text:name="praktiske-tips-for-å-komme-i-gang"/></text:h>
          <text:h text:style-name="Heading_20_3" text:outline-level="3"><text:bookmark-start text:name="merk-6"/>Merk<text:bookmark-end text:name="merk-6"/></text:h>
          <text:p text:style-name="First_20_paragraph"><text:span text:style-name="T1">Slik kommer du trygt i gang:</text:span></text:p>
          <text:list text:style-name="L113">
            <text:list-item>
              <text:p text:style-name="P114"><text:span text:style-name="T1">Start med godkjente verktøy</text:span> - Bruk KI-tjenester som UiO har godkjent - Les retningslinjene først</text:p>
            </text:list-item>
            <text:list-item>
              <text:p text:style-name="P114"><text:span text:style-name="T1">Begynn med enkle oppgaver</text:span> - Test med ikke-sensitiv informasjon - Eksperimenter med språkforbedring, brainstorming - Bygg erfaring gradvis</text:p>
            </text:list-item>
            <text:list-item>
              <text:p text:style-name="P114"><text:span text:style-name="T1">Lær av andre</text:span> - Snakk med kolleger som bruker KI - Delta på kurs og workshops - Del erfaringer og tips</text:p>
            </text:list-item>
            <text:list-item>
              <text:p text:style-name="P114"><text:span text:style-name="T1">Vær kritisk</text:span> - Verifiser alltid viktig informasjon - Tenk personvern i hver samtale - Bruk sunn fornuft</text:p>
            </text:list-item>
            <text:list-item>
              <text:p text:style-name="P114"><text:span text:style-name="T1">Hold deg oppdatert</text:span> - Sjekk UiOs nettsider jevnlig - Les nyhetsbrev om KI ved UiO - Delta i faglige oppdateringer</text:p>
            </text:list-item>
          </text:list>
          <text:h text:style-name="Heading_20_3" text:outline-level="3"><text:bookmark-start text:name="oppgave-1"/>Oppgave<text:bookmark-end text:name="oppgave-1"/></text:h>
          <text:p text:style-name="First_20_paragraph"><text:span text:style-name="T1">Oppgave: Utforsk UiOs KI-tjenester</text:span></text:p>
          <text:p text:style-name="Text_20_body">Gå til <text:a xlink:type="simple" xlink:href="https://www.uio.no/tjenester/it/ki/" office:name=""><text:span text:style-name="Definition">https://www.uio.no/tjenester/it/ki/</text:span></text:a> og finn svar på:</text:p>
          <text:list text:style-name="L114">
            <text:list-item>
              <text:p text:style-name="P115">Hvilke KI-tjenester har du tilgang til?</text:p>
            </text:list-item>
            <text:list-item>
              <text:p text:style-name="P115">Hvordan søker du om tilgang hvis du ikke har det?</text:p>
            </text:list-item>
            <text:list-item>
              <text:p text:style-name="P115">Finnes det retningslinjer spesifikke for din rolle (forsker/administrativ/underviser)?</text:p>
            </text:list-item>
            <text:list-item>
              <text:p text:style-name="P115">Hvor kan du få hjelp hvis du står fast?</text:p>
            </text:list-item>
          </text:list>
          <text:p text:style-name="First_20_paragraph">Ta gjerne notater som du kan bruke som referanse senere.</text:p>
          <text:h text:style-name="Heading_20_3" text:outline-level="3"><text:bookmark-start text:name="merk-7"/>Merk<text:bookmark-end text:name="merk-7"/></text:h>
          <text:p text:style-name="First_20_paragraph">I neste episode skal vi se på hvordan du kan skrive gode “prompts” (instruksjoner) til KI-verktøy, og lære grunnleggende prompt engineering.</text:p>
        </text:section>
      </text:section>
      <text:section text:name="episode5">
        <text:section text:name="episode-5-prompting-og-prompt-engineering">
          <text:h text:style-name="Heading_20_1" text:outline-level="1">Episode 5: Prompting og prompt engineering</text:h>
          <text:p text:style-name="First_20_paragraph">I denne episoden lærer du hvordan du skriver gode instruksjoner (prompts) til KI-verktøy for å få best mulige resultater.</text:p>
          <text:section text:name="temaer-som-dekkes">
            <text:h text:style-name="Heading_20_2" text:outline-level="2"><text:bookmark-start text:name="temaer-som-dekkes-4"/>Temaer som dekkes<text:bookmark-end text:name="temaer-som-dekkes-4"/></text:h>
            <text:list text:style-name="L115">
              <text:list-item>
                <text:p text:style-name="P116">Hva er en prompt?</text:p>
              </text:list-item>
              <text:list-item>
                <text:p text:style-name="P116">Grunnleggende prinsipper for god prompting</text:p>
              </text:list-item>
              <text:list-item>
                <text:p text:style-name="P116">Teknikker for å forbedre resultater</text:p>
              </text:list-item>
              <text:list-item>
                <text:p text:style-name="P116">Vanlige feil og hvordan unngå dem</text:p>
              </text:list-item>
              <text:list-item>
                <text:p text:style-name="P116">Praktiske eksempler</text:p>
              </text:list-item>
            </text:list>
          </text:section>
          <text:section text:name="laeringsmal">
            <text:h text:style-name="Heading_20_2" text:outline-level="2"><text:bookmark-start text:name="læringsmål-4"/>Læringsmål<text:bookmark-end text:name="læringsmål-4"/></text:h>
            <text:p text:style-name="First_20_paragraph">Etter denne episoden vil du kunne:</text:p>
            <text:list text:style-name="L116">
              <text:list-item>
                <text:p text:style-name="P117">Skrive klare og effektive prompts</text:p>
              </text:list-item>
              <text:list-item>
                <text:p text:style-name="P117">Bruke ulike prompt-teknikker for forskjellige oppgaver</text:p>
              </text:list-item>
              <text:list-item>
                <text:p text:style-name="P117">Iterere og forbedre prompts basert på resultatene</text:p>
              </text:list-item>
              <text:list-item>
                <text:p text:style-name="P117">Gjenkjenne vanlige feil i prompting</text:p>
              </text:list-item>
            </text:list>
            <text:p text:style-name="First_20_paragraph"><text:span text:style-name="T1">Estimert tid:</text:span> 12 minutter</text:p>
          </text:section>
        </text:section>
        <text:section text:name="hva-er-en-prompt">
          <text:h text:style-name="Heading_20_1" text:outline-level="1">Hva er en prompt?</text:h>
          <text:p text:style-name="First_20_paragraph">En <text:span text:style-name="T1">prompt</text:span> er instruksjonen eller spørsmålet du gir til en KI-modell. Det er din måte å kommunisere med KI-en på.</text:p>
          <text:list text:style-name="L117">
            <text:list-item>
              <text:p text:style-name="P118"><text:a xlink:type="simple" xlink:href="#fragment-a0b01093-1" office:name=""><text:span text:style-name="Definition">Enkel prompt</text:span></text:a></text:p>
            </text:list-item>
            <text:list-item>
              <text:p text:style-name="P118"><text:a xlink:type="simple" xlink:href="#fragment-a0b01093-2" office:name=""><text:span text:style-name="Definition">Detaljert prompt</text:span></text:a></text:p>
            </text:list-item>
            <text:list-item>
              <text:p text:style-name="P118"><text:a xlink:type="simple" xlink:href="#fragment-a0b01093-3" office:name=""><text:span text:style-name="Definition">Kontekst-rik prompt</text:span></text:a></text:p>
            </text:list-item>
          </text:list>
          <text:section text:name="fragment-a0b01093-1">
            <text:p text:style-name="First_20_paragraph"><text:span text:style-name="T1">Eksempel:</text:span></text:p>
            <text:p text:style-name="P119">Hva er klimaendringer?</text:p>
            <text:p text:style-name="First_20_paragraph"><text:span text:style-name="T1">Resultat:</text:span></text:p>
            <text:p text:style-name="Text_20_body">Du får et generelt svar om klimaendringer.</text:p>
          </text:section>
          <text:section text:name="fragment-a0b01093-2">
            <text:p text:style-name="Text_20_body"><text:span text:style-name="T1">Eksempel:</text:span></text:p>
            <text:p text:style-name="P120">Forklar klimaendringer på en enkel måte for en 10-åring.</text:p>
            <text:p text:style-name="P121">Bruk 3-4 setninger og unngå faguttrykk.</text:p>
            <text:p text:style-name="First_20_paragraph"><text:span text:style-name="T1">Resultat:</text:span></text:p>
            <text:p text:style-name="Text_20_body">Du får et svar tilpasset målgruppen og lengden du ba om.</text:p>
          </text:section>
          <text:section text:name="fragment-a0b01093-3">
            <text:p text:style-name="Text_20_body"><text:span text:style-name="T1">Eksempel:</text:span></text:p>
            <text:p text:style-name="P122">Jeg skal skrive en e-post til alle ansatte om nytt møterom-</text:p>
            <text:p text:style-name="P123">bookingsystem. Målgruppen er administrativt ansatte ved UiO</text:p>
            <text:p text:style-name="P124">som ikke er teknisk kyndige. Tonen skal være vennlig og</text:p>
            <text:p text:style-name="P125">informativ, ikke formell. Kan du hjelpe meg med et utkast?</text:p>
            <text:p text:style-name="First_20_paragraph"><text:span text:style-name="T1">Resultat:</text:span></text:p>
            <text:p text:style-name="Text_20_body">Du får et svar som er tilpasset din spesifikke situasjon.</text:p>
          </text:section>
          <text:h text:style-name="Heading_20_3" text:outline-level="3"><text:bookmark-start text:name="merk-8"/>Merk<text:bookmark-end text:name="merk-8"/></text:h>
          <text:p text:style-name="First_20_paragraph"><text:span text:style-name="T1">Hovedregel:</text:span> Jo mer spesifikk og detaljert prompten din er, jo bedre blir resultatet.</text:p>
        </text:section>
        <text:section text:name="prinsipper-for-god-prompting">
          <text:h text:style-name="Heading_20_1" text:outline-level="1">Prinsipper for god prompting</text:h>
          <text:list text:style-name="L118">
            <text:list-item>
              <text:p text:style-name="P126"><text:a xlink:type="simple" xlink:href="#fragment-e6365a9a-1" office:name=""><text:span text:style-name="Definition">1. Vær spesifikk</text:span></text:a></text:p>
            </text:list-item>
            <text:list-item>
              <text:p text:style-name="P126"><text:a xlink:type="simple" xlink:href="#fragment-e6365a9a-2" office:name=""><text:span text:style-name="Definition">2. Gi kontekst</text:span></text:a></text:p>
            </text:list-item>
            <text:list-item>
              <text:p text:style-name="P126"><text:a xlink:type="simple" xlink:href="#fragment-e6365a9a-3" office:name=""><text:span text:style-name="Definition">3. Spesifiser format</text:span></text:a></text:p>
            </text:list-item>
            <text:list-item>
              <text:p text:style-name="P126"><text:a xlink:type="simple" xlink:href="#fragment-e6365a9a-4" office:name=""><text:span text:style-name="Definition">4. Definer rollen</text:span></text:a></text:p>
            </text:list-item>
          </text:list>
          <text:section text:name="fragment-e6365a9a-1">
            <text:p text:style-name="First_20_paragraph"><text:span text:style-name="T1">Dårlig prompt:</text:span></text:p>
            <text:p text:style-name="P127">Skriv en e-post.</text:p>
            <text:p text:style-name="First_20_paragraph"><text:span text:style-name="T1">Bedre prompt:</text:span></text:p>
            <text:p text:style-name="P128">Skriv en e-post til mine kolleger hvor jeg informerer om</text:p>
            <text:p text:style-name="P129">at møterommet Gaia er stengt for vedlikehold uke 15.</text:p>
            <text:p text:style-name="P130">Tonen skal være vennlig men profesjonell.</text:p>
            <text:p text:style-name="First_20_paragraph"><text:span text:style-name="T1">Hvorfor bedre?</text:span></text:p>
            <text:p text:style-name="Text_20_body">Den spesifiserer hva e-posten skal handle om, hvem den er til, og hvilken tone den skal ha.</text:p>
          </text:section>
          <text:section text:name="fragment-e6365a9a-2">
            <text:p text:style-name="Text_20_body"><text:span text:style-name="T1">Dårlig prompt:</text:span></text:p>
            <text:p text:style-name="P131">Lag et møtereferat.</text:p>
            <text:p text:style-name="First_20_paragraph"><text:span text:style-name="T1">Bedre prompt:</text:span></text:p>
            <text:p text:style-name="P132">Basert på disse notatene fra møtet, lag et møtereferat:</text:p>
            <text:p text:style-name="P133">[dine notater her]</text:p>
            <text:p text:style-name="P134"/>
            <text:p text:style-name="P135">Strukturer referatet med:</text:p>
            <text:p text:style-name="P136">- Deltakere</text:p>
            <text:p text:style-name="P137">- Agenda</text:p>
            <text:p text:style-name="P138">- Beslutninger</text:p>
            <text:p text:style-name="P139">- Oppgaver (hvem skal gjøre hva)</text:p>
            <text:p text:style-name="First_20_paragraph"><text:span text:style-name="T1">Hvorfor bedre?</text:span></text:p>
            <text:p text:style-name="Text_20_body">Du gir både innholdet (notatene) og strukturen du ønsker.</text:p>
          </text:section>
          <text:section text:name="fragment-e6365a9a-3">
            <text:p text:style-name="Text_20_body"><text:span text:style-name="T1">Dårlig prompt:</text:span></text:p>
            <text:p text:style-name="P140">Gi meg informasjon om UiOs fakulteter.</text:p>
            <text:p text:style-name="First_20_paragraph"><text:span text:style-name="T1">Bedre prompt:</text:span></text:p>
            <text:p text:style-name="P141">Lag en tabell med UiOs 8 fakulteter.</text:p>
            <text:p text:style-name="P142">Kolonner: Navn, Forkortelse, Antall studenter (omtrent)</text:p>
            <text:p text:style-name="P143">Sorter alfabetisk etter navn.</text:p>
            <text:p text:style-name="First_20_paragraph"><text:span text:style-name="T1">Hvorfor bedre?</text:span></text:p>
            <text:p text:style-name="Text_20_body">Du får et strukturert svar som er lett å bruke videre.</text:p>
          </text:section>
          <text:section text:name="fragment-e6365a9a-4">
            <text:p text:style-name="Text_20_body"><text:span text:style-name="T1">Dårlig prompt:</text:span></text:p>
            <text:p text:style-name="P144">Hvordan kan jeg forbedre min skriving?</text:p>
            <text:p text:style-name="First_20_paragraph"><text:span text:style-name="T1">Bedre prompt:</text:span></text:p>
            <text:p text:style-name="P145">Du er en erfaren kommunikasjonsrådgiver. Jeg jobber</text:p>
            <text:p text:style-name="P146">administrativt ved et universitet og skal ofte skrive</text:p>
            <text:p text:style-name="P147">formelle brev og e-poster. Gi meg 5 konkrete tips til</text:p>
            <text:p text:style-name="P148">hvordan jeg kan forbedre min administrative skriving.</text:p>
            <text:p text:style-name="First_20_paragraph"><text:span text:style-name="T1">Hvorfor bedre?</text:span></text:p>
            <text:p text:style-name="Text_20_body">Ved å gi KI-en en rolle, får du svar som er mer relevant for din situasjon.</text:p>
          </text:section>
        </text:section>
        <text:section text:name="nyttige-prompt-teknikker">
          <text:h text:style-name="Heading_20_1" text:outline-level="1">Nyttige prompt-teknikker</text:h>
          <text:list text:style-name="L119">
            <text:list-item>
              <text:p text:style-name="P149"><text:a xlink:type="simple" xlink:href="#fragment-9d0ad96b-1" office:name=""><text:span text:style-name="Definition">Chain of thought (Tankekjede)</text:span></text:a></text:p>
            </text:list-item>
            <text:list-item>
              <text:p text:style-name="P149"><text:a xlink:type="simple" xlink:href="#fragment-9d0ad96b-2" office:name=""><text:span text:style-name="Definition">Few-shot prompting (Gi eksempler)</text:span></text:a></text:p>
            </text:list-item>
            <text:list-item>
              <text:p text:style-name="P149"><text:a xlink:type="simple" xlink:href="#fragment-9d0ad96b-3" office:name=""><text:span text:style-name="Definition">Rollespill</text:span></text:a></text:p>
            </text:list-item>
            <text:list-item>
              <text:p text:style-name="P149"><text:a xlink:type="simple" xlink:href="#fragment-9d0ad96b-4" office:name=""><text:span text:style-name="Definition">Strukturert output</text:span></text:a></text:p>
            </text:list-item>
            <text:list-item>
              <text:p text:style-name="P149"><text:a xlink:type="simple" xlink:href="#fragment-9d0ad96b-5" office:name=""><text:span text:style-name="Definition">Iterativ prompting</text:span></text:a></text:p>
            </text:list-item>
          </text:list>
          <text:section text:name="fragment-9d0ad96b-1">
            <text:p text:style-name="First_20_paragraph"><text:span text:style-name="T1">Teknikk:</text:span></text:p>
            <text:p text:style-name="Text_20_body">Be KI-en “tenke høyt” eller “forklare steg for steg”.</text:p>
            <text:p text:style-name="Text_20_body"><text:span text:style-name="T1">Eksempel:</text:span></text:p>
            <text:p text:style-name="P150">Forklar trinn for trinn hvordan jeg kan</text:p>
            <text:p text:style-name="P151">organisere et sommerarrangement for 50 personer.</text:p>
            <text:p text:style-name="First_20_paragraph"><text:span text:style-name="T1">Fordel:</text:span></text:p>
            <text:list text:style-name="L120">
              <text:list-item>
                <text:p text:style-name="P152">Får mer gjennomtenkte svar</text:p>
              </text:list-item>
              <text:list-item>
                <text:p text:style-name="P152">Enklere å følge resonnementet</text:p>
              </text:list-item>
              <text:list-item>
                <text:p text:style-name="P152">Bedre for komplekse oppgaver</text:p>
              </text:list-item>
            </text:list>
          </text:section>
          <text:section text:name="fragment-9d0ad96b-2">
            <text:p text:style-name="First_20_paragraph"><text:span text:style-name="T1">Teknikk:</text:span></text:p>
            <text:p text:style-name="Text_20_body">Gi eksempler på hva du vil ha.</text:p>
            <text:p text:style-name="Text_20_body"><text:span text:style-name="T1">Eksempel:</text:span></text:p>
            <text:p text:style-name="P153">Jeg skal skrive titler til nyhetssaker. Her er eksempler</text:p>
            <text:p text:style-name="P154">på stilen jeg ønsker:</text:p>
            <text:p text:style-name="P155"/>
            <text:p text:style-name="P156">- "Nytt tilbud: Gratis språkkurs for ansatte"</text:p>
            <text:p text:style-name="P157">- "Viktig: Endringer i møterom-booking fra 1. april"</text:p>
            <text:p text:style-name="P158">- "Påminnelse: Personalseminar 15. mai"</text:p>
            <text:p text:style-name="P159"/>
            <text:p text:style-name="P160">Skriv en tittel for denne saken:</text:p>
            <text:p text:style-name="P161">"Vi får nytt IT-system for reiseregninger neste måned"</text:p>
            <text:p text:style-name="First_20_paragraph"><text:span text:style-name="T1">Fordel:</text:span></text:p>
            <text:list text:style-name="L121">
              <text:list-item>
                <text:p text:style-name="P162">Får svar i ønsket stil</text:p>
              </text:list-item>
              <text:list-item>
                <text:p text:style-name="P162">Lettere enn å forklare stilen med ord</text:p>
              </text:list-item>
            </text:list>
          </text:section>
          <text:section text:name="fragment-9d0ad96b-3">
            <text:p text:style-name="First_20_paragraph"><text:span text:style-name="T1">Teknikk:</text:span></text:p>
            <text:p text:style-name="Text_20_body">Be KI-en ta rollen som en bestemt type ekspert.</text:p>
            <text:p text:style-name="Text_20_body"><text:span text:style-name="T1">Eksempel:</text:span></text:p>
            <text:p text:style-name="P163">Du er en erfaren prosjektleder ved et norsk universitet.</text:p>
            <text:p text:style-name="P164">Jeg skal lede mitt første prosjekt og er nervøs.</text:p>
            <text:p text:style-name="P165">Gi meg dine beste råd for å lykkes.</text:p>
            <text:p text:style-name="First_20_paragraph"><text:span text:style-name="T1">Fordel:</text:span></text:p>
            <text:list text:style-name="L122">
              <text:list-item>
                <text:p text:style-name="P166">Får perspektiv fra en bestemt rolle</text:p>
              </text:list-item>
              <text:list-item>
                <text:p text:style-name="P166">Mer fokuserte svar</text:p>
              </text:list-item>
            </text:list>
          </text:section>
          <text:section text:name="fragment-9d0ad96b-4">
            <text:p text:style-name="First_20_paragraph"><text:span text:style-name="T1">Teknikk:</text:span></text:p>
            <text:p text:style-name="Text_20_body">Be om svaret i et bestemt format.</text:p>
            <text:p text:style-name="Text_20_body"><text:span text:style-name="T1">Eksempel:</text:span></text:p>
            <text:p text:style-name="P167">Oppsummer dette møtereferatet i følgende format:</text:p>
            <text:p text:style-name="P168"/>
            <text:p text:style-name="P169">BESLUTNINGER:</text:p>
            <text:p text:style-name="P170">-</text:p>
            <text:p text:style-name="P171">-</text:p>
            <text:p text:style-name="P172"/>
            <text:p text:style-name="P173">OPPGAVER:</text:p>
            <text:p text:style-name="P174">- [Person]: [oppgave] - [frist]</text:p>
            <text:p text:style-name="P175"/>
            <text:p text:style-name="P176">NESTE MØTE:</text:p>
            <text:p text:style-name="P177">[dato og tid]</text:p>
            <text:p text:style-name="P178"/>
            <text:p text:style-name="P179">[ditt møtereferat her]</text:p>
            <text:p text:style-name="First_20_paragraph"><text:span text:style-name="T1">Fordel:</text:span></text:p>
            <text:list text:style-name="L123">
              <text:list-item>
                <text:p text:style-name="P180">Får svar klart til bruk</text:p>
              </text:list-item>
              <text:list-item>
                <text:p text:style-name="P180">Konsistent format</text:p>
              </text:list-item>
            </text:list>
          </text:section>
          <text:section text:name="fragment-9d0ad96b-5">
            <text:p text:style-name="First_20_paragraph"><text:span text:style-name="T1">Teknikk:</text:span></text:p>
            <text:p text:style-name="Text_20_body">Bygg videre på svarene i en samtale.</text:p>
            <text:p text:style-name="Text_20_body"><text:span text:style-name="T1">Eksempel:</text:span></text:p>
            <text:p text:style-name="P181">Første prompt:</text:p>
            <text:p text:style-name="P182">"Skriv et utkast til e-post om nytt bookingsystem"</text:p>
            <text:p text:style-name="P183"/>
            <text:p text:style-name="P184">Oppfølging 1:</text:p>
            <text:p text:style-name="P185">"Gjør den mer konsis, maks 3 avsnitt"</text:p>
            <text:p text:style-name="P186"/>
            <text:p text:style-name="P187">Oppfølging 2:</text:p>
            <text:p text:style-name="P188">"Legg til en setning om hvor de kan få hjelp"</text:p>
            <text:p text:style-name="First_20_paragraph"><text:span text:style-name="T1">Fordel:</text:span></text:p>
            <text:list text:style-name="L124">
              <text:list-item>
                <text:p text:style-name="P189">Gradvis forbedring</text:p>
              </text:list-item>
              <text:list-item>
                <text:p text:style-name="P189">Lettere enn å skrive perfekt prompt med én gang</text:p>
              </text:list-item>
            </text:list>
          </text:section>
        </text:section>
        <text:section text:name="praktiske-eksempler-for-administrativt-arbeid">
          <text:h text:style-name="Heading_20_1" text:outline-level="1">Praktiske eksempler for administrativt arbeid</text:h>
          <text:list text:style-name="L125">
            <text:list-item>
              <text:p text:style-name="P190"><text:a xlink:type="simple" xlink:href="#fragment-d612e6fb-1" office:name=""><text:span text:style-name="Definition">E-post og kommunikasjon</text:span></text:a></text:p>
            </text:list-item>
            <text:list-item>
              <text:p text:style-name="P190"><text:a xlink:type="simple" xlink:href="#fragment-d612e6fb-2" office:name=""><text:span text:style-name="Definition">Oppsummering</text:span></text:a></text:p>
            </text:list-item>
            <text:list-item>
              <text:p text:style-name="P190"><text:a xlink:type="simple" xlink:href="#fragment-d612e6fb-3" office:name=""><text:span text:style-name="Definition">Planlegging</text:span></text:a></text:p>
            </text:list-item>
            <text:list-item>
              <text:p text:style-name="P190"><text:a xlink:type="simple" xlink:href="#fragment-d612e6fb-4" office:name=""><text:span text:style-name="Definition">Språk og oversettelse</text:span></text:a></text:p>
            </text:list-item>
          </text:list>
          <text:section text:name="fragment-d612e6fb-1">
            <text:p text:style-name="First_20_paragraph"><text:span text:style-name="T1">Eksempel 1: Omformulere til vennligere tone</text:span></text:p>
            <text:p text:style-name="P191">Denne e-posten føles litt for stram:</text:p>
            <text:p text:style-name="P192"/>
            <text:p text:style-name="P193">"Møtet er flyttet. Nytt tidspunkt er 14:00.</text:p>
            <text:p text:style-name="P194">Møt presis."</text:p>
            <text:p text:style-name="P195"/>
            <text:p text:style-name="P196">Omformuler til en vennligere og mer profesjonell tone.</text:p>
            <text:p text:style-name="First_20_paragraph"><text:span text:style-name="T1">Eksempel 2: Forenkle fagspråk</text:span></text:p>
            <text:p text:style-name="P197">Denne teksten bruker for mye fagsjargong:</text:p>
            <text:p text:style-name="P198"/>
            <text:p text:style-name="P199">[din tekst]</text:p>
            <text:p text:style-name="P200"/>
            <text:p text:style-name="P201">Omskriv den slik at ikke-eksperter forstår den,</text:p>
            <text:p text:style-name="P202">men behold den viktige informasjonen.</text:p>
          </text:section>
          <text:section text:name="fragment-d612e6fb-2">
            <text:p text:style-name="First_20_paragraph"><text:span text:style-name="T1">Eksempel 1: Oppsummere møtenotater</text:span></text:p>
            <text:p text:style-name="P203">Oppsummer disse møtenotatene i punktform.</text:p>
            <text:p text:style-name="P204">Trekk ut:</text:p>
            <text:p text:style-name="P205">1. Viktigste beslutninger</text:p>
            <text:p text:style-name="P206">2. Hvem skal gjøre hva</text:p>
            <text:p text:style-name="P207">3. Frister som ble nevnt</text:p>
            <text:p text:style-name="P208"/>
            <text:p text:style-name="P209">Notater:</text:p>
            <text:p text:style-name="P210">[dine notater her]</text:p>
            <text:p text:style-name="First_20_paragraph"><text:span text:style-name="T1">Eksempel 2: Lage sammendraget av langt dokument</text:span></text:p>
            <text:p text:style-name="P211">Les dette dokumentet og gi meg:</text:p>
            <text:p text:style-name="P212">- En setning med hovedbudskapet</text:p>
            <text:p text:style-name="P213">- 3-5 kulepunkter med viktigste punkter</text:p>
            <text:p text:style-name="P214">- Anbefalinger/konklusjon</text:p>
            <text:p text:style-name="P215"/>
            <text:p text:style-name="P216">[dokument her]</text:p>
          </text:section>
          <text:section text:name="fragment-d612e6fb-3">
            <text:p text:style-name="First_20_paragraph"><text:span text:style-name="T1">Eksempel 1: Lage agenda</text:span></text:p>
            <text:p text:style-name="P217">Lag en agenda for et 1-times planleggingsmøte</text:p>
            <text:p text:style-name="P218">for sommerarrangement. Vi må diskutere:</text:p>
            <text:p text:style-name="P219">- Dato og sted</text:p>
            <text:p text:style-name="P220">- Budsjett</text:p>
            <text:p text:style-name="P221">- Mat og drikke</text:p>
            <text:p text:style-name="P222">- Program/aktiviteter</text:p>
            <text:p text:style-name="P223">- Påmelding</text:p>
            <text:p text:style-name="P224"/>
            <text:p text:style-name="P225">Sett av fornuftig tid til hvert punkt.</text:p>
            <text:p text:style-name="First_20_paragraph"><text:span text:style-name="T1">Eksempel 2: Sjekkliste</text:span></text:p>
            <text:p text:style-name="P226">Lag en sjekkliste for hva jeg må huske når</text:p>
            <text:p text:style-name="P227">jeg arrangerer et seminar for 30 personer</text:p>
            <text:p text:style-name="P228">på et eksternt sted. Inkluder alt fra booking</text:p>
            <text:p text:style-name="P229">til oppfølging etter arrangementet.</text:p>
          </text:section>
          <text:section text:name="fragment-d612e6fb-4">
            <text:p text:style-name="First_20_paragraph"><text:span text:style-name="T1">Eksempel 1: Oversette og tilpasse</text:span></text:p>
            <text:p text:style-name="P230">Oversett denne teksten til engelsk.</text:p>
            <text:p text:style-name="P231">Målgruppen er internasjonale studenter,</text:p>
            <text:p text:style-name="P232">så bruk enkelt språk:</text:p>
            <text:p text:style-name="P233"/>
            <text:p text:style-name="P234">[norsk tekst]</text:p>
            <text:p text:style-name="First_20_paragraph"><text:span text:style-name="T1">Eksempel 2: Finne riktig terminologi</text:span></text:p>
            <text:p text:style-name="P235">Hva er den korrekte norske oversettelsen av</text:p>
            <text:p text:style-name="P236">disse engelske universitetsbegrepene?</text:p>
            <text:p text:style-name="P237"/>
            <text:p text:style-name="P238">- Dean</text:p>
            <text:p text:style-name="P239">- Faculty board</text:p>
            <text:p text:style-name="P240">- Course coordinator</text:p>
            <text:p text:style-name="P241"/>
            <text:p text:style-name="P242">Gi meg både norsk og en kort forklaring.</text:p>
          </text:section>
        </text:section>
        <text:section text:name="vanlige-feil-og-hvordan-unnga-dem">
          <text:h text:style-name="Heading_20_1" text:outline-level="1"><text:bookmark-start text:name="vanlige-feil-og-hvordan-unngå-dem"/>Vanlige feil og hvordan unngå dem<text:bookmark-end text:name="vanlige-feil-og-hvordan-unngå-dem"/></text:h>
          <text:list text:style-name="L126">
            <text:list-item>
              <text:p text:style-name="P243"><text:a xlink:type="simple" xlink:href="#fragment-a7793723-1" office:name=""><text:span text:style-name="Definition">Feil 1: For vage prompts</text:span></text:a></text:p>
            </text:list-item>
            <text:list-item>
              <text:p text:style-name="P243"><text:a xlink:type="simple" xlink:href="#fragment-a7793723-2" office:name=""><text:span text:style-name="Definition">Feil 2: For mange krav på én gang</text:span></text:a></text:p>
            </text:list-item>
            <text:list-item>
              <text:p text:style-name="P243"><text:a xlink:type="simple" xlink:href="#fragment-a7793723-3" office:name=""><text:span text:style-name="Definition">Feil 3: Ikke gi nok kontekst</text:span></text:a></text:p>
            </text:list-item>
            <text:list-item>
              <text:p text:style-name="P243"><text:a xlink:type="simple" xlink:href="#fragment-a7793723-4" office:name=""><text:span text:style-name="Definition">Feil 4: Forvente perfeksjon med én gang</text:span></text:a></text:p>
            </text:list-item>
          </text:list>
          <text:section text:name="fragment-a7793723-1">
            <text:p text:style-name="First_20_paragraph"><text:span text:style-name="T1">Problem:</text:span></text:p>
            <text:p text:style-name="P244">"Skriv noe om møter"</text:p>
            <text:p text:style-name="First_20_paragraph"><text:span text:style-name="T1">Resultat:</text:span> Generelt, ubrukelig svar.</text:p>
            <text:p text:style-name="Text_20_body"><text:span text:style-name="T1">Løsning:</text:span></text:p>
            <text:p text:style-name="P245">"Skriv 5 tips for hvordan jeg kan gjøre våre</text:p>
            <text:p text:style-name="P246">ukentlige teammøter mer effektive. Vi er en gruppe</text:p>
            <text:p text:style-name="P247">på 8 personer som møtes i 1 time."</text:p>
          </text:section>
          <text:section text:name="fragment-a7793723-2">
            <text:p text:style-name="First_20_paragraph"><text:span text:style-name="T1">Problem:</text:span></text:p>
            <text:p text:style-name="P248">"Skriv en e-post om det nye systemet, lag også</text:p>
            <text:p text:style-name="P249">en FAQ, en guide, og en presentasjon, og oversett</text:p>
            <text:p text:style-name="P250">alt til engelsk"</text:p>
            <text:p text:style-name="First_20_paragraph"><text:span text:style-name="T1">Resultat:</text:span> Overfladisk behandling av alt.</text:p>
            <text:p text:style-name="Text_20_body"><text:span text:style-name="T1">Løsning:</text:span></text:p>
            <text:p text:style-name="Text_20_body">Del opp i separate prompts - én oppgave om gangen.</text:p>
          </text:section>
          <text:section text:name="fragment-a7793723-3">
            <text:p text:style-name="Text_20_body"><text:span text:style-name="T1">Problem:</text:span></text:p>
            <text:p text:style-name="P251">"Hva synes du om dette?"</text:p>
            <text:p text:style-name="P252">[uten å forklare hva "dette" er]</text:p>
            <text:p text:style-name="First_20_paragraph"><text:span text:style-name="T1">Resultat:</text:span> KI-en gjetter hva du mener.</text:p>
            <text:p text:style-name="Text_20_body"><text:span text:style-name="T1">Løsning:</text:span></text:p>
            <text:p text:style-name="P253">"Jeg har skrevet et utkast til invitasjon for</text:p>
            <text:p text:style-name="P254">et personalseminar. Kan du vurdere om tonen</text:p>
            <text:p text:style-name="P255">er passende og om all viktig info er med?</text:p>
            <text:p text:style-name="P256"/>
            <text:p text:style-name="P257">[ditt utkast]"</text:p>
          </text:section>
          <text:section text:name="fragment-a7793723-4">
            <text:p text:style-name="First_20_paragraph"><text:span text:style-name="T1">Problem:</text:span></text:p>
            <text:p text:style-name="Text_20_body">Bli frustrert hvis første svar ikke er perfekt.</text:p>
            <text:p text:style-name="Text_20_body"><text:span text:style-name="T1">Løsning:</text:span></text:p>
            <text:p text:style-name="Text_20_body">Bruk iterativ prompting:</text:p>
            <text:p text:style-name="P258">1. Start med grunnleggende prompt</text:p>
            <text:p text:style-name="P259">2. "Kan du gjøre den kortere?"</text:p>
            <text:p text:style-name="P260">3. "Legg til et avsnitt om hvor de får hjelp"</text:p>
            <text:p text:style-name="P261">4. "Endre tonen til å være mer formell"</text:p>
          </text:section>
        </text:section>
        <text:section text:name="tips-for-a-bli-bedre-til-prompting">
          <text:h text:style-name="Heading_20_1" text:outline-level="1"><text:bookmark-start text:name="tips-for-å-bli-bedre-til-prompting"/>Tips for å bli bedre til prompting<text:bookmark-end text:name="tips-for-å-bli-bedre-til-prompting"/></text:h>
          <text:h text:style-name="Heading_20_3" text:outline-level="3"><text:bookmark-start text:name="merk-9"/>Merk<text:bookmark-end text:name="merk-9"/></text:h>
          <text:p text:style-name="First_20_paragraph"><text:span text:style-name="T1">Slik lærer du god prompting:</text:span></text:p>
          <text:list text:style-name="L127">
            <text:list-item>
              <text:p text:style-name="P262"><text:span text:style-name="T1">Eksperimenter</text:span> - Prøv ulike måter å formulere spørsmål på - Se hva som gir best resultat - Lek deg med ulike teknikker</text:p>
            </text:list-item>
            <text:list-item>
              <text:p text:style-name="P262"><text:span text:style-name="T1">Lagre gode prompts</text:span> - Når du finner en prompt som fungerer godt, lagre den - Bygg opp en samling du kan gjenbruke - Del med kolleger</text:p>
            </text:list-item>
            <text:list-item>
              <text:p text:style-name="P262"><text:span text:style-name="T1">Iterer</text:span> - Første svar er sjelden perfekt - Følg opp og rafiner - Det er helt greit å justere underveis</text:p>
            </text:list-item>
            <text:list-item>
              <text:p text:style-name="P262"><text:span text:style-name="T1">Lær av andre</text:span> - Se på eksempler på prompts online - Spør kolleger hva som fungerer for dem - Del egne erfaringer</text:p>
            </text:list-item>
            <text:list-item>
              <text:p text:style-name="P262"><text:span text:style-name="T1">Vær spesifikk om hva som er galt</text:span> - I stedet for “Dette var ikke bra”, si - “Dette var for langt, gjør det kortere” eller - “Tonen var for formell, jeg trenger mer avslappet språk”</text:p>
            </text:list-item>
          </text:list>
          <text:h text:style-name="Heading_20_3" text:outline-level="3"><text:bookmark-start text:name="oppgave-2"/>Oppgave<text:bookmark-end text:name="oppgave-2"/></text:h>
          <text:p text:style-name="First_20_paragraph"><text:span text:style-name="T1">Praktisk øvelse: Forbedre prompts</text:span></text:p>
          <text:p text:style-name="Text_20_body">Her er noen dårlige prompts. Hvordan ville du forbedret dem?</text:p>
          <text:list text:style-name="L128">
            <text:list-item>
              <text:p text:style-name="P263">“Skriv noe fint”</text:p>
            </text:list-item>
            <text:list-item>
              <text:p text:style-name="P263">“Hjelp meg”</text:p>
            </text:list-item>
            <text:list-item>
              <text:p text:style-name="P263">“Hva med den tingen?”</text:p>
            </text:list-item>
            <text:list-item>
              <text:p text:style-name="P263">“Lag en liste”</text:p>
            </text:list-item>
          </text:list>
          <text:p text:style-name="First_20_paragraph"><text:span text:style-name="T1">Løsning / Solution</text:span></text:p>
          <text:p text:style-name="Text_20_body"><text:span text:style-name="T1">Mulige forbedringer:</text:span></text:p>
          <text:list text:style-name="L129">
            <text:list-item>
              <text:p text:style-name="P264"><text:span text:style-name="T1">Original:</text:span> “Skriv noe fint” <text:span text:style-name="T1">Forbedret:</text:span> “Skriv en gratulasjon til en kollega som har jobbet her i 25 år. Tonen skal være varm og personlig, ca 100 ord.”</text:p>
            </text:list-item>
            <text:list-item>
              <text:p text:style-name="P264"><text:span text:style-name="T1">Original:</text:span> “Hjelp meg” <text:span text:style-name="T1">Forbedret:</text:span> “Jeg skal lede mitt første møte neste uke med 6 kolleger. Kan du gi meg konkrete tips for hvordan jeg forbereder meg og leder møtet profesjonelt?”</text:p>
            </text:list-item>
            <text:list-item>
              <text:p text:style-name="P264"><text:span text:style-name="T1">Original:</text:span> “Hva med den tingen?” <text:span text:style-name="T1">Forbedret:</text:span> “Jeg har skrevet denne e-posten om endringer i lunsjordningen. Kan du sjekke om budskapet er klart og om jeg har glemt noe viktig? [e-post her]”</text:p>
            </text:list-item>
            <text:list-item>
              <text:p text:style-name="P264"><text:span text:style-name="T1">Original:</text:span> “Lag en liste” <text:span text:style-name="T1">Forbedret:</text:span> “Lag en liste over 10 ting jeg må huske på når jeg arrangerer et jubileumsseminar for 50 ansatte. Inkluder både planlegging, gjennomføring og oppfølging.”</text:p>
            </text:list-item>
          </text:list>
        </text:section>
        <text:section text:name="eksempel-fra-darlig-til-god-prompt">
          <text:h text:style-name="Heading_20_1" text:outline-level="1"><text:bookmark-start text:name="eksempel-fra-dårlig-til-god-prompt"/>Eksempel: Fra dårlig til god prompt<text:bookmark-end text:name="eksempel-fra-dårlig-til-god-prompt"/></text:h>
          <text:p text:style-name="First_20_paragraph">La oss se et komplett eksempel på hvordan en prompt kan forbedres:</text:p>
          <text:list text:style-name="L130">
            <text:list-item>
              <text:p text:style-name="P265"><text:a xlink:type="simple" xlink:href="#fragment-15617b99-1" office:name=""><text:span text:style-name="Definition">Versjon 1 - Dårlig</text:span></text:a></text:p>
            </text:list-item>
            <text:list-item>
              <text:p text:style-name="P265"><text:a xlink:type="simple" xlink:href="#fragment-15617b99-2" office:name=""><text:span text:style-name="Definition">Versjon 2 - Bedre</text:span></text:a></text:p>
            </text:list-item>
            <text:list-item>
              <text:p text:style-name="P265"><text:a xlink:type="simple" xlink:href="#fragment-15617b99-3" office:name=""><text:span text:style-name="Definition">Versjon 3 - Mye bedre</text:span></text:a></text:p>
            </text:list-item>
            <text:list-item>
              <text:p text:style-name="P265"><text:a xlink:type="simple" xlink:href="#fragment-15617b99-4" office:name=""><text:span text:style-name="Definition">Versjon 4 - God!</text:span></text:a></text:p>
            </text:list-item>
          </text:list>
          <text:section text:name="fragment-15617b99-1">
            <text:p text:style-name="P266">Skriv om møter</text:p>
            <text:p text:style-name="First_20_paragraph"><text:span text:style-name="T1">Problem:</text:span> Altfor vagt. Hva slags tekst? Om hva med møter?</text:p>
          </text:section>
          <text:section text:name="fragment-15617b99-2">
            <text:p text:style-name="P267">Skriv tips om møter</text:p>
            <text:p text:style-name="First_20_paragraph"><text:span text:style-name="T1">Problem:</text:span> Fortsatt vagt. Tips til hvem? Hva slags møter? Hvor mange tips?</text:p>
          </text:section>
          <text:section text:name="fragment-15617b99-3">
            <text:p text:style-name="P268">Skriv 5 tips for effektive møter</text:p>
            <text:p text:style-name="First_20_paragraph"><text:span text:style-name="T1">Problem:</text:span> Bedre, men mangler kontekst. Hvilke typer møter? Hvem er målgruppen?</text:p>
          </text:section>
          <text:section text:name="fragment-15617b99-4">
            <text:p text:style-name="P269">Jeg leder ukentlige teammøter med 6 kolleger i</text:p>
            <text:p text:style-name="P270">administrativ stilling. Møtene er ofte kaotiske</text:p>
            <text:p text:style-name="P271">og ineffektive. Gi meg 5 konkrete, praktiske tips</text:p>
            <text:p text:style-name="P272">for hvordan jeg kan gjøre møtene bedre.</text:p>
            <text:p text:style-name="P273"/>
            <text:p text:style-name="P274">Fokuser på:</text:p>
            <text:p text:style-name="P275">- Forberedelse</text:p>
            <text:p text:style-name="P276">- Struktur under møtet</text:p>
            <text:p text:style-name="P277">- Oppfølging</text:p>
            <text:p text:style-name="First_20_paragraph"><text:span text:style-name="T1">Hvorfor god:</text:span> Spesifikk kontekst, tydelig mål, definert struktur.</text:p>
          </text:section>
        </text:section>
        <text:section text:name="oppsummering">
          <text:h text:style-name="Heading_20_1" text:outline-level="1">Oppsummering</text:h>
          <text:h text:style-name="Heading_20_3" text:outline-level="3"><text:bookmark-start text:name="merk-10"/>Merk<text:bookmark-end text:name="merk-10"/></text:h>
          <text:p text:style-name="First_20_paragraph"><text:span text:style-name="T1">Nøkkelpunkter for god prompting:</text:span></text:p>
          <text:list text:style-name="L131">
            <text:list-item>
              <text:p text:style-name="P278"><text:span text:style-name="T1">Vær spesifikk</text:span> - Jo mer detaljer, jo bedre svar</text:p>
            </text:list-item>
            <text:list-item>
              <text:p text:style-name="P278"><text:span text:style-name="T1">Gi kontekst</text:span> - Forklar situasjonen og formålet</text:p>
            </text:list-item>
            <text:list-item>
              <text:p text:style-name="P278"><text:span text:style-name="T1">Spesifiser format</text:span> - Si hvordan du vil ha svaret strukturert</text:p>
            </text:list-item>
            <text:list-item>
              <text:p text:style-name="P278"><text:span text:style-name="T1">Bruk eksempler</text:span> - Vis hva du mener hvis mulig</text:p>
            </text:list-item>
            <text:list-item>
              <text:p text:style-name="P278"><text:span text:style-name="T1">Iterer</text:span> - Første forsøk er sjelden perfekt</text:p>
            </text:list-item>
            <text:list-item>
              <text:p text:style-name="P278"><text:span text:style-name="T1">Eksperimenter</text:span> - Test ulike tilnærminger</text:p>
            </text:list-item>
            <text:list-item>
              <text:p text:style-name="P278"><text:span text:style-name="T1">Vær tålmodig</text:span> - God prompting er en ferdighet som utvikles over tid</text:p>
            </text:list-item>
          </text:list>
          <text:h text:style-name="Heading_20_3" text:outline-level="3"><text:bookmark-start text:name="oppgave-3"/>Oppgave<text:bookmark-end text:name="oppgave-3"/></text:h>
          <text:p text:style-name="First_20_paragraph"><text:span text:style-name="T1">Oppgave: Skriv din egen prompt</text:span></text:p>
          <text:p text:style-name="Text_20_body">Tenk på en faktisk oppgave du har i ditt arbeid denne uken. Skriv en god prompt for å få hjelp med denne oppgaven.</text:p>
          <text:p text:style-name="Text_20_body">Sjekk at du har inkludert: - [ ] Spesifikk beskrivelse av hva du vil ha - [ ] Kontekst (hvem er målgruppen, hva er formålet) - [ ] Ønsket format eller struktur - [ ] Tone eller stil - [ ] Eventuelle begrensninger (lengde, kompleksitetsnivå, osv.)</text:p>
          <text:p text:style-name="Text_20_body">Prøv prompten i et KI-verktøy og iterer til du er fornøyd!</text:p>
          <text:h text:style-name="Heading_20_3" text:outline-level="3"><text:bookmark-start text:name="merk-11"/>Merk<text:bookmark-end text:name="merk-11"/></text:h>
          <text:p text:style-name="First_20_paragraph"><text:span text:style-name="T1">Gratulerer!</text:span> Du har nå fullført hoveddelen av KI-introduksjonskurset. I siste episode oppsummerer vi det viktigste og gir tips til videre læring.</text:p>
        </text:section>
      </text:section>
      <text:section text:name="episode6">
        <text:section text:name="episode-6-oppsummering-og-veien-videre">
          <text:h text:style-name="Heading_20_1" text:outline-level="1">Episode 6: Oppsummering og veien videre</text:h>
          <text:p text:style-name="First_20_paragraph">I denne siste episoden oppsummerer vi det viktigste fra kurset, diskuterer etiske betraktninger, og gir deg tips for videre læring.</text:p>
          <text:section text:name="temaer-som-dekkes">
            <text:h text:style-name="Heading_20_2" text:outline-level="2"><text:bookmark-start text:name="temaer-som-dekkes-5"/>Temaer som dekkes<text:bookmark-end text:name="temaer-som-dekkes-5"/></text:h>
            <text:list text:style-name="L132">
              <text:list-item>
                <text:p text:style-name="P279">Oppsummering av kursets hovedpunkter</text:p>
              </text:list-item>
              <text:list-item>
                <text:p text:style-name="P279">Etiske betraktninger og AI-kompetanse</text:p>
              </text:list-item>
              <text:list-item>
                <text:p text:style-name="P279">Vanlige spørsmål og misforståelser</text:p>
              </text:list-item>
              <text:list-item>
                <text:p text:style-name="P279">Ressurser for videre læring</text:p>
              </text:list-item>
              <text:list-item>
                <text:p text:style-name="P279">Neste steg i din KI-reise</text:p>
              </text:list-item>
            </text:list>
          </text:section>
          <text:section text:name="laeringsmal">
            <text:h text:style-name="Heading_20_2" text:outline-level="2"><text:bookmark-start text:name="læringsmål-5"/>Læringsmål<text:bookmark-end text:name="læringsmål-5"/></text:h>
            <text:p text:style-name="First_20_paragraph">Etter denne episoden vil du kunne:</text:p>
            <text:list text:style-name="L133">
              <text:list-item>
                <text:p text:style-name="P280">Oppsummere kjernekonspetene fra kurset</text:p>
              </text:list-item>
              <text:list-item>
                <text:p text:style-name="P280">Forstå etiske aspekter ved bruk av KI</text:p>
              </text:list-item>
              <text:list-item>
                <text:p text:style-name="P280">Vite hvor du kan lære mer</text:p>
              </text:list-item>
              <text:list-item>
                <text:p text:style-name="P280">Ha en plan for hvordan du skal bruke KI i ditt arbeid</text:p>
              </text:list-item>
            </text:list>
            <text:p text:style-name="First_20_paragraph"><text:span text:style-name="T1">Estimert tid:</text:span> 5 minutter</text:p>
          </text:section>
        </text:section>
        <text:section text:name="oppsummering-av-kurset">
          <text:h text:style-name="Heading_20_1" text:outline-level="1">Oppsummering av kurset</text:h>
          <text:p text:style-name="First_20_paragraph">La oss oppsummere det viktigste du har lært:</text:p>
          <text:list text:style-name="L134">
            <text:list-item>
              <text:p text:style-name="P281"><text:a xlink:type="simple" xlink:href="#fragment-cd775bba-1" office:name=""><text:span text:style-name="Definition">Hva er generativ KI?</text:span></text:a></text:p>
            </text:list-item>
            <text:list-item>
              <text:p text:style-name="P281"><text:a xlink:type="simple" xlink:href="#fragment-cd775bba-2" office:name=""><text:span text:style-name="Definition">Hvordan fungerer det?</text:span></text:a></text:p>
            </text:list-item>
            <text:list-item>
              <text:p text:style-name="P281"><text:a xlink:type="simple" xlink:href="#fragment-cd775bba-3" office:name=""><text:span text:style-name="Definition">Når kan du stole på det?</text:span></text:a></text:p>
            </text:list-item>
            <text:list-item>
              <text:p text:style-name="P281"><text:a xlink:type="simple" xlink:href="#fragment-cd775bba-4" office:name=""><text:span text:style-name="Definition">UiOs tjenester</text:span></text:a></text:p>
            </text:list-item>
            <text:list-item>
              <text:p text:style-name="P281"><text:a xlink:type="simple" xlink:href="#fragment-cd775bba-5" office:name=""><text:span text:style-name="Definition">God prompting</text:span></text:a></text:p>
            </text:list-item>
          </text:list>
          <text:section text:name="fragment-cd775bba-1">
            <text:p text:style-name="First_20_paragraph"><text:span text:style-name="T1">Viktige punkter:</text:span></text:p>
            <text:list text:style-name="L135">
              <text:list-item>
                <text:p text:style-name="P282">Generativ KI skaper nytt innhold (tekst, bilder, lyd)</text:p>
              </text:list-item>
              <text:list-item>
                <text:p text:style-name="P282">Store språkmodeller (LLM) er spesialisert på tekst</text:p>
              </text:list-item>
              <text:list-item>
                <text:p text:style-name="P282">Eksempler: ChatGPT, Claude, Copilot, Gemini</text:p>
              </text:list-item>
              <text:list-item>
                <text:p text:style-name="P282">KI-verktøy kan hjelpe med skriving, oppsummering, oversettelse, idémyldring</text:p>
              </text:list-item>
            </text:list>
            <text:p text:style-name="First_20_paragraph"><text:span text:style-name="T1">Husk:</text:span></text:p>
            <text:p text:style-name="Text_20_body">Generativ KI er et verktøy, ikke en erstatning for menneskelig tenkning og ekspertise.</text:p>
          </text:section>
          <text:section text:name="fragment-cd775bba-2">
            <text:p text:style-name="Text_20_body"><text:span text:style-name="T1">Viktige punkter:</text:span></text:p>
            <text:list text:style-name="L136">
              <text:list-item>
                <text:p text:style-name="P283">LLM-er er IKKE kunnskapsbaser - de genererer tekst basert på statistiske mønstre</text:p>
              </text:list-item>
              <text:list-item>
                <text:p text:style-name="P283">De konstruerer svar ord for ord basert på hva som er sannsynlig</text:p>
              </text:list-item>
              <text:list-item>
                <text:p text:style-name="P283">“Hallusinering” = KI-en finner på troverdig-høresende, men feil informasjon</text:p>
              </text:list-item>
              <text:list-item>
                <text:p text:style-name="P283">Litt tilfeldighet er innebygd - samme spørsmål kan gi ulike svar</text:p>
              </text:list-item>
            </text:list>
            <text:p text:style-name="First_20_paragraph"><text:span text:style-name="T1">Husk:</text:span></text:p>
            <text:p text:style-name="Text_20_body">Forstå begrensningene - da kan du bruke KI smartere.</text:p>
          </text:section>
          <text:section text:name="fragment-cd775bba-3">
            <text:p text:style-name="Text_20_body"><text:span text:style-name="T1">Viktige punkter:</text:span></text:p>
            <text:list text:style-name="L137">
              <text:list-item>
                <text:p text:style-name="P284"><text:span text:style-name="T1">Verifiser alltid</text:span> viktig informasjon - spesielt fakta, tall, referanser</text:p>
              </text:list-item>
              <text:list-item>
                <text:p text:style-name="P284"><text:span text:style-name="T1">Høy risiko:</text:span> Lover, kontaktinfo, tekniske detaljer - MÅ sjekkes</text:p>
              </text:list-item>
              <text:list-item>
                <text:p text:style-name="P284"><text:span text:style-name="T1">Medium risiko:</text:span> Prosedyrer, historikk - BØR sjekkes</text:p>
              </text:list-item>
              <text:list-item>
                <text:p text:style-name="P284"><text:span text:style-name="T1">Lav risiko:</text:span> Brainstorming, formulering, utkast - tryggere å bruke</text:p>
              </text:list-item>
              <text:list-item>
                <text:p text:style-name="P284"><text:span text:style-name="T1">Personvern:</text:span> Aldri del sensitiv info med offentlige KI-verktøy</text:p>
              </text:list-item>
            </text:list>
            <text:p text:style-name="First_20_paragraph"><text:span text:style-name="T1">Husk:</text:span></text:p>
            <text:p text:style-name="Text_20_body">Du er ansvarlig for det du publiserer, ikke KI-en.</text:p>
          </text:section>
          <text:section text:name="fragment-cd775bba-4">
            <text:p text:style-name="Text_20_body"><text:span text:style-name="T1">Viktige punkter:</text:span></text:p>
            <text:list text:style-name="L138">
              <text:list-item>
                <text:p text:style-name="P285">UiO tilbyr KI-tjenester med bedre personverngarantier</text:p>
              </text:list-item>
              <text:list-item>
                <text:p text:style-name="P285">Sjekk <text:a xlink:type="simple" xlink:href="https://www.uio.no/tjenester/it/ki/" office:name=""><text:span text:style-name="Definition">https://www.uio.no/tjenester/it/ki/</text:span></text:a> for oppdatert info</text:p>
              </text:list-item>
              <text:list-item>
                <text:p text:style-name="P285">Institusjonelle versjoner: Databehandleravtaler, ingen bruk til trening</text:p>
              </text:list-item>
              <text:list-item>
                <text:p text:style-name="P285">Følg UiOs retningslinjer for bruk av KI</text:p>
              </text:list-item>
            </text:list>
            <text:p text:style-name="First_20_paragraph"><text:span text:style-name="T1">Husk:</text:span></text:p>
            <text:p text:style-name="Text_20_body">Bruk godkjente verktøy når du håndterer data relatert til UiO.</text:p>
          </text:section>
          <text:section text:name="fragment-cd775bba-5">
            <text:p text:style-name="Text_20_body"><text:span text:style-name="T1">Viktige punkter:</text:span></text:p>
            <text:list text:style-name="L139">
              <text:list-item>
                <text:p text:style-name="P286">Vær spesifikk og gi kontekst</text:p>
              </text:list-item>
              <text:list-item>
                <text:p text:style-name="P286">Spesifiser format og struktur</text:p>
              </text:list-item>
              <text:list-item>
                <text:p text:style-name="P286">Iterer - første forsøk er sjelden perfekt</text:p>
              </text:list-item>
              <text:list-item>
                <text:p text:style-name="P286">Bruk teknikker: rollespill, eksempler, steg-for-steg</text:p>
              </text:list-item>
            </text:list>
            <text:p text:style-name="First_20_paragraph"><text:span text:style-name="T1">Husk:</text:span></text:p>
            <text:p text:style-name="Text_20_body">God prompting er en ferdighet som læres gjennom praksis.</text:p>
          </text:section>
        </text:section>
        <text:section text:name="etiske-betraktninger-og-ai-kompetanse">
          <text:h text:style-name="Heading_20_1" text:outline-level="1">Etiske betraktninger og AI-kompetanse</text:h>
          <text:p text:style-name="First_20_paragraph">Når du bruker KI, er det viktig å tenke på de etiske aspektene.</text:p>
          <text:list text:style-name="L140">
            <text:list-item>
              <text:p text:style-name="P287"><text:a xlink:type="simple" xlink:href="#fragment-bea58d14-1" office:name=""><text:span text:style-name="Definition">Ansvar og åpenhet</text:span></text:a></text:p>
            </text:list-item>
            <text:list-item>
              <text:p text:style-name="P287"><text:a xlink:type="simple" xlink:href="#fragment-bea58d14-2" office:name=""><text:span text:style-name="Definition">Miljøpåvirkning</text:span></text:a></text:p>
            </text:list-item>
            <text:list-item>
              <text:p text:style-name="P287"><text:a xlink:type="simple" xlink:href="#fragment-bea58d14-3" office:name=""><text:span text:style-name="Definition">Bias og diskriminering</text:span></text:a></text:p>
            </text:list-item>
            <text:list-item>
              <text:p text:style-name="P287"><text:a xlink:type="simple" xlink:href="#fragment-bea58d14-4" office:name=""><text:span text:style-name="Definition">Menneskelig kompetanse</text:span></text:a></text:p>
            </text:list-item>
          </text:list>
          <text:section text:name="fragment-bea58d14-1">
            <text:p text:style-name="First_20_paragraph"><text:span text:style-name="T1">Etiske prinsipper:</text:span></text:p>
            <text:list text:style-name="L141">
              <text:list-item>
                <text:p text:style-name="P288"><text:span text:style-name="T1">Ansvar:</text:span> Du er ansvarlig for det output du bruker</text:p>
              </text:list-item>
              <text:list-item>
                <text:p text:style-name="P288"><text:span text:style-name="T1">Åpenhet:</text:span> Vurder å være transparent om KI-bruk når relevant</text:p>
              </text:list-item>
              <text:list-item>
                <text:p text:style-name="P288"><text:span text:style-name="T1">Ærlighet:</text:span> Ikke presenter KI-generert arbeid som utelukkende ditt eget uten kvalitetssikring</text:p>
              </text:list-item>
              <text:list-item>
                <text:p text:style-name="P288"><text:span text:style-name="T1">Integritet:</text:span> Bruk KI som et verktøy, ikke for å jukse eller omgå arbeid</text:p>
              </text:list-item>
            </text:list>
            <text:p text:style-name="First_20_paragraph"><text:span text:style-name="T1">Eksempel:</text:span></text:p>
            <text:p text:style-name="Text_20_body">Hvis du bruker KI til å skrive en rapport, kan du nevne: “Dette dokumentet er utarbeidet med assistanse fra KI-verktøy, men alle fakta er verifisert.”</text:p>
          </text:section>
          <text:section text:name="fragment-bea58d14-2">
            <text:p text:style-name="Text_20_body"><text:span text:style-name="T1">Husk:</text:span></text:p>
            <text:list text:style-name="L142">
              <text:list-item>
                <text:p text:style-name="P289">Trening og bruk av store KI-modeller krever mye energi</text:p>
              </text:list-item>
              <text:list-item>
                <text:p text:style-name="P289">Data senter og prosessorkraft har miljøkostnader</text:p>
              </text:list-item>
              <text:list-item>
                <text:p text:style-name="P289">Vær bevisst - bruk KI når det gir reell verdi, ikke bare fordi du kan</text:p>
              </text:list-item>
            </text:list>
            <text:p text:style-name="First_20_paragraph"><text:span text:style-name="T1">Praktisk:</text:span></text:p>
            <text:list text:style-name="L143">
              <text:list-item>
                <text:p text:style-name="P290">Bruk KI til oppgaver der det faktisk sparer tid eller gir bedre resultat</text:p>
              </text:list-item>
              <text:list-item>
                <text:p text:style-name="P290">Ikke kjør samme prompt 50 ganger for moro skyld</text:p>
              </text:list-item>
            </text:list>
          </text:section>
          <text:section text:name="fragment-bea58d14-3">
            <text:p text:style-name="First_20_paragraph"><text:span text:style-name="T1">Vær oppmerksom på:</text:span></text:p>
            <text:list text:style-name="L144">
              <text:list-item>
                <text:p text:style-name="P291">KI-modeller lærer fra internett, som inneholder bias og fordommer</text:p>
              </text:list-item>
              <text:list-item>
                <text:p text:style-name="P291">KI kan reprodusere stereotyper om kjønn, etnisitet, alder, osv.</text:p>
              </text:list-item>
              <text:list-item>
                <text:p text:style-name="P291">Vær kritisk hvis du merker diskriminerende output</text:p>
              </text:list-item>
            </text:list>
            <text:p text:style-name="First_20_paragraph"><text:span text:style-name="T1">Eksempel:</text:span></text:p>
            <text:p text:style-name="Text_20_body">Hvis KI-en konsekvent assosierer visse roller med ett kjønn, vær obs og korriger det.</text:p>
          </text:section>
          <text:section text:name="fragment-bea58d14-4">
            <text:p text:style-name="Text_20_body"><text:span text:style-name="T1">Balanse:</text:span></text:p>
            <text:list text:style-name="L145">
              <text:list-item>
                <text:p text:style-name="P292">Bruk KI til å <text:span text:style-name="T1">supplere</text:span> din kompetanse, ikke erstatte den</text:p>
              </text:list-item>
              <text:list-item>
                <text:p text:style-name="P292">Behold og utvikle egne ferdigheter</text:p>
              </text:list-item>
              <text:list-item>
                <text:p text:style-name="P292">Kritisk tenkning er viktigere enn noensinne</text:p>
              </text:list-item>
              <text:list-item>
                <text:p text:style-name="P292">Faglig skjønn kan ikke erstattes av KI</text:p>
              </text:list-item>
            </text:list>
            <text:p text:style-name="First_20_paragraph"><text:span text:style-name="T1">Advarsel:</text:span></text:p>
            <text:p text:style-name="Text_20_body">Ikke bli så avhengig av KI at du mister evnen til å tenke, skrive og analysere selv.</text:p>
          </text:section>
        </text:section>
        <text:section text:name="vanlige-sporsmal-og-misforstaelser">
          <text:h text:style-name="Heading_20_1" text:outline-level="1"><text:bookmark-start text:name="vanlige-spørsmål-og-misforståelser"/>Vanlige spørsmål og misforståelser<text:bookmark-end text:name="vanlige-spørsmål-og-misforståelser"/></text:h>
          <text:list text:style-name="L146">
            <text:list-item>
              <text:p text:style-name="P293"><text:a xlink:type="simple" xlink:href="#fragment-3c200895-1" office:name=""><text:span text:style-name="Definition">"KI kommer til å ta jobben min"</text:span></text:a></text:p>
            </text:list-item>
            <text:list-item>
              <text:p text:style-name="P293"><text:a xlink:type="simple" xlink:href="#fragment-3c200895-2" office:name=""><text:span text:style-name="Definition">"KI vet alt"</text:span></text:a></text:p>
            </text:list-item>
            <text:list-item>
              <text:p text:style-name="P293"><text:a xlink:type="simple" xlink:href="#fragment-3c200895-3" office:name=""><text:span text:style-name="Definition">"Jeg må være teknisk for å bruke KI"</text:span></text:a></text:p>
            </text:list-item>
            <text:list-item>
              <text:p text:style-name="P293"><text:a xlink:type="simple" xlink:href="#fragment-3c200895-4" office:name=""><text:span text:style-name="Definition">"KI gjør meg lat/mindre kompetent"</text:span></text:a></text:p>
            </text:list-item>
          </text:list>
          <text:section text:name="fragment-3c200895-1">
            <text:p text:style-name="First_20_paragraph"><text:span text:style-name="T1">Fakta:</text:span></text:p>
            <text:list text:style-name="L147">
              <text:list-item>
                <text:p text:style-name="P294">KI vil endre mange jobber, men ikke nødvendigvis eliminere dem</text:p>
              </text:list-item>
              <text:list-item>
                <text:p text:style-name="P294">De som bruker KI effektivt vil ha et konkurransefortrinn</text:p>
              </text:list-item>
              <text:list-item>
                <text:p text:style-name="P294">Administrative jobber vil trolig innebære mer KI-assistert arbeid</text:p>
              </text:list-item>
            </text:list>
            <text:p text:style-name="First_20_paragraph"><text:span text:style-name="T1">Realitet:</text:span></text:p>
            <text:p text:style-name="Text_20_body">Det er mer sannsynlig at <text:span text:style-name="T1">personer som kan bruke KI</text:span> erstatter personer som ikke kan, enn at KI i seg selv erstatter personer.</text:p>
            <text:p text:style-name="Text_20_body"><text:span text:style-name="T1">Konklusjon:</text:span></text:p>
            <text:p text:style-name="Text_20_body">Lær å bruke KI - det er en ferdighet som blir stadig viktigere.</text:p>
          </text:section>
          <text:section text:name="fragment-3c200895-2">
            <text:p text:style-name="Text_20_body"><text:span text:style-name="T1">Misforståelse:</text:span></text:p>
            <text:p text:style-name="Text_20_body">Mange tror at fordi KI svarer raskt og selvsikkert, må det være riktig.</text:p>
            <text:p text:style-name="Text_20_body"><text:span text:style-name="T1">Realitet:</text:span></text:p>
            <text:list text:style-name="L148">
              <text:list-item>
                <text:p text:style-name="P295">KI “vet” ingenting - den genererer tekst basert på mønstre</text:p>
              </text:list-item>
              <text:list-item>
                <text:p text:style-name="P295">KI hallusinerer ofte fakta med stor selvtillit</text:p>
              </text:list-item>
              <text:list-item>
                <text:p text:style-name="P295">KI har ikke tilgang til oppdatert info (med mindre det er bygget inn)</text:p>
              </text:list-item>
            </text:list>
            <text:p text:style-name="First_20_paragraph"><text:span text:style-name="T1">Konklusjon:</text:span></text:p>
            <text:p text:style-name="Text_20_body">Behandle KI-svar som forslag fra en ukjent kilde - verifiser alltid.</text:p>
          </text:section>
          <text:section text:name="fragment-3c200895-3">
            <text:p text:style-name="Text_20_body"><text:span text:style-name="T1">Misforståelse:</text:span></text:p>
            <text:p text:style-name="Text_20_body">KI er bare for programmere og tech-folk.</text:p>
            <text:p text:style-name="Text_20_body"><text:span text:style-name="T1">Realitet:</text:span></text:p>
            <text:list text:style-name="L149">
              <text:list-item>
                <text:p text:style-name="P296">Moderne KI-verktøy er laget for alle</text:p>
              </text:list-item>
              <text:list-item>
                <text:p text:style-name="P296">Du trenger bare å kunne skrive - ingen koding nødvendig</text:p>
              </text:list-item>
              <text:list-item>
                <text:p text:style-name="P296">Administrativt personell kan ha stor nytte av KI</text:p>
              </text:list-item>
            </text:list>
            <text:p text:style-name="First_20_paragraph"><text:span text:style-name="T1">Konklusjon:</text:span></text:p>
            <text:p text:style-name="Text_20_body">Alle kan lære å bruke KI - det handler om å stille gode spørsmål på vanlig språk.</text:p>
          </text:section>
          <text:section text:name="fragment-3c200895-4">
            <text:p text:style-name="Text_20_body"><text:span text:style-name="T1">Misforståelse:</text:span></text:p>
            <text:p text:style-name="Text_20_body">Å bruke KI er å jukse eller gjøre deg mindre dyktig.</text:p>
            <text:p text:style-name="Text_20_body"><text:span text:style-name="T1">Realitet:</text:span></text:p>
            <text:list text:style-name="L150">
              <text:list-item>
                <text:p text:style-name="P297">KI er et verktøy - som tekstbehandling eller kalkulator</text:p>
              </text:list-item>
              <text:list-item>
                <text:p text:style-name="P297">Brukt riktig, gjør KI deg <text:span text:style-name="T1">mer</text:span> produktiv</text:p>
              </text:list-item>
              <text:list-item>
                <text:p text:style-name="P297">Du lærer fortsatt - KI gir raskere feedback og forklaringer</text:p>
              </text:list-item>
              <text:list-item>
                <text:p text:style-name="P297">KI frigjør tid fra rutineoppgaver til mer verdifullt arbeid</text:p>
              </text:list-item>
            </text:list>
            <text:p text:style-name="First_20_paragraph"><text:span text:style-name="T1">Konklusjon:</text:span></text:p>
            <text:p text:style-name="Text_20_body">KI er et verktøy for å jobbe smartere, ikke late seg.</text:p>
          </text:section>
        </text:section>
        <text:section text:name="ressurser-for-videre-laering">
          <text:h text:style-name="Heading_20_1" text:outline-level="1"><text:bookmark-start text:name="ressurser-for-videre-læring"/>Ressurser for videre læring<text:bookmark-end text:name="ressurser-for-videre-læring"/></text:h>
          <text:list text:style-name="L151">
            <text:list-item>
              <text:p text:style-name="P298"><text:a xlink:type="simple" xlink:href="#fragment-1cdd1500-1" office:name=""><text:span text:style-name="Definition">UiO-ressurser</text:span></text:a></text:p>
            </text:list-item>
            <text:list-item>
              <text:p text:style-name="P298"><text:a xlink:type="simple" xlink:href="#fragment-1cdd1500-2" office:name=""><text:span text:style-name="Definition">Eksterne ressurser (gratis)</text:span></text:a></text:p>
            </text:list-item>
            <text:list-item>
              <text:p text:style-name="P298"><text:a xlink:type="simple" xlink:href="#fragment-1cdd1500-3" office:name=""><text:span text:style-name="Definition">Prøv selv</text:span></text:a></text:p>
            </text:list-item>
            <text:list-item>
              <text:p text:style-name="P298"><text:a xlink:type="simple" xlink:href="#fragment-1cdd1500-4" office:name=""><text:span text:style-name="Definition">Fagfellesskap</text:span></text:a></text:p>
            </text:list-item>
          </text:list>
          <text:section text:name="fragment-1cdd1500-1">
            <text:p text:style-name="First_20_paragraph"><text:span text:style-name="T1">Offisielle ressurser:</text:span></text:p>
            <text:list text:style-name="L152">
              <text:list-item>
                <text:p text:style-name="P299"><text:span text:style-name="T1">KI-tjenester:</text:span> <text:a xlink:type="simple" xlink:href="https://www.uio.no/tjenester/it/ki/" office:name=""><text:span text:style-name="Definition">https://www.uio.no/tjenester/it/ki/</text:span></text:a></text:p>
              </text:list-item>
              <text:list-item>
                <text:p text:style-name="P299"><text:span text:style-name="T1">IT-hjelp:</text:span> <text:a xlink:type="simple" xlink:href="https://hjelp.uio.no" office:name=""><text:span text:style-name="Definition">https://hjelp.uio.no</text:span></text:a></text:p>
              </text:list-item>
              <text:list-item>
                <text:p text:style-name="P299"><text:span text:style-name="T1">Kurs:</text:span> Sjekk kurskatalogen for KI-relaterte kurs</text:p>
              </text:list-item>
              <text:list-item>
                <text:p text:style-name="P299"><text:span text:style-name="T1">Nettverk:</text:span> Finn KI-interesserte kolleger på din enhet</text:p>
              </text:list-item>
            </text:list>
            <text:p text:style-name="First_20_paragraph"><text:span text:style-name="T1">Tips:</text:span></text:p>
            <text:p text:style-name="Text_20_body">Meld deg på nyhetsbrev eller følg med på interne kanaler for oppdateringer.</text:p>
          </text:section>
          <text:section text:name="fragment-1cdd1500-2">
            <text:p text:style-name="Text_20_body"><text:span text:style-name="T1">Nettkurs:</text:span></text:p>
            <text:list text:style-name="L153">
              <text:list-item>
                <text:p text:style-name="P300"><text:span text:style-name="T1">OpenAI’s tutorials</text:span> - Om ChatGPT og prompting</text:p>
              </text:list-item>
              <text:list-item>
                <text:p text:style-name="P300"><text:span text:style-name="T1">Google’s AI courses</text:span> - Gratis introduksjonskurs</text:p>
              </text:list-item>
              <text:list-item>
                <text:p text:style-name="P300"><text:span text:style-name="T1">Coursera/edX</text:span> - Mange gratis KI-kurs (audit mode)</text:p>
              </text:list-item>
            </text:list>
            <text:p text:style-name="First_20_paragraph"><text:span text:style-name="T1">Nettsteder:</text:span></text:p>
            <text:list text:style-name="L154">
              <text:list-item>
                <text:p text:style-name="P301"><text:span text:style-name="T1">Learn Prompting</text:span> (learnprompting.org) - Guide til prompt engineering</text:p>
              </text:list-item>
              <text:list-item>
                <text:p text:style-name="P301"><text:span text:style-name="T1">Prompt Engineering Guide</text:span> - Omfattende ressurs</text:p>
              </text:list-item>
            </text:list>
            <text:p text:style-name="First_20_paragraph"><text:span text:style-name="T1">YouTube:</text:span></text:p>
            <text:list text:style-name="L155">
              <text:list-item>
                <text:p text:style-name="P302">Mange gode tutorials på norsk og engelsk om praktisk KI-bruk</text:p>
              </text:list-item>
            </text:list>
          </text:section>
          <text:section text:name="fragment-1cdd1500-3">
            <text:p text:style-name="First_20_paragraph"><text:span text:style-name="T1">Beste måten å lære:</text:span></text:p>
            <text:list text:style-name="L156">
              <text:list-item>
                <text:p text:style-name="P303"><text:span text:style-name="T1">Eksperimenter</text:span> med KI-verktøy på ikke-sensitive oppgaver</text:p>
              </text:list-item>
              <text:list-item>
                <text:p text:style-name="P303"><text:span text:style-name="T1">Lag en “prompt-bibliotek”</text:span> med dine beste prompts</text:p>
              </text:list-item>
              <text:list-item>
                <text:p text:style-name="P303"><text:span text:style-name="T1">Del erfaringer</text:span> med kolleger</text:p>
              </text:list-item>
              <text:list-item>
                <text:p text:style-name="P303"><text:span text:style-name="T1">Start smått</text:span> - en oppgave om dagen</text:p>
              </text:list-item>
              <text:list-item>
                <text:p text:style-name="P303"><text:span text:style-name="T1">Reflekter</text:span> over hva som fungerer og ikke fungerer</text:p>
              </text:list-item>
            </text:list>
            <text:p text:style-name="First_20_paragraph"><text:span text:style-name="T1">Forslag til første prosjekter:</text:span></text:p>
            <text:list text:style-name="L157">
              <text:list-item>
                <text:p text:style-name="P304">Forbedre en e-post du har skrevet</text:p>
              </text:list-item>
              <text:list-item>
                <text:p text:style-name="P304">Oppsummere en lang artikkel</text:p>
              </text:list-item>
              <text:list-item>
                <text:p text:style-name="P304">Brainstorme ideer til et arrangement</text:p>
              </text:list-item>
              <text:list-item>
                <text:p text:style-name="P304">Lage en sjekkliste for en kommende oppgave</text:p>
              </text:list-item>
            </text:list>
          </text:section>
          <text:section text:name="fragment-1cdd1500-4">
            <text:p text:style-name="First_20_paragraph"><text:span text:style-name="T1">Delta i fellesskap:</text:span></text:p>
            <text:list text:style-name="L158">
              <text:list-item>
                <text:p text:style-name="P305">Faggrupper ved UiO som diskuterer KI</text:p>
              </text:list-item>
              <text:list-item>
                <text:p text:style-name="P305">LinkedIn-grupper om KI i administrativt arbeid</text:p>
              </text:list-item>
              <text:list-item>
                <text:p text:style-name="P305">Interne chat-kanaler eller forum ved UiO</text:p>
              </text:list-item>
              <text:list-item>
                <text:p text:style-name="P305">Lokale meetups om KI (sjekk meetup.com)</text:p>
              </text:list-item>
            </text:list>
            <text:p text:style-name="First_20_paragraph"><text:span text:style-name="T1">Hvorfor?</text:span></text:p>
            <text:list text:style-name="L159">
              <text:list-item>
                <text:p text:style-name="P306">Lær av andres erfaringer</text:p>
              </text:list-item>
              <text:list-item>
                <text:p text:style-name="P306">Få tips og triks</text:p>
              </text:list-item>
              <text:list-item>
                <text:p text:style-name="P306">Hold deg oppdatert på utviklingen</text:p>
              </text:list-item>
              <text:list-item>
                <text:p text:style-name="P306">Bygg kompetanse sammen med andre</text:p>
              </text:list-item>
            </text:list>
          </text:section>
        </text:section>
        <text:section text:name="neste-steg-i-din-ki-reise">
          <text:h text:style-name="Heading_20_1" text:outline-level="1">Neste steg i din KI-reise</text:h>
          <text:h text:style-name="Heading_20_3" text:outline-level="3"><text:bookmark-start text:name="merk-12"/>Merk<text:bookmark-end text:name="merk-12"/></text:h>
          <text:p text:style-name="First_20_paragraph"><text:span text:style-name="T1">Din handlingsplan:</text:span></text:p>
          <text:p text:style-name="Text_20_body"><text:span text:style-name="T1">De neste 7 dagene:</text:span></text:p>
          <text:list text:style-name="L160">
            <text:list-item>
              <text:p text:style-name="P307"><text:span text:style-name="T1">Utforsk</text:span> UiOs KI-tjenester - søk tilgang hvis nødvendig</text:p>
            </text:list-item>
            <text:list-item>
              <text:p text:style-name="P307"><text:span text:style-name="T1">Prøv</text:span> et KI-verktøy på én konkret arbeidsoppgave</text:p>
            </text:list-item>
            <text:list-item>
              <text:p text:style-name="P307"><text:span text:style-name="T1">Reflekter</text:span> over hva som fungerte og hva du lærte</text:p>
            </text:list-item>
          </text:list>
          <text:p text:style-name="First_20_paragraph"><text:span text:style-name="T1">Den neste måneden:</text:span></text:p>
          <text:list text:style-name="L161">
            <text:list-item>
              <text:p text:style-name="P308"><text:span text:style-name="T1">Lag</text:span> en samling av prompts som fungerer for dine oppgaver</text:p>
            </text:list-item>
            <text:list-item>
              <text:p text:style-name="P308"><text:span text:style-name="T1">Del</text:span> erfaringer med minimum én kollega</text:p>
            </text:list-item>
            <text:list-item>
              <text:p text:style-name="P308"><text:span text:style-name="T1">Identifiser</text:span> 3 arbeidsoppgaver der KI kan spare deg tid</text:p>
            </text:list-item>
          </text:list>
          <text:p text:style-name="First_20_paragraph"><text:span text:style-name="T1">De neste 3 månedene:</text:span></text:p>
          <text:list text:style-name="L162">
            <text:list-item>
              <text:p text:style-name="P309"><text:span text:style-name="T1">Integrer</text:span> KI i din daglige arbeidsflyt der det gir verdi</text:p>
            </text:list-item>
            <text:list-item>
              <text:p text:style-name="P309"><text:span text:style-name="T1">Ta</text:span> et viderekommende kurs eller workshop</text:p>
            </text:list-item>
            <text:list-item>
              <text:p text:style-name="P309"><text:span text:style-name="T1">Vurder</text:span> om det er områder der teamet ditt kan bruke KI mer effektivt</text:p>
            </text:list-item>
          </text:list>
          <text:p text:style-name="First_20_paragraph"><text:span text:style-name="T1">Langsiktig:</text:span></text:p>
          <text:list text:style-name="L163">
            <text:list-item>
              <text:p text:style-name="P310"><text:span text:style-name="T1">Hold deg oppdatert</text:span> - feltet utvikler seg raskt</text:p>
            </text:list-item>
            <text:list-item>
              <text:p text:style-name="P310"><text:span text:style-name="T1">Vær nysgjerrig</text:span> - test nye verktøy og teknikker</text:p>
            </text:list-item>
            <text:list-item>
              <text:p text:style-name="P310"><text:span text:style-name="T1">Del kunnskap</text:span> - hjelp kolleger med å komme i gang</text:p>
            </text:list-item>
          </text:list>
        </text:section>
        <text:section text:name="viktige-prinsipper-a-huske">
          <text:h text:style-name="Heading_20_1" text:outline-level="1"><text:bookmark-start text:name="viktige-prinsipper-å-huske"/>Viktige prinsipper å huske<text:bookmark-end text:name="viktige-prinsipper-å-huske"/></text:h>
          <text:p text:style-name="First_20_paragraph">Important</text:p>
          <text:p text:style-name="Text_20_body"><text:span text:style-name="T1">De 7 gylne reglene:</text:span></text:p>
          <text:list text:style-name="L164">
            <text:list-item>
              <text:p text:style-name="P311"><text:span text:style-name="T1">Verifiser fakta</text:span> - Aldri stol blindt på KI-output</text:p>
            </text:list-item>
            <text:list-item>
              <text:p text:style-name="P311"><text:span text:style-name="T1">Beskytt personvern</text:span> - Aldri del sensitiv informasjon</text:p>
            </text:list-item>
            <text:list-item>
              <text:p text:style-name="P311"><text:span text:style-name="T1">Du er ansvarlig</text:span> - KI er verktøyet, du er sjefen</text:p>
            </text:list-item>
            <text:list-item>
              <text:p text:style-name="P311"><text:span text:style-name="T1">Start enkelt</text:span> - Bygg kompetanse gradvis</text:p>
            </text:list-item>
            <text:list-item>
              <text:p text:style-name="P311"><text:span text:style-name="T1">Vær kritisk</text:span> - Bruk sunn fornuft og faglig skjønn</text:p>
            </text:list-item>
            <text:list-item>
              <text:p text:style-name="P311"><text:span text:style-name="T1">Eksperimenter</text:span> - Lær ved å gjøre</text:p>
            </text:list-item>
            <text:list-item>
              <text:p text:style-name="P311"><text:span text:style-name="T1">Del kunnskap</text:span> - Hjelp andre å lære</text:p>
            </text:list-item>
          </text:list>
        </text:section>
        <text:section text:name="avslutning">
          <text:h text:style-name="Heading_20_1" text:outline-level="1">Avslutning</text:h>
          <text:h text:style-name="Heading_20_3" text:outline-level="3"><text:bookmark-start text:name="merk-13"/>Merk<text:bookmark-end text:name="merk-13"/></text:h>
          <text:p text:style-name="First_20_paragraph"><text:span text:style-name="T1">Gratulerer!</text:span></text:p>
          <text:p text:style-name="Text_20_body">Du har nå fullført introduksjonskurset i KI for administrativt ansatte ved UiO.</text:p>
          <text:p text:style-name="Text_20_body">Du har lært:</text:p>
          <text:list text:style-name="L165">
            <text:list-item>
              <text:p text:style-name="P312">✓ Hva generativ KI er og hvordan det fungerer</text:p>
            </text:list-item>
            <text:list-item>
              <text:p text:style-name="P312">✓ Begrensninger og hvordan kvalitetssikre output</text:p>
            </text:list-item>
            <text:list-item>
              <text:p text:style-name="P312">✓ Personvern og sikkerhetshensyn</text:p>
            </text:list-item>
            <text:list-item>
              <text:p text:style-name="P312">✓ Hvordan få tilgang til UiOs KI-tjenester</text:p>
            </text:list-item>
            <text:list-item>
              <text:p text:style-name="P312">✓ Prompt engineering og beste praksis</text:p>
            </text:list-item>
          </text:list>
          <text:p text:style-name="First_20_paragraph"><text:span text:style-name="T1">Nå er det opp til deg:</text:span></text:p>
          <text:list text:style-name="L166">
            <text:list-item>
              <text:p text:style-name="P313">Bruk kunnskapen du har fått</text:p>
            </text:list-item>
            <text:list-item>
              <text:p text:style-name="P313">Eksperimenter i en trygg kontekst</text:p>
            </text:list-item>
            <text:list-item>
              <text:p text:style-name="P313">Vær kritisk og ansvarlig</text:p>
            </text:list-item>
            <text:list-item>
              <text:p text:style-name="P313">Fortsett å lære</text:p>
            </text:list-item>
          </text:list>
          <text:p text:style-name="First_20_paragraph"><text:span text:style-name="T1">Husk:</text:span> KI er et kraftig verktøy, men det er din kompetanse, dømmekraft og ansvar som gjør forskjellen.</text:p>
          <text:p text:style-name="Text_20_body">Lykke til på din KI-reise!</text:p>
          <text:h text:style-name="Heading_20_3" text:outline-level="3"><text:bookmark-start text:name="refleksjon-3"/>Refleksjon<text:bookmark-end text:name="refleksjon-3"/></text:h>
          <text:p text:style-name="First_20_paragraph"><text:span text:style-name="T1">Refleksjonsoppgave: Din KI-plan</text:span></text:p>
          <text:p text:style-name="Text_20_body">Ta deg noen minutter til å svare på følgende:</text:p>
          <text:list text:style-name="L167">
            <text:list-item>
              <text:p text:style-name="P314"><text:span text:style-name="T1">Hva er det viktigste du har lært fra dette kurset?</text:span></text:p>
            </text:list-item>
            <text:list-item>
              <text:p text:style-name="P314"><text:span text:style-name="T1">Hvilken én konkret oppgave vil du prøve KI på denne uken?</text:span></text:p>
            </text:list-item>
            <text:list-item>
              <text:p text:style-name="P314"><text:span text:style-name="T1">Hva er dine største bekymringer eller spørsmål om KI?</text:span></text:p>
            </text:list-item>
            <text:list-item>
              <text:p text:style-name="P314"><text:span text:style-name="T1">Hvem kan du dele denne kunnskapen med?</text:span></text:p>
            </text:list-item>
            <text:list-item>
              <text:p text:style-name="P314"><text:span text:style-name="T1">Hva er ditt neste steg for å lære mer om KI?</text:span></text:p>
            </text:list-item>
          </text:list>
          <text:p text:style-name="First_20_paragraph">Skriv ned svarene - det vil hjelpe deg å komme i gang!</text:p>
          <text:h text:style-name="Heading_20_3" text:outline-level="3"><text:bookmark-start text:name="merk-14"/>Merk<text:bookmark-end text:name="merk-14"/></text:h>
          <text:p text:style-name="First_20_paragraph"><text:span text:style-name="T1">Tilbakemelding?</text:span></text:p>
          <text:p text:style-name="Text_20_body">Har du tilbakemelding på kurset eller spørsmål om KI ved UiO? Kontakt IT-avdelingen eller kursets ansvarlige.</text:p>
          <text:p text:style-name="Text_20_body"><text:span text:style-name="T1">Fortsett læringen:</text:span></text:p>
          <text:p text:style-name="Text_20_body">Teknologien utvikler seg raskt. Hold deg oppdatert via:</text:p>
          <text:list text:style-name="L168">
            <text:list-item>
              <text:p text:style-name="P315">UiOs nettsider om KI</text:p>
            </text:list-item>
            <text:list-item>
              <text:p text:style-name="P315">Nyhetsbrev fra IT-avdelingen</text:p>
            </text:list-item>
            <text:list-item>
              <text:p text:style-name="P315">Kurs og workshops ved UiO</text:p>
            </text:list-item>
            <text:list-item>
              <text:p text:style-name="P315">Fagnettverk og kollegaer</text:p>
            </text:list-item>
          </text:list>
          <text:p text:style-name="First_20_paragraph"><text:span text:style-name="T1">Takk for at du deltok!</text:span></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no"/>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no"/>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no"/>
    </style:style>
    <style:style style:family="text" style:name="Source_Text">
      <style:text-properties style:font-name="Courier New" style:font-name-asian="Courier New" style:font-name-complex="Courier New" style:font-size-asian="10pt" style:font-size-complex="10pt" fo:font-size="10pt" fo:language="no"/>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Grunnkurs i generativ KI</dc:title>
    <dc:description/>
    <dc:subject/>
    <meta:keyword/>
    <dc:language>no</dc:language>
    <meta:initial-creator/>
    <dc:creator/>
    <meta:creation-date>2026-02-03T15:09:29Z</meta:creation-date>
    <dc:date>2026-02-03T15:09:29Z</dc:date>
  </office:meta>
</office:document-meta>
</file>